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4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H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OMETRY_1" table:style-name="ta1">
        <table:shapes>
          <draw:frame draw:z-index="0" draw:style-name="gr1" draw:text-style-name="P1" svg:width="188.01mm" svg:height="152.63mm" svg:x="158.19mm" svg:y="38.11mm">
            <draw:object draw:notify-on-update-of-ranges="GEOMETRY_1.A34:GEOMETRY_1.A144 GEOMETRY_1.B33:GEOMETRY_1.B33 GEOMETRY_1.B34:GEOMETRY_1.B1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5.25)" office:value-type="float" office:value="0.789761486527434" calcext:value-type="float">
            <text:p>0.789761486527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4.5)" office:value-type="float" office:value="0.427605666738611" calcext:value-type="float">
            <text:p>0.427605666738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office:value-type="float" office:value="80.2" calcext:value-type="float">
            <text:p>8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5.5092687811643" calcext:value-type="float">
            <text:p>-35.5092687811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5.2007362227984" calcext:value-type="float">
            <text:p>-35.2007362227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3.2583980610304" calcext:value-type="float">
            <text:p>-33.2583980610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72.9788939242988" calcext:value-type="float">
            <text:p>-72.97889392429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21967.7443816818" calcext:value-type="float">
            <text:p>-21967.7443816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.06641899875609" calcext:value-type="float">
            <text:p>5.06641899875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2.2508707201339" calcext:value-type="float">
            <text:p>-2.25087072013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47.834866742512" calcext:value-type="float">
            <text:p>147.834866742512</text:p>
          </table:table-cell>
          <table:table-cell table:formula="of:= ASIN(  ([.A29]^2 + [.B$22]) / ([.B$23] * SQRT( [.A29]^2 + [.B$24]^2)) ) - ATAN( [.B$25] / [.A29] )" office:value-type="float" office:value="0.0000000000000135100264309074" calcext:value-type="float">
            <text:p>1.35100264309074E-14</text:p>
          </table:table-cell>
          <table:table-cell table:formula="of:= DEGREES([.B29])" office:value-type="float" office:value="0.000000000000774067495601183" calcext:value-type="float">
            <text:p>7.74067495601183E-13</text:p>
          </table:table-cell>
          <table:table-cell table:formula="of:=[.B29]^2" office:value-type="float" office:value="1.82520814163816E-028" calcext:value-type="float">
            <text:p>1.82520814163816E-28</text:p>
          </table:table-cell>
        </table:table-row>
        <table:table-row table:style-name="ro1">
          <table:table-cell office:value-type="float" office:value="147.835046" calcext:value-type="float">
            <text:p>147.835046</text:p>
          </table:table-cell>
          <table:table-cell table:formula="of:= ASIN(  ([.A30]^2 + [.B$22]) / ([.B$23] * SQRT( [.A30]^2 + [.B$24]^2)) ) - ATAN( [.B$25] / [.A30] )" office:value-type="float" office:value="0.0000071669009853257" calcext:value-type="float">
            <text:p>7.1669009853257E-06</text:p>
          </table:table-cell>
          <table:table-cell table:formula="of:= DEGREES([.B30])" office:value-type="float" office:value="0.000410633178647314" calcext:value-type="float">
            <text:p>0.000410633178647</text:p>
          </table:table-cell>
          <table:table-cell table:formula="of:=[.B30]^2" office:value-type="float" office:value="0.0000000000513644697334625" calcext:value-type="float">
            <text:p>5.13644697334625E-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 ASIN(  ([.A34]^2 + [.B$22]) / ([.B$23] * SQRT( [.A34]^2 + [.B$24]^2)) ) - ATAN( [.B$25] / [.A34] )" office:value-type="float" office:value="-1.29205200353187" calcext:value-type="float">
            <text:p>-1.29205200353187</text:p>
          </table:table-cell>
          <table:table-cell table:formula="of:= DEGREES([.B34])" office:value-type="float" office:value="-74.0291267137985" calcext:value-type="float">
            <text:p>-74.0291267137985</text:p>
          </table:table-cell>
          <table:table-cell/>
        </table:table-row>
        <table:table-row table:style-name="ro1">
          <table:table-cell office:value-type="float" office:value="126.1" calcext:value-type="float">
            <text:p>126.1</text:p>
          </table:table-cell>
          <table:table-cell table:formula="of:= ASIN(  ([.A35]^2 + [.B$22]) / ([.B$23] * SQRT( [.A35]^2 + [.B$24]^2)) ) - ATAN( [.B$25] / [.A35] )" office:value-type="float" office:value="-1.27420756078942" calcext:value-type="float">
            <text:p>-1.27420756078942</text:p>
          </table:table-cell>
          <table:table-cell table:formula="of:= DEGREES([.B35])" office:value-type="float" office:value="-73.0067154568928" calcext:value-type="float">
            <text:p>-73.0067154568928</text:p>
          </table:table-cell>
          <table:table-cell/>
        </table:table-row>
        <table:table-row table:style-name="ro1">
          <table:table-cell office:value-type="float" office:value="126.2" calcext:value-type="float">
            <text:p>126.2</text:p>
          </table:table-cell>
          <table:table-cell table:formula="of:= ASIN(  ([.A36]^2 + [.B$22]) / ([.B$23] * SQRT( [.A36]^2 + [.B$24]^2)) ) - ATAN( [.B$25] / [.A36] )" office:value-type="float" office:value="-1.25742895587509" calcext:value-type="float">
            <text:p>-1.25742895587509</text:p>
          </table:table-cell>
          <table:table-cell table:formula="of:= DEGREES([.B36])" office:value-type="float" office:value="-72.0453722091846" calcext:value-type="float">
            <text:p>-72.0453722091846</text:p>
          </table:table-cell>
          <table:table-cell/>
        </table:table-row>
        <table:table-row table:style-name="ro1">
          <table:table-cell office:value-type="float" office:value="126.3" calcext:value-type="float">
            <text:p>126.3</text:p>
          </table:table-cell>
          <table:table-cell table:formula="of:= ASIN(  ([.A37]^2 + [.B$22]) / ([.B$23] * SQRT( [.A37]^2 + [.B$24]^2)) ) - ATAN( [.B$25] / [.A37] )" office:value-type="float" office:value="-1.24154366263891" calcext:value-type="float">
            <text:p>-1.24154366263891</text:p>
          </table:table-cell>
          <table:table-cell table:formula="of:= DEGREES([.B37])" office:value-type="float" office:value="-71.1352119504235" calcext:value-type="float">
            <text:p>-71.1352119504235</text:p>
          </table:table-cell>
          <table:table-cell/>
        </table:table-row>
        <table:table-row table:style-name="ro1">
          <table:table-cell office:value-type="float" office:value="126.4" calcext:value-type="float">
            <text:p>126.4</text:p>
          </table:table-cell>
          <table:table-cell table:formula="of:= ASIN(  ([.A38]^2 + [.B$22]) / ([.B$23] * SQRT( [.A38]^2 + [.B$24]^2)) ) - ATAN( [.B$25] / [.A38] )" office:value-type="float" office:value="-1.22642111674556" calcext:value-type="float">
            <text:p>-1.22642111674556</text:p>
          </table:table-cell>
          <table:table-cell table:formula="of:= DEGREES([.B38])" office:value-type="float" office:value="-70.2687538952421" calcext:value-type="float">
            <text:p>-70.2687538952421</text:p>
          </table:table-cell>
          <table:table-cell/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 ASIN(  ([.A39]^2 + [.B$22]) / ([.B$23] * SQRT( [.A39]^2 + [.B$24]^2)) ) - ATAN( [.B$25] / [.A39] )" office:value-type="float" office:value="-1.21195968378831" calcext:value-type="float">
            <text:p>-1.21195968378831</text:p>
          </table:table-cell>
          <table:table-cell table:formula="of:= DEGREES([.B39])" office:value-type="float" office:value="-69.4401748210797" calcext:value-type="float">
            <text:p>-69.4401748210797</text:p>
          </table:table-cell>
          <table:table-cell/>
        </table:table-row>
        <table:table-row table:style-name="ro1">
          <table:table-cell office:value-type="float" office:value="126.6" calcext:value-type="float">
            <text:p>126.6</text:p>
          </table:table-cell>
          <table:table-cell table:formula="of:= ASIN(  ([.A40]^2 + [.B$22]) / ([.B$23] * SQRT( [.A40]^2 + [.B$24]^2)) ) - ATAN( [.B$25] / [.A40] )" office:value-type="float" office:value="-1.19807841048211" calcext:value-type="float">
            <text:p>-1.19807841048211</text:p>
          </table:table-cell>
          <table:table-cell table:formula="of:= DEGREES([.B40])" office:value-type="float" office:value="-68.644836446367" calcext:value-type="float">
            <text:p>-68.644836446367</text:p>
          </table:table-cell>
          <table:table-cell/>
        </table:table-row>
        <table:table-row table:style-name="ro1">
          <table:table-cell office:value-type="float" office:value="126.7" calcext:value-type="float">
            <text:p>126.7</text:p>
          </table:table-cell>
          <table:table-cell table:formula="of:= ASIN(  ([.A41]^2 + [.B$22]) / ([.B$23] * SQRT( [.A41]^2 + [.B$24]^2)) ) - ATAN( [.B$25] / [.A41] )" office:value-type="float" office:value="-1.18471157377331" calcext:value-type="float">
            <text:p>-1.18471157377331</text:p>
          </table:table-cell>
          <table:table-cell table:formula="of:= DEGREES([.B41])" office:value-type="float" office:value="-67.8789731175125" calcext:value-type="float">
            <text:p>-67.8789731175125</text:p>
          </table:table-cell>
          <table:table-cell/>
        </table:table-row>
        <table:table-row table:style-name="ro1">
          <table:table-cell office:value-type="float" office:value="126.8" calcext:value-type="float">
            <text:p>126.8</text:p>
          </table:table-cell>
          <table:table-cell table:formula="of:= ASIN(  ([.A42]^2 + [.B$22]) / ([.B$23] * SQRT( [.A42]^2 + [.B$24]^2)) ) - ATAN( [.B$25] / [.A42] )" office:value-type="float" office:value="-1.17180494863329" calcext:value-type="float">
            <text:p>-1.17180494863329</text:p>
          </table:table-cell>
          <table:table-cell table:formula="of:= DEGREES([.B42])" office:value-type="float" office:value="-67.1394779692316" calcext:value-type="float">
            <text:p>-67.1394779692316</text:p>
          </table:table-cell>
          <table:table-cell/>
        </table:table-row>
        <table:table-row table:style-name="ro1">
          <table:table-cell office:value-type="float" office:value="126.9" calcext:value-type="float">
            <text:p>126.9</text:p>
          </table:table-cell>
          <table:table-cell table:formula="of:= ASIN(  ([.A43]^2 + [.B$22]) / ([.B$23] * SQRT( [.A43]^2 + [.B$24]^2)) ) - ATAN( [.B$25] / [.A43] )" office:value-type="float" office:value="-1.15931317527307" calcext:value-type="float">
            <text:p>-1.15931317527307</text:p>
          </table:table-cell>
          <table:table-cell table:formula="of:= DEGREES([.B43])" office:value-type="float" office:value="-66.4237520770573" calcext:value-type="float">
            <text:p>-66.423752077057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 ASIN(  ([.A44]^2 + [.B$22]) / ([.B$23] * SQRT( [.A44]^2 + [.B$24]^2)) ) - ATAN( [.B$25] / [.A44] )" office:value-type="float" office:value="-1.14719785410957" calcext:value-type="float">
            <text:p>-1.14719785410957</text:p>
          </table:table-cell>
          <table:table-cell table:formula="of:= DEGREES([.B44])" office:value-type="float" office:value="-65.7295953069434" calcext:value-type="float">
            <text:p>-65.7295953069434</text:p>
          </table:table-cell>
          <table:table-cell/>
        </table:table-row>
        <table:table-row table:style-name="ro1">
          <table:table-cell office:value-type="float" office:value="127.1" calcext:value-type="float">
            <text:p>127.1</text:p>
          </table:table-cell>
          <table:table-cell table:formula="of:= ASIN(  ([.A45]^2 + [.B$22]) / ([.B$23] * SQRT( [.A45]^2 + [.B$24]^2)) ) - ATAN( [.B$25] / [.A45] )" office:value-type="float" office:value="-1.13542613676064" calcext:value-type="float">
            <text:p>-1.13542613676064</text:p>
          </table:table-cell>
          <table:table-cell table:formula="of:= DEGREES([.B45])" office:value-type="float" office:value="-65.0551255852284" calcext:value-type="float">
            <text:p>-65.0551255852284</text:p>
          </table:table-cell>
          <table:table-cell/>
        </table:table-row>
        <table:table-row table:style-name="ro1">
          <table:table-cell office:value-type="float" office:value="127.2" calcext:value-type="float">
            <text:p>127.2</text:p>
          </table:table-cell>
          <table:table-cell table:formula="of:= ASIN(  ([.A46]^2 + [.B$22]) / ([.B$23] * SQRT( [.A46]^2 + [.B$24]^2)) ) - ATAN( [.B$25] / [.A46] )" office:value-type="float" office:value="-1.12396966380035" calcext:value-type="float">
            <text:p>-1.12396966380035</text:p>
          </table:table-cell>
          <table:table-cell table:formula="of:= DEGREES([.B46])" office:value-type="float" office:value="-64.3987180364984" calcext:value-type="float">
            <text:p>-64.3987180364984</text:p>
          </table:table-cell>
          <table:table-cell/>
        </table:table-row>
        <table:table-row table:style-name="ro1">
          <table:table-cell office:value-type="float" office:value="127.3" calcext:value-type="float">
            <text:p>127.3</text:p>
          </table:table-cell>
          <table:table-cell table:formula="of:= ASIN(  ([.A47]^2 + [.B$22]) / ([.B$23] * SQRT( [.A47]^2 + [.B$24]^2)) ) - ATAN( [.B$25] / [.A47] )" office:value-type="float" office:value="-1.1128037503534" calcext:value-type="float">
            <text:p>-1.1128037503534</text:p>
          </table:table-cell>
          <table:table-cell table:formula="of:= DEGREES([.B47])" office:value-type="float" office:value="-63.7589583215793" calcext:value-type="float">
            <text:p>-63.7589583215793</text:p>
          </table:table-cell>
          <table:table-cell/>
        </table:table-row>
        <table:table-row table:style-name="ro1">
          <table:table-cell office:value-type="float" office:value="127.4" calcext:value-type="float">
            <text:p>127.4</text:p>
          </table:table-cell>
          <table:table-cell table:formula="of:= ASIN(  ([.A48]^2 + [.B$22]) / ([.B$23] * SQRT( [.A48]^2 + [.B$24]^2)) ) - ATAN( [.B$25] / [.A48] )" office:value-type="float" office:value="-1.10190675232143" calcext:value-type="float">
            <text:p>-1.10190675232143</text:p>
          </table:table-cell>
          <table:table-cell table:formula="of:= DEGREES([.B48])" office:value-type="float" office:value="-63.1346063249855" calcext:value-type="float">
            <text:p>-63.1346063249855</text:p>
          </table:table-cell>
          <table:table-cell/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 ASIN(  ([.A49]^2 + [.B$22]) / ([.B$23] * SQRT( [.A49]^2 + [.B$24]^2)) ) - ATAN( [.B$25] / [.A49] )" office:value-type="float" office:value="-1.09125956656581" calcext:value-type="float">
            <text:p>-1.09125956656581</text:p>
          </table:table-cell>
          <table:table-cell table:formula="of:= DEGREES([.B49])" office:value-type="float" office:value="-62.5245675174964" calcext:value-type="float">
            <text:p>-62.5245675174964</text:p>
          </table:table-cell>
          <table:table-cell/>
        </table:table-row>
        <table:table-row table:style-name="ro1">
          <table:table-cell office:value-type="float" office:value="127.6" calcext:value-type="float">
            <text:p>127.6</text:p>
          </table:table-cell>
          <table:table-cell table:formula="of:= ASIN(  ([.A50]^2 + [.B$22]) / ([.B$23] * SQRT( [.A50]^2 + [.B$24]^2)) ) - ATAN( [.B$25] / [.A50] )" office:value-type="float" office:value="-1.08084523198791" calcext:value-type="float">
            <text:p>-1.08084523198791</text:p>
          </table:table-cell>
          <table:table-cell table:formula="of:= DEGREES([.B50])" office:value-type="float" office:value="-61.9278700997458" calcext:value-type="float">
            <text:p>-61.9278700997458</text:p>
          </table:table-cell>
          <table:table-cell/>
        </table:table-row>
        <table:table-row table:style-name="ro1">
          <table:table-cell office:value-type="float" office:value="127.7" calcext:value-type="float">
            <text:p>127.7</text:p>
          </table:table-cell>
          <table:table-cell table:formula="of:= ASIN(  ([.A51]^2 + [.B$22]) / ([.B$23] * SQRT( [.A51]^2 + [.B$24]^2)) ) - ATAN( [.B$25] / [.A51] )" office:value-type="float" office:value="-1.07064860767815" calcext:value-type="float">
            <text:p>-1.07064860767815</text:p>
          </table:table-cell>
          <table:table-cell table:formula="of:= DEGREES([.B51])" office:value-type="float" office:value="-61.3436465615159" calcext:value-type="float">
            <text:p>-61.3436465615159</text:p>
          </table:table-cell>
          <table:table-cell/>
        </table:table-row>
        <table:table-row table:style-name="ro1">
          <table:table-cell office:value-type="float" office:value="127.8" calcext:value-type="float">
            <text:p>127.8</text:p>
          </table:table-cell>
          <table:table-cell table:formula="of:= ASIN(  ([.A52]^2 + [.B$22]) / ([.B$23] * SQRT( [.A52]^2 + [.B$24]^2)) ) - ATAN( [.B$25] / [.A52] )" office:value-type="float" office:value="-1.06065611068262" calcext:value-type="float">
            <text:p>-1.06065611068262</text:p>
          </table:table-cell>
          <table:table-cell table:formula="of:= DEGREES([.B52])" office:value-type="float" office:value="-60.7711186568747" calcext:value-type="float">
            <text:p>-60.7711186568747</text:p>
          </table:table-cell>
          <table:table-cell/>
        </table:table-row>
        <table:table-row table:style-name="ro1">
          <table:table-cell office:value-type="float" office:value="127.9" calcext:value-type="float">
            <text:p>127.9</text:p>
          </table:table-cell>
          <table:table-cell table:formula="of:= ASIN(  ([.A53]^2 + [.B$22]) / ([.B$23] * SQRT( [.A53]^2 + [.B$24]^2)) ) - ATAN( [.B$25] / [.A53] )" office:value-type="float" office:value="-1.05085550042243" calcext:value-type="float">
            <text:p>-1.05085550042243</text:p>
          </table:table-cell>
          <table:table-cell table:formula="of:= DEGREES([.B53])" office:value-type="float" office:value="-60.2095850523134" calcext:value-type="float">
            <text:p>-60.209585052313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 ASIN(  ([.A54]^2 + [.B$22]) / ([.B$23] * SQRT( [.A54]^2 + [.B$24]^2)) ) - ATAN( [.B$25] / [.A54] )" office:value-type="float" office:value="-1.04123570000658" calcext:value-type="float">
            <text:p>-1.04123570000658</text:p>
          </table:table-cell>
          <table:table-cell table:formula="of:= DEGREES([.B54])" office:value-type="float" office:value="-59.6584110887269" calcext:value-type="float">
            <text:p>-59.6584110887269</text:p>
          </table:table-cell>
          <table:table-cell/>
        </table:table-row>
        <table:table-row table:style-name="ro1">
          <table:table-cell office:value-type="float" office:value="128.1" calcext:value-type="float">
            <text:p>128.1</text:p>
          </table:table-cell>
          <table:table-cell table:formula="of:= ASIN(  ([.A55]^2 + [.B$22]) / ([.B$23] * SQRT( [.A55]^2 + [.B$24]^2)) ) - ATAN( [.B$25] / [.A55] )" office:value-type="float" office:value="-1.03178664700362" calcext:value-type="float">
            <text:p>-1.03178664700362</text:p>
          </table:table-cell>
          <table:table-cell table:formula="of:= DEGREES([.B55])" office:value-type="float" office:value="-59.117020231262" calcext:value-type="float">
            <text:p>-59.117020231262</text:p>
          </table:table-cell>
          <table:table-cell/>
        </table:table-row>
        <table:table-row table:style-name="ro1">
          <table:table-cell office:value-type="float" office:value="128.2" calcext:value-type="float">
            <text:p>128.2</text:p>
          </table:table-cell>
          <table:table-cell table:formula="of:= ASIN(  ([.A56]^2 + [.B$22]) / ([.B$23] * SQRT( [.A56]^2 + [.B$24]^2)) ) - ATAN( [.B$25] / [.A56] )" office:value-type="float" office:value="-1.02249916794578" calcext:value-type="float">
            <text:p>-1.02249916794578</text:p>
          </table:table-cell>
          <table:table-cell table:formula="of:= DEGREES([.B56])" office:value-type="float" office:value="-58.5848868789313" calcext:value-type="float">
            <text:p>-58.5848868789313</text:p>
          </table:table-cell>
          <table:table-cell/>
        </table:table-row>
        <table:table-row table:style-name="ro1">
          <table:table-cell office:value-type="float" office:value="128.3" calcext:value-type="float">
            <text:p>128.3</text:p>
          </table:table-cell>
          <table:table-cell table:formula="of:= ASIN(  ([.A57]^2 + [.B$22]) / ([.B$23] * SQRT( [.A57]^2 + [.B$24]^2)) ) - ATAN( [.B$25] / [.A57] )" office:value-type="float" office:value="-1.01336487210975" calcext:value-type="float">
            <text:p>-1.01336487210975</text:p>
          </table:table-cell>
          <table:table-cell table:formula="of:= DEGREES([.B57])" office:value-type="float" office:value="-58.0615302787033" calcext:value-type="float">
            <text:p>-58.0615302787033</text:p>
          </table:table-cell>
          <table:table-cell/>
        </table:table-row>
        <table:table-row table:style-name="ro1">
          <table:table-cell office:value-type="float" office:value="128.4" calcext:value-type="float">
            <text:p>128.4</text:p>
          </table:table-cell>
          <table:table-cell table:formula="of:= ASIN(  ([.A58]^2 + [.B$22]) / ([.B$23] * SQRT( [.A58]^2 + [.B$24]^2)) ) - ATAN( [.B$25] / [.A58] )" office:value-type="float" office:value="-1.00437606107465" calcext:value-type="float">
            <text:p>-1.00437606107465</text:p>
          </table:table-cell>
          <table:table-cell table:formula="of:= DEGREES([.B58])" office:value-type="float" office:value="-57.5465093435511" calcext:value-type="float">
            <text:p>-57.5465093435511</text:p>
          </table:table-cell>
          <table:table-cell/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 ASIN(  ([.A59]^2 + [.B$22]) / ([.B$23] * SQRT( [.A59]^2 + [.B$24]^2)) ) - ATAN( [.B$25] / [.A59] )" office:value-type="float" office:value="-0.995525651284224" calcext:value-type="float">
            <text:p>-0.995525651284224</text:p>
          </table:table-cell>
          <table:table-cell table:formula="of:= DEGREES([.B59])" office:value-type="float" office:value="-57.0394182155986" calcext:value-type="float">
            <text:p>-57.0394182155986</text:p>
          </table:table-cell>
          <table:table-cell/>
        </table:table-row>
        <table:table-row table:style-name="ro1">
          <table:table-cell office:value-type="float" office:value="128.6" calcext:value-type="float">
            <text:p>128.6</text:p>
          </table:table-cell>
          <table:table-cell table:formula="of:= ASIN(  ([.A60]^2 + [.B$22]) / ([.B$23] * SQRT( [.A60]^2 + [.B$24]^2)) ) - ATAN( [.B$25] / [.A60] )" office:value-type="float" office:value="-0.986807107398986" calcext:value-type="float">
            <text:p>-0.986807107398986</text:p>
          </table:table-cell>
          <table:table-cell table:formula="of:= DEGREES([.B60])" office:value-type="float" office:value="-56.5398824474749" calcext:value-type="float">
            <text:p>-56.5398824474749</text:p>
          </table:table-cell>
          <table:table-cell/>
        </table:table-row>
        <table:table-row table:style-name="ro1">
          <table:table-cell office:value-type="float" office:value="128.7" calcext:value-type="float">
            <text:p>128.7</text:p>
          </table:table-cell>
          <table:table-cell table:formula="of:= ASIN(  ([.A61]^2 + [.B$22]) / ([.B$23] * SQRT( [.A61]^2 + [.B$24]^2)) ) - ATAN( [.B$25] / [.A61] )" office:value-type="float" office:value="-0.978214384655719" calcext:value-type="float">
            <text:p>-0.978214384655719</text:p>
          </table:table-cell>
          <table:table-cell table:formula="of:= DEGREES([.B61])" office:value-type="float" office:value="-56.0475556997596" calcext:value-type="float">
            <text:p>-56.0475556997596</text:p>
          </table:table-cell>
          <table:table-cell/>
        </table:table-row>
        <table:table-row table:style-name="ro1">
          <table:table-cell office:value-type="float" office:value="128.8" calcext:value-type="float">
            <text:p>128.8</text:p>
          </table:table-cell>
          <table:table-cell table:formula="of:= ASIN(  ([.A62]^2 + [.B$22]) / ([.B$23] * SQRT( [.A62]^2 + [.B$24]^2)) ) - ATAN( [.B$25] / [.A62] )" office:value-type="float" office:value="-0.969741878790046" calcext:value-type="float">
            <text:p>-0.969741878790046</text:p>
          </table:table-cell>
          <table:table-cell table:formula="of:= DEGREES([.B62])" office:value-type="float" office:value="-55.5621168717567" calcext:value-type="float">
            <text:p>-55.5621168717567</text:p>
          </table:table-cell>
          <table:table-cell/>
        </table:table-row>
        <table:table-row table:style-name="ro1">
          <table:table-cell office:value-type="float" office:value="128.9" calcext:value-type="float">
            <text:p>128.9</text:p>
          </table:table-cell>
          <table:table-cell table:formula="of:= ASIN(  ([.A63]^2 + [.B$22]) / ([.B$23] * SQRT( [.A63]^2 + [.B$24]^2)) ) - ATAN( [.B$25] / [.A63] )" office:value-type="float" office:value="-0.961384382343535" calcext:value-type="float">
            <text:p>-0.961384382343535</text:p>
          </table:table-cell>
          <table:table-cell table:formula="of:= DEGREES([.B63])" office:value-type="float" office:value="-55.083267598076" calcext:value-type="float">
            <text:p>-55.08326759807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 ASIN(  ([.A64]^2 + [.B$22]) / ([.B$23] * SQRT( [.A64]^2 + [.B$24]^2)) ) - ATAN( [.B$25] / [.A64] )" office:value-type="float" office:value="-0.95313704638791" calcext:value-type="float">
            <text:p>-0.95313704638791</text:p>
          </table:table-cell>
          <table:table-cell table:formula="of:= DEGREES([.B64])" office:value-type="float" office:value="-54.6107300555922" calcext:value-type="float">
            <text:p>-54.6107300555922</text:p>
          </table:table-cell>
          <table:table-cell/>
        </table:table-row>
        <table:table-row table:style-name="ro1">
          <table:table-cell office:value-type="float" office:value="129.1" calcext:value-type="float">
            <text:p>129.1</text:p>
          </table:table-cell>
          <table:table-cell table:formula="of:= ASIN(  ([.A65]^2 + [.B$22]) / ([.B$23] * SQRT( [.A65]^2 + [.B$24]^2)) ) - ATAN( [.B$25] / [.A65] )" office:value-type="float" office:value="-0.944995346867559" calcext:value-type="float">
            <text:p>-0.944995346867559</text:p>
          </table:table-cell>
          <table:table-cell table:formula="of:= DEGREES([.B65])" office:value-type="float" office:value="-54.1442450350124" calcext:value-type="float">
            <text:p>-54.1442450350124</text:p>
          </table:table-cell>
          <table:table-cell/>
        </table:table-row>
        <table:table-row table:style-name="ro1">
          <table:table-cell office:value-type="float" office:value="129.2" calcext:value-type="float">
            <text:p>129.2</text:p>
          </table:table-cell>
          <table:table-cell table:formula="of:= ASIN(  ([.A66]^2 + [.B$22]) / ([.B$23] * SQRT( [.A66]^2 + [.B$24]^2)) ) - ATAN( [.B$25] / [.A66] )" office:value-type="float" office:value="-0.936955054897088" calcext:value-type="float">
            <text:p>-0.936955054897088</text:p>
          </table:table-cell>
          <table:table-cell table:formula="of:= DEGREES([.B66])" office:value-type="float" office:value="-53.6835702390515" calcext:value-type="float">
            <text:p>-53.6835702390515</text:p>
          </table:table-cell>
          <table:table-cell/>
        </table:table-row>
        <table:table-row table:style-name="ro1">
          <table:table-cell office:value-type="float" office:value="129.3" calcext:value-type="float">
            <text:p>129.3</text:p>
          </table:table-cell>
          <table:table-cell table:formula="of:= ASIN(  ([.A67]^2 + [.B$22]) / ([.B$23] * SQRT( [.A67]^2 + [.B$24]^2)) ) - ATAN( [.B$25] / [.A67] )" office:value-type="float" office:value="-0.929012210460373" calcext:value-type="float">
            <text:p>-0.929012210460373</text:p>
          </table:table-cell>
          <table:table-cell table:formula="of:= DEGREES([.B67])" office:value-type="float" office:value="-53.2284787754988" calcext:value-type="float">
            <text:p>-53.2284787754988</text:p>
          </table:table-cell>
          <table:table-cell/>
        </table:table-row>
        <table:table-row table:style-name="ro1">
          <table:table-cell office:value-type="float" office:value="129.4" calcext:value-type="float">
            <text:p>129.4</text:p>
          </table:table-cell>
          <table:table-cell table:formula="of:= ASIN(  ([.A68]^2 + [.B$22]) / ([.B$23] * SQRT( [.A68]^2 + [.B$24]^2)) ) - ATAN( [.B$25] / [.A68] )" office:value-type="float" office:value="-0.921163099046867" calcext:value-type="float">
            <text:p>-0.921163099046867</text:p>
          </table:table-cell>
          <table:table-cell table:formula="of:= DEGREES([.B68])" office:value-type="float" office:value="-52.7787578185769" calcext:value-type="float">
            <text:p>-52.7787578185769</text:p>
          </table:table-cell>
          <table:table-cell/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 ASIN(  ([.A69]^2 + [.B$22]) / ([.B$23] * SQRT( [.A69]^2 + [.B$24]^2)) ) - ATAN( [.B$25] / [.A69] )" office:value-type="float" office:value="-0.913404230833956" calcext:value-type="float">
            <text:p>-0.913404230833956</text:p>
          </table:table-cell>
          <table:table-cell table:formula="of:= DEGREES([.B69])" office:value-type="float" office:value="-52.3342074161789" calcext:value-type="float">
            <text:p>-52.3342074161789</text:p>
          </table:table-cell>
          <table:table-cell/>
        </table:table-row>
        <table:table-row table:style-name="ro1">
          <table:table-cell office:value-type="float" office:value="129.6" calcext:value-type="float">
            <text:p>129.6</text:p>
          </table:table-cell>
          <table:table-cell table:formula="of:= ASIN(  ([.A70]^2 + [.B$22]) / ([.B$23] * SQRT( [.A70]^2 + [.B$24]^2)) ) - ATAN( [.B$25] / [.A70] )" office:value-type="float" office:value="-0.905732322084325" calcext:value-type="float">
            <text:p>-0.905732322084325</text:p>
          </table:table-cell>
          <table:table-cell table:formula="of:= DEGREES([.B70])" office:value-type="float" office:value="-51.8946394240155" calcext:value-type="float">
            <text:p>-51.8946394240155</text:p>
          </table:table-cell>
          <table:table-cell/>
        </table:table-row>
        <table:table-row table:style-name="ro1">
          <table:table-cell office:value-type="float" office:value="129.7" calcext:value-type="float">
            <text:p>129.7</text:p>
          </table:table-cell>
          <table:table-cell table:formula="of:= ASIN(  ([.A71]^2 + [.B$22]) / ([.B$23] * SQRT( [.A71]^2 + [.B$24]^2)) ) - ATAN( [.B$25] / [.A71] )" office:value-type="float" office:value="-0.898144278476931" calcext:value-type="float">
            <text:p>-0.898144278476931</text:p>
          </table:table-cell>
          <table:table-cell table:formula="of:= DEGREES([.B71])" office:value-type="float" office:value="-51.4598765505506" calcext:value-type="float">
            <text:p>-51.4598765505506</text:p>
          </table:table-cell>
          <table:table-cell/>
        </table:table-row>
        <table:table-row table:style-name="ro1">
          <table:table-cell office:value-type="float" office:value="129.8" calcext:value-type="float">
            <text:p>129.8</text:p>
          </table:table-cell>
          <table:table-cell table:formula="of:= ASIN(  ([.A72]^2 + [.B$22]) / ([.B$23] * SQRT( [.A72]^2 + [.B$24]^2)) ) - ATAN( [.B$25] / [.A72] )" office:value-type="float" office:value="-0.890637180131518" calcext:value-type="float">
            <text:p>-0.890637180131518</text:p>
          </table:table-cell>
          <table:table-cell table:formula="of:= DEGREES([.B72])" office:value-type="float" office:value="-51.0297514989688" calcext:value-type="float">
            <text:p>-51.0297514989688</text:p>
          </table:table-cell>
          <table:table-cell/>
        </table:table-row>
        <table:table-row table:style-name="ro1">
          <table:table-cell office:value-type="float" office:value="129.9" calcext:value-type="float">
            <text:p>129.9</text:p>
          </table:table-cell>
          <table:table-cell table:formula="of:= ASIN(  ([.A73]^2 + [.B$22]) / ([.B$23] * SQRT( [.A73]^2 + [.B$24]^2)) ) - ATAN( [.B$25] / [.A73] )" office:value-type="float" office:value="-0.88320826812105" calcext:value-type="float">
            <text:p>-0.88320826812105</text:p>
          </table:table-cell>
          <table:table-cell table:formula="of:= DEGREES([.B73])" office:value-type="float" office:value="-50.604106194395" calcext:value-type="float">
            <text:p>-50.60410619439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ASIN(  ([.A74]^2 + [.B$22]) / ([.B$23] * SQRT( [.A74]^2 + [.B$24]^2)) ) - ATAN( [.B$25] / [.A74] )" office:value-type="float" office:value="-0.875854932295256" calcext:value-type="float">
            <text:p>-0.875854932295256</text:p>
          </table:table-cell>
          <table:table-cell table:formula="of:= DEGREES([.B74])" office:value-type="float" office:value="-50.1827910862346" calcext:value-type="float">
            <text:p>-50.1827910862346</text:p>
          </table:table-cell>
          <table:table-cell/>
        </table:table-row>
        <table:table-row table:style-name="ro1">
          <table:table-cell office:value-type="float" office:value="130.1" calcext:value-type="float">
            <text:p>130.1</text:p>
          </table:table-cell>
          <table:table-cell table:formula="of:= ASIN(  ([.A75]^2 + [.B$22]) / ([.B$23] * SQRT( [.A75]^2 + [.B$24]^2)) ) - ATAN( [.B$25] / [.A75] )" office:value-type="float" office:value="-0.868574700262865" calcext:value-type="float">
            <text:p>-0.868574700262865</text:p>
          </table:table-cell>
          <table:table-cell table:formula="of:= DEGREES([.B75])" office:value-type="float" office:value="-49.7656645169027" calcext:value-type="float">
            <text:p>-49.7656645169027</text:p>
          </table:table-cell>
          <table:table-cell/>
        </table:table-row>
        <table:table-row table:style-name="ro1">
          <table:table-cell office:value-type="float" office:value="130.2" calcext:value-type="float">
            <text:p>130.2</text:p>
          </table:table-cell>
          <table:table-cell table:formula="of:= ASIN(  ([.A76]^2 + [.B$22]) / ([.B$23] * SQRT( [.A76]^2 + [.B$24]^2)) ) - ATAN( [.B$25] / [.A76] )" office:value-type="float" office:value="-0.861365227400556" calcext:value-type="float">
            <text:p>-0.861365227400556</text:p>
          </table:table-cell>
          <table:table-cell table:formula="of:= DEGREES([.B76])" office:value-type="float" office:value="-49.3525921493783" calcext:value-type="float">
            <text:p>-49.3525921493783</text:p>
          </table:table-cell>
          <table:table-cell/>
        </table:table-row>
        <table:table-row table:style-name="ro1">
          <table:table-cell office:value-type="float" office:value="130.3" calcext:value-type="float">
            <text:p>130.3</text:p>
          </table:table-cell>
          <table:table-cell table:formula="of:= ASIN(  ([.A77]^2 + [.B$22]) / ([.B$23] * SQRT( [.A77]^2 + [.B$24]^2)) ) - ATAN( [.B$25] / [.A77] )" office:value-type="float" office:value="-0.854224287774059" calcext:value-type="float">
            <text:p>-0.854224287774059</text:p>
          </table:table-cell>
          <table:table-cell table:formula="of:= DEGREES([.B77])" office:value-type="float" office:value="-48.9434464470223" calcext:value-type="float">
            <text:p>-48.9434464470223</text:p>
          </table:table-cell>
          <table:table-cell/>
        </table:table-row>
        <table:table-row table:style-name="ro1">
          <table:table-cell office:value-type="float" office:value="130.4" calcext:value-type="float">
            <text:p>130.4</text:p>
          </table:table-cell>
          <table:table-cell table:formula="of:= ASIN(  ([.A78]^2 + [.B$22]) / ([.B$23] * SQRT( [.A78]^2 + [.B$24]^2)) ) - ATAN( [.B$25] / [.A78] )" office:value-type="float" office:value="-0.847149765871687" calcext:value-type="float">
            <text:p>-0.847149765871687</text:p>
          </table:table-cell>
          <table:table-cell table:formula="of:= DEGREES([.B78])" office:value-type="float" office:value="-48.5381061999435" calcext:value-type="float">
            <text:p>-48.5381061999435</text:p>
          </table:table-cell>
          <table:table-cell/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 ASIN(  ([.A79]^2 + [.B$22]) / ([.B$23] * SQRT( [.A79]^2 + [.B$24]^2)) ) - ATAN( [.B$25] / [.A79] )" office:value-type="float" office:value="-0.840139649063136" calcext:value-type="float">
            <text:p>-0.840139649063136</text:p>
          </table:table-cell>
          <table:table-cell table:formula="of:= DEGREES([.B79])" office:value-type="float" office:value="-48.1364560929198" calcext:value-type="float">
            <text:p>-48.1364560929198</text:p>
          </table:table-cell>
          <table:table-cell/>
        </table:table-row>
        <table:table-row table:style-name="ro1">
          <table:table-cell office:value-type="float" office:value="130.6" calcext:value-type="float">
            <text:p>130.6</text:p>
          </table:table-cell>
          <table:table-cell table:formula="of:= ASIN(  ([.A80]^2 + [.B$22]) / ([.B$23] * SQRT( [.A80]^2 + [.B$24]^2)) ) - ATAN( [.B$25] / [.A80] )" office:value-type="float" office:value="-0.833192020707343" calcext:value-type="float">
            <text:p>-0.833192020707343</text:p>
          </table:table-cell>
          <table:table-cell table:formula="of:= DEGREES([.B80])" office:value-type="float" office:value="-47.7383863105074" calcext:value-type="float">
            <text:p>-47.7383863105074</text:p>
          </table:table-cell>
          <table:table-cell/>
        </table:table-row>
        <table:table-row table:style-name="ro1">
          <table:table-cell office:value-type="float" office:value="130.7" calcext:value-type="float">
            <text:p>130.7</text:p>
          </table:table-cell>
          <table:table-cell table:formula="of:= ASIN(  ([.A81]^2 + [.B$22]) / ([.B$23] * SQRT( [.A81]^2 + [.B$24]^2)) ) - ATAN( [.B$25] / [.A81] )" office:value-type="float" office:value="-0.826305053842344" calcext:value-type="float">
            <text:p>-0.826305053842344</text:p>
          </table:table-cell>
          <table:table-cell table:formula="of:= DEGREES([.B81])" office:value-type="float" office:value="-47.3437921754965" calcext:value-type="float">
            <text:p>-47.3437921754965</text:p>
          </table:table-cell>
          <table:table-cell/>
        </table:table-row>
        <table:table-row table:style-name="ro1">
          <table:table-cell office:value-type="float" office:value="130.8" calcext:value-type="float">
            <text:p>130.8</text:p>
          </table:table-cell>
          <table:table-cell table:formula="of:= ASIN(  ([.A82]^2 + [.B$22]) / ([.B$23] * SQRT( [.A82]^2 + [.B$24]^2)) ) - ATAN( [.B$25] / [.A82] )" office:value-type="float" office:value="-0.819477005398232" calcext:value-type="float">
            <text:p>-0.819477005398232</text:p>
          </table:table-cell>
          <table:table-cell table:formula="of:= DEGREES([.B82])" office:value-type="float" office:value="-46.9525738173381" calcext:value-type="float">
            <text:p>-46.9525738173381</text:p>
          </table:table-cell>
          <table:table-cell/>
        </table:table-row>
        <table:table-row table:style-name="ro1">
          <table:table-cell office:value-type="float" office:value="130.9" calcext:value-type="float">
            <text:p>130.9</text:p>
          </table:table-cell>
          <table:table-cell table:formula="of:= ASIN(  ([.A83]^2 + [.B$22]) / ([.B$23] * SQRT( [.A83]^2 + [.B$24]^2)) ) - ATAN( [.B$25] / [.A83] )" office:value-type="float" office:value="-0.812706210881145" calcext:value-type="float">
            <text:p>-0.812706210881145</text:p>
          </table:table-cell>
          <table:table-cell table:formula="of:= DEGREES([.B83])" office:value-type="float" office:value="-46.5646358675587" calcext:value-type="float">
            <text:p>-46.564635867558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 ASIN(  ([.A84]^2 + [.B$22]) / ([.B$23] * SQRT( [.A84]^2 + [.B$24]^2)) ) - ATAN( [.B$25] / [.A84] )" office:value-type="float" office:value="-0.805991079482273" calcext:value-type="float">
            <text:p>-0.805991079482273</text:p>
          </table:table-cell>
          <table:table-cell table:formula="of:= DEGREES([.B84])" office:value-type="float" office:value="-46.1798871795275" calcext:value-type="float">
            <text:p>-46.1798871795275</text:p>
          </table:table-cell>
          <table:table-cell/>
        </table:table-row>
        <table:table-row table:style-name="ro1">
          <table:table-cell office:value-type="float" office:value="131.099999999999" calcext:value-type="float">
            <text:p>131.099999999999</text:p>
          </table:table-cell>
          <table:table-cell table:formula="of:= ASIN(  ([.A85]^2 + [.B$22]) / ([.B$23] * SQRT( [.A85]^2 + [.B$24]^2)) ) - ATAN( [.B$25] / [.A85] )" office:value-type="float" office:value="-0.799330089571148" calcext:value-type="float">
            <text:p>-0.799330089571148</text:p>
          </table:table-cell>
          <table:table-cell table:formula="of:= DEGREES([.B85])" office:value-type="float" office:value="-45.7982405702409" calcext:value-type="float">
            <text:p>-45.7982405702409</text:p>
          </table:table-cell>
          <table:table-cell/>
        </table:table-row>
        <table:table-row table:style-name="ro1">
          <table:table-cell office:value-type="float" office:value="131.199999999999" calcext:value-type="float">
            <text:p>131.199999999999</text:p>
          </table:table-cell>
          <table:table-cell table:formula="of:= ASIN(  ([.A86]^2 + [.B$22]) / ([.B$23] * SQRT( [.A86]^2 + [.B$24]^2)) ) - ATAN( [.B$25] / [.A86] )" office:value-type="float" office:value="-0.792721784536573" calcext:value-type="float">
            <text:p>-0.792721784536573</text:p>
          </table:table-cell>
          <table:table-cell table:formula="of:= DEGREES([.B86])" office:value-type="float" office:value="-45.4196125820246" calcext:value-type="float">
            <text:p>-45.4196125820246</text:p>
          </table:table-cell>
          <table:table-cell/>
        </table:table-row>
        <table:table-row table:style-name="ro1">
          <table:table-cell office:value-type="float" office:value="131.299999999999" calcext:value-type="float">
            <text:p>131.299999999999</text:p>
          </table:table-cell>
          <table:table-cell table:formula="of:= ASIN(  ([.A87]^2 + [.B$22]) / ([.B$23] * SQRT( [.A87]^2 + [.B$24]^2)) ) - ATAN( [.B$25] / [.A87] )" office:value-type="float" office:value="-0.786164768943888" calcext:value-type="float">
            <text:p>-0.786164768943888</text:p>
          </table:table-cell>
          <table:table-cell table:formula="of:= DEGREES([.B87])" office:value-type="float" office:value="-45.0439232623623" calcext:value-type="float">
            <text:p>-45.0439232623623</text:p>
          </table:table-cell>
          <table:table-cell/>
        </table:table-row>
        <table:table-row table:style-name="ro1">
          <table:table-cell office:value-type="float" office:value="131.399999999999" calcext:value-type="float">
            <text:p>131.399999999999</text:p>
          </table:table-cell>
          <table:table-cell table:formula="of:= ASIN(  ([.A88]^2 + [.B$22]) / ([.B$23] * SQRT( [.A88]^2 + [.B$24]^2)) ) - ATAN( [.B$25] / [.A88] )" office:value-type="float" office:value="-0.779657704978459" calcext:value-type="float">
            <text:p>-0.779657704978459</text:p>
          </table:table-cell>
          <table:table-cell table:formula="of:= DEGREES([.B88])" office:value-type="float" office:value="-44.6710959601216" calcext:value-type="float">
            <text:p>-44.6710959601216</text:p>
          </table:table-cell>
          <table:table-cell/>
        </table:table-row>
        <table:table-row table:style-name="ro1">
          <table:table-cell office:value-type="float" office:value="131.499999999999" calcext:value-type="float">
            <text:p>131.499999999999</text:p>
          </table:table-cell>
          <table:table-cell table:formula="of:= ASIN(  ([.A89]^2 + [.B$22]) / ([.B$23] * SQRT( [.A89]^2 + [.B$24]^2)) ) - ATAN( [.B$25] / [.A89] )" office:value-type="float" office:value="-0.773199309150653" calcext:value-type="float">
            <text:p>-0.773199309150653</text:p>
          </table:table-cell>
          <table:table-cell table:formula="of:= DEGREES([.B89])" office:value-type="float" office:value="-44.3010571367634" calcext:value-type="float">
            <text:p>-44.3010571367634</text:p>
          </table:table-cell>
          <table:table-cell/>
        </table:table-row>
        <table:table-row table:style-name="ro1">
          <table:table-cell office:value-type="float" office:value="131.599999999999" calcext:value-type="float">
            <text:p>131.599999999999</text:p>
          </table:table-cell>
          <table:table-cell table:formula="of:= ASIN(  ([.A90]^2 + [.B$22]) / ([.B$23] * SQRT( [.A90]^2 + [.B$24]^2)) ) - ATAN( [.B$25] / [.A90] )" office:value-type="float" office:value="-0.766788349238794" calcext:value-type="float">
            <text:p>-0.766788349238794</text:p>
          </table:table-cell>
          <table:table-cell table:formula="of:= DEGREES([.B90])" office:value-type="float" office:value="-43.9337361911863" calcext:value-type="float">
            <text:p>-43.9337361911863</text:p>
          </table:table-cell>
          <table:table-cell/>
        </table:table-row>
        <table:table-row table:style-name="ro1">
          <table:table-cell office:value-type="float" office:value="131.699999999999" calcext:value-type="float">
            <text:p>131.699999999999</text:p>
          </table:table-cell>
          <table:table-cell table:formula="of:= ASIN(  ([.A91]^2 + [.B$22]) / ([.B$23] * SQRT( [.A91]^2 + [.B$24]^2)) ) - ATAN( [.B$25] / [.A91] )" office:value-type="float" office:value="-0.760423641449546" calcext:value-type="float">
            <text:p>-0.760423641449546</text:p>
          </table:table-cell>
          <table:table-cell table:formula="of:= DEGREES([.B91])" office:value-type="float" office:value="-43.5690652970284" calcext:value-type="float">
            <text:p>-43.5690652970284</text:p>
          </table:table-cell>
          <table:table-cell/>
        </table:table-row>
        <table:table-row table:style-name="ro1">
          <table:table-cell office:value-type="float" office:value="131.799999999999" calcext:value-type="float">
            <text:p>131.799999999999</text:p>
          </table:table-cell>
          <table:table-cell table:formula="of:= ASIN(  ([.A92]^2 + [.B$22]) / ([.B$23] * SQRT( [.A92]^2 + [.B$24]^2)) ) - ATAN( [.B$25] / [.A92] )" office:value-type="float" office:value="-0.754104047777058" calcext:value-type="float">
            <text:p>-0.754104047777058</text:p>
          </table:table-cell>
          <table:table-cell table:formula="of:= DEGREES([.B92])" office:value-type="float" office:value="-43.2069792513572" calcext:value-type="float">
            <text:p>-43.2069792513572</text:p>
          </table:table-cell>
          <table:table-cell/>
        </table:table-row>
        <table:table-row table:style-name="ro1">
          <table:table-cell office:value-type="float" office:value="131.899999999999" calcext:value-type="float">
            <text:p>131.899999999999</text:p>
          </table:table-cell>
          <table:table-cell table:formula="of:= ASIN(  ([.A93]^2 + [.B$22]) / ([.B$23] * SQRT( [.A93]^2 + [.B$24]^2)) ) - ATAN( [.B$25] / [.A93] )" office:value-type="float" office:value="-0.747828473544169" calcext:value-type="float">
            <text:p>-0.747828473544169</text:p>
          </table:table-cell>
          <table:table-cell table:formula="of:= DEGREES([.B93])" office:value-type="float" office:value="-42.8474153337916" calcext:value-type="float">
            <text:p>-42.8474153337916</text:p>
          </table:table-cell>
          <table:table-cell/>
        </table:table-row>
        <table:table-row table:style-name="ro1">
          <table:table-cell office:value-type="float" office:value="131.999999999999" calcext:value-type="float">
            <text:p>131.999999999999</text:p>
          </table:table-cell>
          <table:table-cell table:formula="of:= ASIN(  ([.A94]^2 + [.B$22]) / ([.B$23] * SQRT( [.A94]^2 + [.B$24]^2)) ) - ATAN( [.B$25] / [.A94] )" office:value-type="float" office:value="-0.741595865110542" calcext:value-type="float">
            <text:p>-0.741595865110542</text:p>
          </table:table-cell>
          <table:table-cell table:formula="of:= DEGREES([.B94])" office:value-type="float" office:value="-42.4903131751872" calcext:value-type="float">
            <text:p>-42.4903131751872</text:p>
          </table:table-cell>
          <table:table-cell/>
        </table:table-row>
        <table:table-row table:style-name="ro1">
          <table:table-cell office:value-type="float" office:value="132.099999999999" calcext:value-type="float">
            <text:p>132.099999999999</text:p>
          </table:table-cell>
          <table:table-cell table:formula="of:= ASIN(  ([.A95]^2 + [.B$22]) / ([.B$23] * SQRT( [.A95]^2 + [.B$24]^2)) ) - ATAN( [.B$25] / [.A95] )" office:value-type="float" office:value="-0.735405207734089" calcext:value-type="float">
            <text:p>-0.735405207734089</text:p>
          </table:table-cell>
          <table:table-cell table:formula="of:= DEGREES([.B95])" office:value-type="float" office:value="-42.1356146351049" calcext:value-type="float">
            <text:p>-42.1356146351049</text:p>
          </table:table-cell>
          <table:table-cell/>
        </table:table-row>
        <table:table-row table:style-name="ro1">
          <table:table-cell office:value-type="float" office:value="132.199999999999" calcext:value-type="float">
            <text:p>132.199999999999</text:p>
          </table:table-cell>
          <table:table-cell table:formula="of:= ASIN(  ([.A96]^2 + [.B$22]) / ([.B$23] * SQRT( [.A96]^2 + [.B$24]^2)) ) - ATAN( [.B$25] / [.A96] )" office:value-type="float" office:value="-0.729255523573341" calcext:value-type="float">
            <text:p>-0.729255523573341</text:p>
          </table:table-cell>
          <table:table-cell table:formula="of:= DEGREES([.B96])" office:value-type="float" office:value="-41.7832636873556" calcext:value-type="float">
            <text:p>-41.7832636873556</text:p>
          </table:table-cell>
          <table:table-cell/>
        </table:table-row>
        <table:table-row table:style-name="ro1">
          <table:table-cell office:value-type="float" office:value="132.299999999999" calcext:value-type="float">
            <text:p>132.299999999999</text:p>
          </table:table-cell>
          <table:table-cell table:formula="of:= ASIN(  ([.A97]^2 + [.B$22]) / ([.B$23] * SQRT( [.A97]^2 + [.B$24]^2)) ) - ATAN( [.B$25] / [.A97] )" office:value-type="float" office:value="-0.723145869819575" calcext:value-type="float">
            <text:p>-0.723145869819575</text:p>
          </table:table-cell>
          <table:table-cell table:formula="of:= DEGREES([.B97])" office:value-type="float" office:value="-41.4332063129785" calcext:value-type="float">
            <text:p>-41.4332063129785</text:p>
          </table:table-cell>
          <table:table-cell/>
        </table:table-row>
        <table:table-row table:style-name="ro1">
          <table:table-cell office:value-type="float" office:value="132.399999999999" calcext:value-type="float">
            <text:p>132.399999999999</text:p>
          </table:table-cell>
          <table:table-cell table:formula="of:= ASIN(  ([.A98]^2 + [.B$22]) / ([.B$23] * SQRT( [.A98]^2 + [.B$24]^2)) ) - ATAN( [.B$25] / [.A98] )" office:value-type="float" office:value="-0.717075336948532" calcext:value-type="float">
            <text:p>-0.717075336948532</text:p>
          </table:table-cell>
          <table:table-cell table:formula="of:= DEGREES([.B98])" office:value-type="float" office:value="-41.0853904000723" calcext:value-type="float">
            <text:p>-41.0853904000723</text:p>
          </table:table-cell>
          <table:table-cell/>
        </table:table-row>
        <table:table-row table:style-name="ro1">
          <table:table-cell office:value-type="float" office:value="132.499999999999" calcext:value-type="float">
            <text:p>132.499999999999</text:p>
          </table:table-cell>
          <table:table-cell table:formula="of:= ASIN(  ([.A99]^2 + [.B$22]) / ([.B$23] * SQRT( [.A99]^2 + [.B$24]^2)) ) - ATAN( [.B$25] / [.A99] )" office:value-type="float" office:value="-0.711043047082523" calcext:value-type="float">
            <text:p>-0.711043047082523</text:p>
          </table:table-cell>
          <table:table-cell table:formula="of:= DEGREES([.B99])" office:value-type="float" office:value="-40.7397656499504" calcext:value-type="float">
            <text:p>-40.7397656499504</text:p>
          </table:table-cell>
          <table:table-cell/>
        </table:table-row>
        <table:table-row table:style-name="ro1">
          <table:table-cell office:value-type="float" office:value="132.599999999999" calcext:value-type="float">
            <text:p>132.599999999999</text:p>
          </table:table-cell>
          <table:table-cell table:formula="of:= ASIN(  ([.A100]^2 + [.B$22]) / ([.B$23] * SQRT( [.A100]^2 + [.B$24]^2)) ) - ATAN( [.B$25] / [.A100] )" office:value-type="float" office:value="-0.705048152454484" calcext:value-type="float">
            <text:p>-0.705048152454484</text:p>
          </table:table-cell>
          <table:table-cell table:formula="of:= DEGREES([.B100])" office:value-type="float" office:value="-40.3962834891382" calcext:value-type="float">
            <text:p>-40.3962834891382</text:p>
          </table:table-cell>
          <table:table-cell/>
        </table:table-row>
        <table:table-row table:style-name="ro1">
          <table:table-cell office:value-type="float" office:value="132.699999999999" calcext:value-type="float">
            <text:p>132.699999999999</text:p>
          </table:table-cell>
          <table:table-cell table:formula="of:= ASIN(  ([.A101]^2 + [.B$22]) / ([.B$23] * SQRT( [.A101]^2 + [.B$24]^2)) ) - ATAN( [.B$25] / [.A101] )" office:value-type="float" office:value="-0.699089833966369" calcext:value-type="float">
            <text:p>-0.699089833966369</text:p>
          </table:table-cell>
          <table:table-cell table:formula="of:= DEGREES([.B101])" office:value-type="float" office:value="-40.0548969867744" calcext:value-type="float">
            <text:p>-40.0548969867744</text:p>
          </table:table-cell>
          <table:table-cell/>
        </table:table-row>
        <table:table-row table:style-name="ro1">
          <table:table-cell office:value-type="float" office:value="132.799999999999" calcext:value-type="float">
            <text:p>132.799999999999</text:p>
          </table:table-cell>
          <table:table-cell table:formula="of:= ASIN(  ([.A102]^2 + [.B$22]) / ([.B$23] * SQRT( [.A102]^2 + [.B$24]^2)) ) - ATAN( [.B$25] / [.A102] )" office:value-type="float" office:value="-0.693167299834862" calcext:value-type="float">
            <text:p>-0.693167299834862</text:p>
          </table:table-cell>
          <table:table-cell table:formula="of:= DEGREES([.B102])" office:value-type="float" office:value="-39.7155607770169" calcext:value-type="float">
            <text:p>-39.7155607770169</text:p>
          </table:table-cell>
          <table:table-cell/>
        </table:table-row>
        <table:table-row table:style-name="ro1">
          <table:table-cell office:value-type="float" office:value="133.799999999999" calcext:value-type="float">
            <text:p>133.799999999999</text:p>
          </table:table-cell>
          <table:table-cell table:formula="of:= ASIN(  ([.A103]^2 + [.B$22]) / ([.B$23] * SQRT( [.A103]^2 + [.B$24]^2)) ) - ATAN( [.B$25] / [.A103] )" office:value-type="float" office:value="-0.635753095110256" calcext:value-type="float">
            <text:p>-0.635753095110256</text:p>
          </table:table-cell>
          <table:table-cell table:formula="of:= DEGREES([.B103])" office:value-type="float" office:value="-36.4259691621969" calcext:value-type="float">
            <text:p>-36.4259691621969</text:p>
          </table:table-cell>
          <table:table-cell/>
        </table:table-row>
        <table:table-row table:style-name="ro1">
          <table:table-cell office:value-type="float" office:value="134.799999999999" calcext:value-type="float">
            <text:p>134.799999999999</text:p>
          </table:table-cell>
          <table:table-cell table:formula="of:= ASIN(  ([.A104]^2 + [.B$22]) / ([.B$23] * SQRT( [.A104]^2 + [.B$24]^2)) ) - ATAN( [.B$25] / [.A104] )" office:value-type="float" office:value="-0.581208275080332" calcext:value-type="float">
            <text:p>-0.581208275080332</text:p>
          </table:table-cell>
          <table:table-cell table:formula="of:= DEGREES([.B104])" office:value-type="float" office:value="-33.3007811801816" calcext:value-type="float">
            <text:p>-33.3007811801816</text:p>
          </table:table-cell>
          <table:table-cell/>
        </table:table-row>
        <table:table-row table:style-name="ro1">
          <table:table-cell office:value-type="float" office:value="135.799999999999" calcext:value-type="float">
            <text:p>135.799999999999</text:p>
          </table:table-cell>
          <table:table-cell table:formula="of:= ASIN(  ([.A105]^2 + [.B$22]) / ([.B$23] * SQRT( [.A105]^2 + [.B$24]^2)) ) - ATAN( [.B$25] / [.A105] )" office:value-type="float" office:value="-0.529045745078236" calcext:value-type="float">
            <text:p>-0.529045745078236</text:p>
          </table:table-cell>
          <table:table-cell table:formula="of:= DEGREES([.B105])" office:value-type="float" office:value="-30.312088362337" calcext:value-type="float">
            <text:p>-30.312088362337</text:p>
          </table:table-cell>
          <table:table-cell/>
        </table:table-row>
        <table:table-row table:style-name="ro1">
          <table:table-cell office:value-type="float" office:value="136.799999999999" calcext:value-type="float">
            <text:p>136.799999999999</text:p>
          </table:table-cell>
          <table:table-cell table:formula="of:= ASIN(  ([.A106]^2 + [.B$22]) / ([.B$23] * SQRT( [.A106]^2 + [.B$24]^2)) ) - ATAN( [.B$25] / [.A106] )" office:value-type="float" office:value="-0.478889852638116" calcext:value-type="float">
            <text:p>-0.478889852638116</text:p>
          </table:table-cell>
          <table:table-cell table:formula="of:= DEGREES([.B106])" office:value-type="float" office:value="-27.438367407806" calcext:value-type="float">
            <text:p>-27.438367407806</text:p>
          </table:table-cell>
          <table:table-cell/>
        </table:table-row>
        <table:table-row table:style-name="ro1">
          <table:table-cell office:value-type="float" office:value="137.799999999999" calcext:value-type="float">
            <text:p>137.799999999999</text:p>
          </table:table-cell>
          <table:table-cell table:formula="of:= ASIN(  ([.A107]^2 + [.B$22]) / ([.B$23] * SQRT( [.A107]^2 + [.B$24]^2)) ) - ATAN( [.B$25] / [.A107] )" office:value-type="float" office:value="-0.430442797957601" calcext:value-type="float">
            <text:p>-0.430442797957601</text:p>
          </table:table-cell>
          <table:table-cell table:formula="of:= DEGREES([.B107])" office:value-type="float" office:value="-24.6625556447729" calcext:value-type="float">
            <text:p>-24.6625556447729</text:p>
          </table:table-cell>
          <table:table-cell/>
        </table:table-row>
        <table:table-row table:style-name="ro1">
          <table:table-cell office:value-type="float" office:value="138.799999999999" calcext:value-type="float">
            <text:p>138.799999999999</text:p>
          </table:table-cell>
          <table:table-cell table:formula="of:= ASIN(  ([.A108]^2 + [.B$22]) / ([.B$23] * SQRT( [.A108]^2 + [.B$24]^2)) ) - ATAN( [.B$25] / [.A108] )" office:value-type="float" office:value="-0.383462941090697" calcext:value-type="float">
            <text:p>-0.383462941090697</text:p>
          </table:table-cell>
          <table:table-cell table:formula="of:= DEGREES([.B108])" office:value-type="float" office:value="-21.9708081241707" calcext:value-type="float">
            <text:p>-21.9708081241707</text:p>
          </table:table-cell>
          <table:table-cell/>
        </table:table-row>
        <table:table-row table:style-name="ro1">
          <table:table-cell office:value-type="float" office:value="139.799999999999" calcext:value-type="float">
            <text:p>139.799999999999</text:p>
          </table:table-cell>
          <table:table-cell table:formula="of:= ASIN(  ([.A109]^2 + [.B$22]) / ([.B$23] * SQRT( [.A109]^2 + [.B$24]^2)) ) - ATAN( [.B$25] / [.A109] )" office:value-type="float" office:value="-0.337750217156449" calcext:value-type="float">
            <text:p>-0.337750217156449</text:p>
          </table:table-cell>
          <table:table-cell table:formula="of:= DEGREES([.B109])" office:value-type="float" office:value="-19.3516619726916" calcext:value-type="float">
            <text:p>-19.3516619726916</text:p>
          </table:table-cell>
          <table:table-cell/>
        </table:table-row>
        <table:table-row table:style-name="ro1">
          <table:table-cell office:value-type="float" office:value="140.799999999999" calcext:value-type="float">
            <text:p>140.799999999999</text:p>
          </table:table-cell>
          <table:table-cell table:formula="of:= ASIN(  ([.A110]^2 + [.B$22]) / ([.B$23] * SQRT( [.A110]^2 + [.B$24]^2)) ) - ATAN( [.B$25] / [.A110] )" office:value-type="float" office:value="-0.293135992484685" calcext:value-type="float">
            <text:p>-0.293135992484685</text:p>
          </table:table-cell>
          <table:table-cell table:formula="of:= DEGREES([.B110])" office:value-type="float" office:value="-16.7954551927511" calcext:value-type="float">
            <text:p>-16.7954551927511</text:p>
          </table:table-cell>
          <table:table-cell/>
        </table:table-row>
        <table:table-row table:style-name="ro1">
          <table:table-cell office:value-type="float" office:value="141.799999999999" calcext:value-type="float">
            <text:p>141.799999999999</text:p>
          </table:table-cell>
          <table:table-cell table:formula="of:= ASIN(  ([.A111]^2 + [.B$22]) / ([.B$23] * SQRT( [.A111]^2 + [.B$24]^2)) ) - ATAN( [.B$25] / [.A111] )" office:value-type="float" office:value="-0.249475800054638" calcext:value-type="float">
            <text:p>-0.249475800054638</text:p>
          </table:table-cell>
          <table:table-cell table:formula="of:= DEGREES([.B111])" office:value-type="float" office:value="-14.2939104337803" calcext:value-type="float">
            <text:p>-14.2939104337803</text:p>
          </table:table-cell>
          <table:table-cell/>
        </table:table-row>
        <table:table-row table:style-name="ro1">
          <table:table-cell office:value-type="float" office:value="142.799999999999" calcext:value-type="float">
            <text:p>142.799999999999</text:p>
          </table:table-cell>
          <table:table-cell table:formula="of:= ASIN(  ([.A112]^2 + [.B$22]) / ([.B$23] * SQRT( [.A112]^2 + [.B$24]^2)) ) - ATAN( [.B$25] / [.A112] )" office:value-type="float" office:value="-0.206644000441036" calcext:value-type="float">
            <text:p>-0.206644000441036</text:p>
          </table:table-cell>
          <table:table-cell table:formula="of:= DEGREES([.B112])" office:value-type="float" office:value="-11.8398290869709" calcext:value-type="float">
            <text:p>-11.8398290869709</text:p>
          </table:table-cell>
          <table:table-cell/>
        </table:table-row>
        <table:table-row table:style-name="ro1">
          <table:table-cell office:value-type="float" office:value="143.799999999999" calcext:value-type="float">
            <text:p>143.799999999999</text:p>
          </table:table-cell>
          <table:table-cell table:formula="of:= ASIN(  ([.A113]^2 + [.B$22]) / ([.B$23] * SQRT( [.A113]^2 + [.B$24]^2)) ) - ATAN( [.B$25] / [.A113] )" office:value-type="float" office:value="-0.164529764202408" calcext:value-type="float">
            <text:p>-0.164529764202408</text:p>
          </table:table-cell>
          <table:table-cell table:formula="of:= DEGREES([.B113])" office:value-type="float" office:value="-9.42686109308059" calcext:value-type="float">
            <text:p>-9.42686109308059</text:p>
          </table:table-cell>
          <table:table-cell/>
        </table:table-row>
        <table:table-row table:style-name="ro1">
          <table:table-cell office:value-type="float" office:value="144.799999999999" calcext:value-type="float">
            <text:p>144.799999999999</text:p>
          </table:table-cell>
          <table:table-cell table:formula="of:= ASIN(  ([.A114]^2 + [.B$22]) / ([.B$23] * SQRT( [.A114]^2 + [.B$24]^2)) ) - ATAN( [.B$25] / [.A114] )" office:value-type="float" office:value="-0.12303398072535" calcext:value-type="float">
            <text:p>-0.12303398072535</text:p>
          </table:table-cell>
          <table:table-cell table:formula="of:= DEGREES([.B114])" office:value-type="float" office:value="-7.04932783225646" calcext:value-type="float">
            <text:p>-7.04932783225646</text:p>
          </table:table-cell>
          <table:table-cell/>
        </table:table-row>
        <table:table-row table:style-name="ro1">
          <table:table-cell office:value-type="float" office:value="145.799999999999" calcext:value-type="float">
            <text:p>145.799999999999</text:p>
          </table:table-cell>
          <table:table-cell table:formula="of:= ASIN(  ([.A115]^2 + [.B$22]) / ([.B$23] * SQRT( [.A115]^2 + [.B$24]^2)) ) - ATAN( [.B$25] / [.A115] )" office:value-type="float" office:value="-0.082066827689745" calcext:value-type="float">
            <text:p>-0.082066827689745</text:p>
          </table:table-cell>
          <table:table-cell table:formula="of:= DEGREES([.B115])" office:value-type="float" office:value="-4.70208286464975" calcext:value-type="float">
            <text:p>-4.70208286464975</text:p>
          </table:table-cell>
          <table:table-cell/>
        </table:table-row>
        <table:table-row table:style-name="ro1">
          <table:table-cell office:value-type="float" office:value="146.799999999999" calcext:value-type="float">
            <text:p>146.799999999999</text:p>
          </table:table-cell>
          <table:table-cell table:formula="of:= ASIN(  ([.A116]^2 + [.B$22]) / ([.B$23] * SQRT( [.A116]^2 + [.B$24]^2)) ) - ATAN( [.B$25] / [.A116] )" office:value-type="float" office:value="-0.041545817331939" calcext:value-type="float">
            <text:p>-0.041545817331939</text:p>
          </table:table-cell>
          <table:table-cell table:formula="of:= DEGREES([.B116])" office:value-type="float" office:value="-2.38039998954157" calcext:value-type="float">
            <text:p>-2.38039998954157</text:p>
          </table:table-cell>
          <table:table-cell/>
        </table:table-row>
        <table:table-row table:style-name="ro1">
          <table:table-cell office:value-type="float" office:value="147.799999999999" calcext:value-type="float">
            <text:p>147.799999999999</text:p>
          </table:table-cell>
          <table:table-cell table:formula="of:= ASIN(  ([.A117]^2 + [.B$22]) / ([.B$23] * SQRT( [.A117]^2 + [.B$24]^2)) ) - ATAN( [.B$25] / [.A117] )" office:value-type="float" office:value="-0.00139418894859042" calcext:value-type="float">
            <text:p>-0.00139418894859</text:p>
          </table:table-cell>
          <table:table-cell table:formula="of:= DEGREES([.B117])" office:value-type="float" office:value="-0.0798811425980129" calcext:value-type="float">
            <text:p>-0.079881142598013</text:p>
          </table:table-cell>
          <table:table-cell/>
        </table:table-row>
        <table:table-row table:style-name="ro1">
          <table:table-cell office:value-type="float" office:value="148.799999999999" calcext:value-type="float">
            <text:p>148.799999999999</text:p>
          </table:table-cell>
          <table:table-cell table:formula="of:= ASIN(  ([.A118]^2 + [.B$22]) / ([.B$23] * SQRT( [.A118]^2 + [.B$24]^2)) ) - ATAN( [.B$25] / [.A118] )" office:value-type="float" office:value="0.0384604477390975" calcext:value-type="float">
            <text:p>0.038460447739098</text:p>
          </table:table-cell>
          <table:table-cell table:formula="of:= DEGREES([.B118])" office:value-type="float" office:value="2.20362133363375" calcext:value-type="float">
            <text:p>2.20362133363375</text:p>
          </table:table-cell>
          <table:table-cell/>
        </table:table-row>
        <table:table-row table:style-name="ro1">
          <table:table-cell office:value-type="float" office:value="149.799999999999" calcext:value-type="float">
            <text:p>149.799999999999</text:p>
          </table:table-cell>
          <table:table-cell table:formula="of:= ASIN(  ([.A119]^2 + [.B$22]) / ([.B$23] * SQRT( [.A119]^2 + [.B$24]^2)) ) - ATAN( [.B$25] / [.A119] )" office:value-type="float" office:value="0.0780872903110354" calcext:value-type="float">
            <text:p>0.078087290311036</text:p>
          </table:table-cell>
          <table:table-cell table:formula="of:= DEGREES([.B119])" office:value-type="float" office:value="4.47407216843514" calcext:value-type="float">
            <text:p>4.47407216843514</text:p>
          </table:table-cell>
          <table:table-cell/>
        </table:table-row>
        <table:table-row table:style-name="ro1">
          <table:table-cell office:value-type="float" office:value="150.799999999999" calcext:value-type="float">
            <text:p>150.799999999999</text:p>
          </table:table-cell>
          <table:table-cell table:formula="of:= ASIN(  ([.A120]^2 + [.B$22]) / ([.B$23] * SQRT( [.A120]^2 + [.B$24]^2)) ) - ATAN( [.B$25] / [.A120] )" office:value-type="float" office:value="0.11755339888434" calcext:value-type="float">
            <text:p>0.11755339888434</text:p>
          </table:table-cell>
          <table:table-cell table:formula="of:= DEGREES([.B120])" office:value-type="float" office:value="6.73531362349055" calcext:value-type="float">
            <text:p>6.73531362349055</text:p>
          </table:table-cell>
          <table:table-cell/>
        </table:table-row>
        <table:table-row table:style-name="ro1">
          <table:table-cell office:value-type="float" office:value="151.799999999999" calcext:value-type="float">
            <text:p>151.799999999999</text:p>
          </table:table-cell>
          <table:table-cell table:formula="of:= ASIN(  ([.A121]^2 + [.B$22]) / ([.B$23] * SQRT( [.A121]^2 + [.B$24]^2)) ) - ATAN( [.B$25] / [.A121] )" office:value-type="float" office:value="0.156924675301909" calcext:value-type="float">
            <text:p>0.156924675301909</text:p>
          </table:table-cell>
          <table:table-cell table:formula="of:= DEGREES([.B121])" office:value-type="float" office:value="8.99112159626021" calcext:value-type="float">
            <text:p>8.99112159626021</text:p>
          </table:table-cell>
          <table:table-cell/>
        </table:table-row>
        <table:table-row table:style-name="ro1">
          <table:table-cell office:value-type="float" office:value="152.799999999999" calcext:value-type="float">
            <text:p>152.799999999999</text:p>
          </table:table-cell>
          <table:table-cell table:formula="of:= ASIN(  ([.A122]^2 + [.B$22]) / ([.B$23] * SQRT( [.A122]^2 + [.B$24]^2)) ) - ATAN( [.B$25] / [.A122] )" office:value-type="float" office:value="0.196266806880051" calcext:value-type="float">
            <text:p>0.196266806880051</text:p>
          </table:table-cell>
          <table:table-cell table:formula="of:= DEGREES([.B122])" office:value-type="float" office:value="11.2452596927361" calcext:value-type="float">
            <text:p>11.2452596927361</text:p>
          </table:table-cell>
          <table:table-cell/>
        </table:table-row>
        <table:table-row table:style-name="ro1">
          <table:table-cell office:value-type="float" office:value="153.799999999999" calcext:value-type="float">
            <text:p>153.799999999999</text:p>
          </table:table-cell>
          <table:table-cell table:formula="of:= ASIN(  ([.A123]^2 + [.B$22]) / ([.B$23] * SQRT( [.A123]^2 + [.B$24]^2)) ) - ATAN( [.B$25] / [.A123] )" office:value-type="float" office:value="0.235646212852649" calcext:value-type="float">
            <text:p>0.235646212852649</text:p>
          </table:table-cell>
          <table:table-cell table:formula="of:= DEGREES([.B123])" office:value-type="float" office:value="13.5015334546983" calcext:value-type="float">
            <text:p>13.5015334546983</text:p>
          </table:table-cell>
          <table:table-cell/>
        </table:table-row>
        <table:table-row table:style-name="ro1">
          <table:table-cell office:value-type="float" office:value="154.799999999999" calcext:value-type="float">
            <text:p>154.799999999999</text:p>
          </table:table-cell>
          <table:table-cell table:formula="of:= ASIN(  ([.A124]^2 + [.B$22]) / ([.B$23] * SQRT( [.A124]^2 + [.B$24]^2)) ) - ATAN( [.B$25] / [.A124] )" office:value-type="float" office:value="0.275131032241738" calcext:value-type="float">
            <text:p>0.275131032241738</text:p>
          </table:table-cell>
          <table:table-cell table:formula="of:= DEGREES([.B124])" office:value-type="float" office:value="15.7638469605294" calcext:value-type="float">
            <text:p>15.7638469605294</text:p>
          </table:table-cell>
          <table:table-cell/>
        </table:table-row>
        <table:table-row table:style-name="ro1">
          <table:table-cell office:value-type="float" office:value="155.799999999999" calcext:value-type="float">
            <text:p>155.799999999999</text:p>
          </table:table-cell>
          <table:table-cell table:formula="of:= ASIN(  ([.A125]^2 + [.B$22]) / ([.B$23] * SQRT( [.A125]^2 + [.B$24]^2)) ) - ATAN( [.B$25] / [.A125] )" office:value-type="float" office:value="0.314792195645815" calcext:value-type="float">
            <text:p>0.314792195645815</text:p>
          </table:table-cell>
          <table:table-cell table:formula="of:= DEGREES([.B125])" office:value-type="float" office:value="18.0362642341617" calcext:value-type="float">
            <text:p>18.0362642341617</text:p>
          </table:table-cell>
          <table:table-cell/>
        </table:table-row>
        <table:table-row table:style-name="ro1">
          <table:table-cell office:value-type="float" office:value="156.799999999999" calcext:value-type="float">
            <text:p>156.799999999999</text:p>
          </table:table-cell>
          <table:table-cell table:formula="of:= ASIN(  ([.A126]^2 + [.B$22]) / ([.B$23] * SQRT( [.A126]^2 + [.B$24]^2)) ) - ATAN( [.B$25] / [.A126] )" office:value-type="float" office:value="0.354704630913582" calcext:value-type="float">
            <text:p>0.354704630913582</text:p>
          </table:table-cell>
          <table:table-cell table:formula="of:= DEGREES([.B126])" office:value-type="float" office:value="20.3230783250938" calcext:value-type="float">
            <text:p>20.3230783250938</text:p>
          </table:table-cell>
          <table:table-cell/>
        </table:table-row>
        <table:table-row table:style-name="ro1">
          <table:table-cell office:value-type="float" office:value="157.799999999999" calcext:value-type="float">
            <text:p>157.799999999999</text:p>
          </table:table-cell>
          <table:table-cell table:formula="of:= ASIN(  ([.A127]^2 + [.B$22]) / ([.B$23] * SQRT( [.A127]^2 + [.B$24]^2)) ) - ATAN( [.B$25] / [.A127] )" office:value-type="float" office:value="0.394948664964879" calcext:value-type="float">
            <text:p>0.394948664964879</text:p>
          </table:table-cell>
          <table:table-cell table:formula="of:= DEGREES([.B127])" office:value-type="float" office:value="22.6288916268139" calcext:value-type="float">
            <text:p>22.6288916268139</text:p>
          </table:table-cell>
          <table:table-cell/>
        </table:table-row>
        <table:table-row table:style-name="ro1">
          <table:table-cell office:value-type="float" office:value="158.799999999999" calcext:value-type="float">
            <text:p>158.799999999999</text:p>
          </table:table-cell>
          <table:table-cell table:formula="of:= ASIN(  ([.A128]^2 + [.B$22]) / ([.B$23] * SQRT( [.A128]^2 + [.B$24]^2)) ) - ATAN( [.B$25] / [.A128] )" office:value-type="float" office:value="0.43561170304" calcext:value-type="float">
            <text:p>0.43561170304</text:p>
          </table:table-cell>
          <table:table-cell table:formula="of:= DEGREES([.B128])" office:value-type="float" office:value="24.9587120906981" calcext:value-type="float">
            <text:p>24.9587120906981</text:p>
          </table:table-cell>
          <table:table-cell/>
        </table:table-row>
        <table:table-row table:style-name="ro1">
          <table:table-cell office:value-type="float" office:value="159.799999999999" calcext:value-type="float">
            <text:p>159.799999999999</text:p>
          </table:table-cell>
          <table:table-cell table:formula="of:= ASIN(  ([.A129]^2 + [.B$22]) / ([.B$23] * SQRT( [.A129]^2 + [.B$24]^2)) ) - ATAN( [.B$25] / [.A129] )" office:value-type="float" office:value="0.476790295573697" calcext:value-type="float">
            <text:p>0.476790295573697</text:p>
          </table:table-cell>
          <table:table-cell table:formula="of:= DEGREES([.B129])" office:value-type="float" office:value="27.3180716491679" calcext:value-type="float">
            <text:p>27.3180716491679</text:p>
          </table:table-cell>
          <table:table-cell/>
        </table:table-row>
        <table:table-row table:style-name="ro1">
          <table:table-cell office:value-type="float" office:value="160.799999999999" calcext:value-type="float">
            <text:p>160.799999999999</text:p>
          </table:table-cell>
          <table:table-cell table:formula="of:= ASIN(  ([.A130]^2 + [.B$22]) / ([.B$23] * SQRT( [.A130]^2 + [.B$24]^2)) ) - ATAN( [.B$25] / [.A130] )" office:value-type="float" office:value="0.51859274696188" calcext:value-type="float">
            <text:p>0.51859274696188</text:p>
          </table:table-cell>
          <table:table-cell table:formula="of:= DEGREES([.B130])" office:value-type="float" office:value="29.7131756870116" calcext:value-type="float">
            <text:p>29.7131756870116</text:p>
          </table:table-cell>
          <table:table-cell/>
        </table:table-row>
        <table:table-row table:style-name="ro1">
          <table:table-cell office:value-type="float" office:value="161.799999999999" calcext:value-type="float">
            <text:p>161.799999999999</text:p>
          </table:table-cell>
          <table:table-cell table:formula="of:= ASIN(  ([.A131]^2 + [.B$22]) / ([.B$23] * SQRT( [.A131]^2 + [.B$24]^2)) ) - ATAN( [.B$25] / [.A131] )" office:value-type="float" office:value="0.561142488583366" calcext:value-type="float">
            <text:p>0.561142488583366</text:p>
          </table:table-cell>
          <table:table-cell table:formula="of:= DEGREES([.B131])" office:value-type="float" office:value="32.1510963012949" calcext:value-type="float">
            <text:p>32.1510963012949</text:p>
          </table:table-cell>
          <table:table-cell/>
        </table:table-row>
        <table:table-row table:style-name="ro1">
          <table:table-cell office:value-type="float" office:value="162.799999999999" calcext:value-type="float">
            <text:p>162.799999999999</text:p>
          </table:table-cell>
          <table:table-cell table:formula="of:= ASIN(  ([.A132]^2 + [.B$22]) / ([.B$23] * SQRT( [.A132]^2 + [.B$24]^2)) ) - ATAN( [.B$25] / [.A132] )" office:value-type="float" office:value="0.604582545876731" calcext:value-type="float">
            <text:p>0.604582545876731</text:p>
          </table:table-cell>
          <table:table-cell table:formula="of:= DEGREES([.B132])" office:value-type="float" office:value="34.6400282460112" calcext:value-type="float">
            <text:p>34.6400282460112</text:p>
          </table:table-cell>
          <table:table-cell/>
        </table:table-row>
        <table:table-row table:style-name="ro1">
          <table:table-cell office:value-type="float" office:value="163.799999999999" calcext:value-type="float">
            <text:p>163.799999999999</text:p>
          </table:table-cell>
          <table:table-cell table:formula="of:= ASIN(  ([.A133]^2 + [.B$22]) / ([.B$23] * SQRT( [.A133]^2 + [.B$24]^2)) ) - ATAN( [.B$25] / [.A133] )" office:value-type="float" office:value="0.649081603378729" calcext:value-type="float">
            <text:p>0.649081603378729</text:p>
          </table:table-cell>
          <table:table-cell table:formula="of:= DEGREES([.B133])" office:value-type="float" office:value="37.1896364331856" calcext:value-type="float">
            <text:p>37.1896364331856</text:p>
          </table:table-cell>
          <table:table-cell/>
        </table:table-row>
        <table:table-row table:style-name="ro1">
          <table:table-cell office:value-type="float" office:value="164.799999999999" calcext:value-type="float">
            <text:p>164.799999999999</text:p>
          </table:table-cell>
          <table:table-cell table:formula="of:= ASIN(  ([.A134]^2 + [.B$22]) / ([.B$23] * SQRT( [.A134]^2 + [.B$24]^2)) ) - ATAN( [.B$25] / [.A134] )" office:value-type="float" office:value="0.694842463010003" calcext:value-type="float">
            <text:p>0.694842463010003</text:p>
          </table:table-cell>
          <table:table-cell table:formula="of:= DEGREES([.B134])" office:value-type="float" office:value="39.8115405569482" calcext:value-type="float">
            <text:p>39.8115405569482</text:p>
          </table:table-cell>
          <table:table-cell/>
        </table:table-row>
        <table:table-row table:style-name="ro1">
          <table:table-cell office:value-type="float" office:value="165.799999999999" calcext:value-type="float">
            <text:p>165.799999999999</text:p>
          </table:table-cell>
          <table:table-cell table:formula="of:= ASIN(  ([.A135]^2 + [.B$22]) / ([.B$23] * SQRT( [.A135]^2 + [.B$24]^2)) ) - ATAN( [.B$25] / [.A135] )" office:value-type="float" office:value="0.742114197470954" calcext:value-type="float">
            <text:p>0.742114197470954</text:p>
          </table:table-cell>
          <table:table-cell table:formula="of:= DEGREES([.B135])" office:value-type="float" office:value="42.5200114318238" calcext:value-type="float">
            <text:p>42.5200114318238</text:p>
          </table:table-cell>
          <table:table-cell/>
        </table:table-row>
        <table:table-row table:style-name="ro1">
          <table:table-cell office:value-type="float" office:value="166.799999999999" calcext:value-type="float">
            <text:p>166.799999999999</text:p>
          </table:table-cell>
          <table:table-cell table:formula="of:= ASIN(  ([.A136]^2 + [.B$22]) / ([.B$23] * SQRT( [.A136]^2 + [.B$24]^2)) ) - ATAN( [.B$25] / [.A136] )" office:value-type="float" office:value="0.791210221889167" calcext:value-type="float">
            <text:p>0.791210221889167</text:p>
          </table:table-cell>
          <table:table-cell table:formula="of:= DEGREES([.B136])" office:value-type="float" office:value="45.3330064218587" calcext:value-type="float">
            <text:p>45.3330064218587</text:p>
          </table:table-cell>
          <table:table-cell/>
        </table:table-row>
        <table:table-row table:style-name="ro1">
          <table:table-cell office:value-type="float" office:value="167.799999999999" calcext:value-type="float">
            <text:p>167.799999999999</text:p>
          </table:table-cell>
          <table:table-cell table:formula="of:= ASIN(  ([.A137]^2 + [.B$22]) / ([.B$23] * SQRT( [.A137]^2 + [.B$24]^2)) ) - ATAN( [.B$25] / [.A137] )" office:value-type="float" office:value="0.842536274796023" calcext:value-type="float">
            <text:p>0.842536274796023</text:p>
          </table:table-cell>
          <table:table-cell table:formula="of:= DEGREES([.B137])" office:value-type="float" office:value="48.2737726324867" calcext:value-type="float">
            <text:p>48.2737726324867</text:p>
          </table:table-cell>
          <table:table-cell/>
        </table:table-row>
        <table:table-row table:style-name="ro1">
          <table:table-cell office:value-type="float" office:value="168.799999999999" calcext:value-type="float">
            <text:p>168.799999999999</text:p>
          </table:table-cell>
          <table:table-cell table:formula="of:= ASIN(  ([.A138]^2 + [.B$22]) / ([.B$23] * SQRT( [.A138]^2 + [.B$24]^2)) ) - ATAN( [.B$25] / [.A138] )" office:value-type="float" office:value="0.896635920336488" calcext:value-type="float">
            <text:p>0.896635920336488</text:p>
          </table:table-cell>
          <table:table-cell table:formula="of:= DEGREES([.B138])" office:value-type="float" office:value="51.3734539951091" calcext:value-type="float">
            <text:p>51.3734539951091</text:p>
          </table:table-cell>
          <table:table-cell/>
        </table:table-row>
        <table:table-row table:style-name="ro1">
          <table:table-cell office:value-type="float" office:value="169.799999999999" calcext:value-type="float">
            <text:p>169.799999999999</text:p>
          </table:table-cell>
          <table:table-cell table:formula="of:= ASIN(  ([.A139]^2 + [.B$22]) / ([.B$23] * SQRT( [.A139]^2 + [.B$24]^2)) ) - ATAN( [.B$25] / [.A139] )" office:value-type="float" office:value="0.954269221652558" calcext:value-type="float">
            <text:p>0.954269221652558</text:p>
          </table:table-cell>
          <table:table-cell table:formula="of:= DEGREES([.B139])" office:value-type="float" office:value="54.6755989199257" calcext:value-type="float">
            <text:p>54.6755989199257</text:p>
          </table:table-cell>
          <table:table-cell/>
        </table:table-row>
        <table:table-row table:style-name="ro1">
          <table:table-cell office:value-type="float" office:value="170.799999999999" calcext:value-type="float">
            <text:p>170.799999999999</text:p>
          </table:table-cell>
          <table:table-cell table:formula="of:= ASIN(  ([.A140]^2 + [.B$22]) / ([.B$23] * SQRT( [.A140]^2 + [.B$24]^2)) ) - ATAN( [.B$25] / [.A140] )" office:value-type="float" office:value="1.01656001170812" calcext:value-type="float">
            <text:p>1.01656001170812</text:p>
          </table:table-cell>
          <table:table-cell table:formula="of:= DEGREES([.B140])" office:value-type="float" office:value="58.2445982926449" calcext:value-type="float">
            <text:p>58.2445982926449</text:p>
          </table:table-cell>
          <table:table-cell/>
        </table:table-row>
        <table:table-row table:style-name="ro1">
          <table:table-cell office:value-type="float" office:value="171.799999999999" calcext:value-type="float">
            <text:p>171.799999999999</text:p>
          </table:table-cell>
          <table:table-cell table:formula="of:= ASIN(  ([.A141]^2 + [.B$22]) / ([.B$23] * SQRT( [.A141]^2 + [.B$24]^2)) ) - ATAN( [.B$25] / [.A141] )" office:value-type="float" office:value="1.08530297651784" calcext:value-type="float">
            <text:p>1.08530297651784</text:p>
          </table:table-cell>
          <table:table-cell table:formula="of:= DEGREES([.B141])" office:value-type="float" office:value="62.1832800474583" calcext:value-type="float">
            <text:p>62.1832800474583</text:p>
          </table:table-cell>
          <table:table-cell/>
        </table:table-row>
        <table:table-row table:style-name="ro1">
          <table:table-cell office:value-type="float" office:value="172.799999999999" calcext:value-type="float">
            <text:p>172.799999999999</text:p>
          </table:table-cell>
          <table:table-cell table:formula="of:= ASIN(  ([.A142]^2 + [.B$22]) / ([.B$23] * SQRT( [.A142]^2 + [.B$24]^2)) ) - ATAN( [.B$25] / [.A142] )" office:value-type="float" office:value="1.16371281795108" calcext:value-type="float">
            <text:p>1.16371281795108</text:p>
          </table:table-cell>
          <table:table-cell table:formula="of:= DEGREES([.B142])" office:value-type="float" office:value="66.6758330338731" calcext:value-type="float">
            <text:p>66.6758330338731</text:p>
          </table:table-cell>
          <table:table-cell/>
        </table:table-row>
        <table:table-row table:style-name="ro1">
          <table:table-cell office:value-type="float" office:value="173.799999999999" calcext:value-type="float">
            <text:p>173.799999999999</text:p>
          </table:table-cell>
          <table:table-cell table:formula="of:= ASIN(  ([.A143]^2 + [.B$22]) / ([.B$23] * SQRT( [.A143]^2 + [.B$24]^2)) ) - ATAN( [.B$25] / [.A143] )" office:value-type="float" office:value="1.25878708318386" calcext:value-type="float">
            <text:p>1.25878708318386</text:p>
          </table:table-cell>
          <table:table-cell table:formula="of:= DEGREES([.B143])" office:value-type="float" office:value="72.1231871720185" calcext:value-type="float">
            <text:p>72.1231871720185</text:p>
          </table:table-cell>
          <table:table-cell/>
        </table:table-row>
        <table:table-row table:style-name="ro1">
          <table:table-cell office:value-type="float" office:value="174.799999999999" calcext:value-type="float">
            <text:p>174.799999999999</text:p>
          </table:table-cell>
          <table:table-cell table:formula="of:= ASIN(  ([.A144]^2 + [.B$22]) / ([.B$23] * SQRT( [.A144]^2 + [.B$24]^2)) ) - ATAN( [.B$25] / [.A144] )" office:value-type="float" office:value="1.39426336246563" calcext:value-type="float">
            <text:p>1.39426336246563</text:p>
          </table:table-cell>
          <table:table-cell table:formula="of:= DEGREES([.B144])" office:value-type="float" office:value="79.8854061989993" calcext:value-type="float">
            <text:p>79.8854061989993</text:p>
          </table:table-cell>
          <table:table-cell/>
        </table:table-row>
        <table:table-row table:style-name="ro1">
          <table:table-cell office:value-type="float" office:value="175.799999999999" calcext:value-type="float">
            <text:p>175.799999999999</text:p>
          </table:table-cell>
          <table:table-cell table:formula="of:= ASIN(  ([.A145]^2 + [.B$22]) / ([.B$23] * SQRT( [.A145]^2 + [.B$24]^2)) ) - ATAN( [.B$25] / [.A145] )" office:value-type="string" office:string-value="" calcext:value-type="error">
            <text:p>#NUM!</text:p>
          </table:table-cell>
          <table:table-cell table:formula="of:= DEGREES([.B14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6.799999999999" calcext:value-type="float">
            <text:p>176.799999999999</text:p>
          </table:table-cell>
          <table:table-cell table:formula="of:= ASIN(  ([.A146]^2 + [.B$22]) / ([.B$23] * SQRT( [.A146]^2 + [.B$24]^2)) ) - ATAN( [.B$25] / [.A146] )" office:value-type="string" office:string-value="" calcext:value-type="error">
            <text:p>#NUM!</text:p>
          </table:table-cell>
          <table:table-cell table:formula="of:= DEGREES([.B14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7.799999999999" calcext:value-type="float">
            <text:p>177.799999999999</text:p>
          </table:table-cell>
          <table:table-cell table:formula="of:= ASIN(  ([.A147]^2 + [.B$22]) / ([.B$23] * SQRT( [.A147]^2 + [.B$24]^2)) ) - ATAN( [.B$25] / [.A147] )" office:value-type="string" office:string-value="" calcext:value-type="error">
            <text:p>#NUM!</text:p>
          </table:table-cell>
          <table:table-cell table:formula="of:= DEGREES([.B14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8.799999999999" calcext:value-type="float">
            <text:p>178.799999999999</text:p>
          </table:table-cell>
          <table:table-cell table:formula="of:= ASIN(  ([.A148]^2 + [.B$22]) / ([.B$23] * SQRT( [.A148]^2 + [.B$24]^2)) ) - ATAN( [.B$25] / [.A148] )" office:value-type="string" office:string-value="" calcext:value-type="error">
            <text:p>#NUM!</text:p>
          </table:table-cell>
          <table:table-cell table:formula="of:= DEGREES([.B14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9.799999999999" calcext:value-type="float">
            <text:p>179.799999999999</text:p>
          </table:table-cell>
          <table:table-cell table:formula="of:= ASIN(  ([.A149]^2 + [.B$22]) / ([.B$23] * SQRT( [.A149]^2 + [.B$24]^2)) ) - ATAN( [.B$25] / [.A149] )" office:value-type="string" office:string-value="" calcext:value-type="error">
            <text:p>#NUM!</text:p>
          </table:table-cell>
          <table:table-cell table:formula="of:= DEGREES([.B14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0.799999999999" calcext:value-type="float">
            <text:p>180.799999999999</text:p>
          </table:table-cell>
          <table:table-cell table:formula="of:= ASIN(  ([.A150]^2 + [.B$22]) / ([.B$23] * SQRT( [.A150]^2 + [.B$24]^2)) ) - ATAN( [.B$25] / [.A150] )" office:value-type="string" office:string-value="" calcext:value-type="error">
            <text:p>#NUM!</text:p>
          </table:table-cell>
          <table:table-cell table:formula="of:= DEGREES([.B15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1.799999999999" calcext:value-type="float">
            <text:p>181.799999999999</text:p>
          </table:table-cell>
          <table:table-cell table:formula="of:= ASIN(  ([.A151]^2 + [.B$22]) / ([.B$23] * SQRT( [.A151]^2 + [.B$24]^2)) ) - ATAN( [.B$25] / [.A151] )" office:value-type="string" office:string-value="" calcext:value-type="error">
            <text:p>#NUM!</text:p>
          </table:table-cell>
          <table:table-cell table:formula="of:= DEGREES([.B15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2.799999999999" calcext:value-type="float">
            <text:p>182.799999999999</text:p>
          </table:table-cell>
          <table:table-cell table:formula="of:= ASIN(  ([.A152]^2 + [.B$22]) / ([.B$23] * SQRT( [.A152]^2 + [.B$24]^2)) ) - ATAN( [.B$25] / [.A152] )" office:value-type="string" office:string-value="" calcext:value-type="error">
            <text:p>#NUM!</text:p>
          </table:table-cell>
          <table:table-cell table:formula="of:= DEGREES([.B15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3.799999999999" calcext:value-type="float">
            <text:p>183.799999999999</text:p>
          </table:table-cell>
          <table:table-cell table:formula="of:= ASIN(  ([.A153]^2 + [.B$22]) / ([.B$23] * SQRT( [.A153]^2 + [.B$24]^2)) ) - ATAN( [.B$25] / [.A153] )" office:value-type="string" office:string-value="" calcext:value-type="error">
            <text:p>#NUM!</text:p>
          </table:table-cell>
          <table:table-cell table:formula="of:= DEGREES([.B153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4.799999999999" calcext:value-type="float">
            <text:p>184.799999999999</text:p>
          </table:table-cell>
          <table:table-cell table:formula="of:= ASIN(  ([.A154]^2 + [.B$22]) / ([.B$23] * SQRT( [.A154]^2 + [.B$24]^2)) ) - ATAN( [.B$25] / [.A154] )" office:value-type="string" office:string-value="" calcext:value-type="error">
            <text:p>#NUM!</text:p>
          </table:table-cell>
          <table:table-cell table:formula="of:= DEGREES([.B154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5.799999999999" calcext:value-type="float">
            <text:p>185.799999999999</text:p>
          </table:table-cell>
          <table:table-cell table:formula="of:= ASIN(  ([.A155]^2 + [.B$22]) / ([.B$23] * SQRT( [.A155]^2 + [.B$24]^2)) ) - ATAN( [.B$25] / [.A155] )" office:value-type="string" office:string-value="" calcext:value-type="error">
            <text:p>#NUM!</text:p>
          </table:table-cell>
          <table:table-cell table:formula="of:= DEGREES([.B15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6.799999999999" calcext:value-type="float">
            <text:p>186.799999999999</text:p>
          </table:table-cell>
          <table:table-cell table:formula="of:= ASIN(  ([.A156]^2 + [.B$22]) / ([.B$23] * SQRT( [.A156]^2 + [.B$24]^2)) ) - ATAN( [.B$25] / [.A156] )" office:value-type="string" office:string-value="" calcext:value-type="error">
            <text:p>#NUM!</text:p>
          </table:table-cell>
          <table:table-cell table:formula="of:= DEGREES([.B15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7.799999999999" calcext:value-type="float">
            <text:p>187.799999999999</text:p>
          </table:table-cell>
          <table:table-cell table:formula="of:= ASIN(  ([.A157]^2 + [.B$22]) / ([.B$23] * SQRT( [.A157]^2 + [.B$24]^2)) ) - ATAN( [.B$25] / [.A157] )" office:value-type="string" office:string-value="" calcext:value-type="error">
            <text:p>#NUM!</text:p>
          </table:table-cell>
          <table:table-cell table:formula="of:= DEGREES([.B15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8.799999999999" calcext:value-type="float">
            <text:p>188.799999999999</text:p>
          </table:table-cell>
          <table:table-cell table:formula="of:= ASIN(  ([.A158]^2 + [.B$22]) / ([.B$23] * SQRT( [.A158]^2 + [.B$24]^2)) ) - ATAN( [.B$25] / [.A158] )" office:value-type="string" office:string-value="" calcext:value-type="error">
            <text:p>#NUM!</text:p>
          </table:table-cell>
          <table:table-cell table:formula="of:= DEGREES([.B15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9.799999999999" calcext:value-type="float">
            <text:p>189.799999999999</text:p>
          </table:table-cell>
          <table:table-cell table:formula="of:= ASIN(  ([.A159]^2 + [.B$22]) / ([.B$23] * SQRT( [.A159]^2 + [.B$24]^2)) ) - ATAN( [.B$25] / [.A159] )" office:value-type="string" office:string-value="" calcext:value-type="error">
            <text:p>#NUM!</text:p>
          </table:table-cell>
          <table:table-cell table:formula="of:= DEGREES([.B15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0.799999999999" calcext:value-type="float">
            <text:p>190.799999999999</text:p>
          </table:table-cell>
          <table:table-cell table:formula="of:= ASIN(  ([.A160]^2 + [.B$22]) / ([.B$23] * SQRT( [.A160]^2 + [.B$24]^2)) ) - ATAN( [.B$25] / [.A160] )" office:value-type="string" office:string-value="" calcext:value-type="error">
            <text:p>#NUM!</text:p>
          </table:table-cell>
          <table:table-cell table:formula="of:= DEGREES([.B16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1.799999999999" calcext:value-type="float">
            <text:p>191.799999999999</text:p>
          </table:table-cell>
          <table:table-cell table:formula="of:= ASIN(  ([.A161]^2 + [.B$22]) / ([.B$23] * SQRT( [.A161]^2 + [.B$24]^2)) ) - ATAN( [.B$25] / [.A161] )" office:value-type="string" office:string-value="" calcext:value-type="error">
            <text:p>#NUM!</text:p>
          </table:table-cell>
          <table:table-cell table:formula="of:= DEGREES([.B16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2.799999999999" calcext:value-type="float">
            <text:p>192.799999999999</text:p>
          </table:table-cell>
          <table:table-cell table:formula="of:= ASIN(  ([.A162]^2 + [.B$22]) / ([.B$23] * SQRT( [.A162]^2 + [.B$24]^2)) ) - ATAN( [.B$25] / [.A162] )" office:value-type="string" office:string-value="" calcext:value-type="error">
            <text:p>#NUM!</text:p>
          </table:table-cell>
          <table:table-cell table:formula="of:= DEGREES([.B16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3.799999999999" calcext:value-type="float">
            <text:p>193.799999999999</text:p>
          </table:table-cell>
          <table:table-cell table:formula="of:= ASIN(  ([.A163]^2 + [.B$22]) / ([.B$23] * SQRT( [.A163]^2 + [.B$24]^2)) ) - ATAN( [.B$25] / [.A163] )" office:value-type="string" office:string-value="" calcext:value-type="error">
            <text:p>#NUM!</text:p>
          </table:table-cell>
          <table:table-cell table:formula="of:= DEGREES([.B163])" office:value-type="string" office:string-value="" calcext:value-type="error">
            <text:p>#NUM!</text:p>
          </table:table-cell>
          <table:table-cell/>
        </table:table-row>
      </table:table>
      <table:table table:name="GEOMETRY_2" table:style-name="ta1">
        <table:shapes>
          <draw:frame draw:z-index="0" draw:style-name="gr1" draw:text-style-name="P1" svg:width="188.01mm" svg:height="152.63mm" svg:x="158.74mm" svg:y="42.81mm">
            <draw:object draw:notify-on-update-of-ranges="GEOMETRY_2.A34:GEOMETRY_2.A121 GEOMETRY_2.B33:GEOMETRY_2.B33 GEOMETRY_2.B34:GEOMETRY_2.B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9.1)" office:value-type="float" office:value="0.856956662729216" calcext:value-type="float">
            <text:p>0.85695666272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6)" office:value-type="float" office:value="0.453785605518526" calcext:value-type="float">
            <text:p>0.45378560551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table:formula="of:= 99.55 / 2" office:value-type="float" office:value="49.775" calcext:value-type="float">
            <text:p>49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table:formula="of:= 138.13 / 2" office:value-type="float" office:value="69.065" calcext:value-type="float">
            <text:p>69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7.6226064278193" calcext:value-type="float">
            <text:p>-37.6226064278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2.5897240027806" calcext:value-type="float">
            <text:p>-32.5897240027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0.2761032529876" calcext:value-type="float">
            <text:p>-30.2761032529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62.075210807652" calcext:value-type="float">
            <text:p>-62.0752108076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18451.6349589819" calcext:value-type="float">
            <text:p>-18451.6349589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3.9711088978113" calcext:value-type="float">
            <text:p>53.9711088978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7.34650317483164" calcext:value-type="float">
            <text:p>-7.346503174831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34.961554730418" calcext:value-type="float">
            <text:p>134.961554730418</text:p>
          </table:table-cell>
          <table:table-cell table:formula="of:= ASIN(  ([.A29]^2 + [.B$22]) / ([.B$23] * SQRT( [.A29]^2 + [.B$24]^2)) ) - ATAN( [.B$25] / [.A29] )" office:value-type="float" office:value="0.0000000000000254449239456278" calcext:value-type="float">
            <text:p>2.54449239456278E-14</text:p>
          </table:table-cell>
          <table:table-cell table:formula="of:= DEGREES([.B29])" office:value-type="float" office:value="0.00000000000145788675211584" calcext:value-type="float">
            <text:p>1.45788675211584E-12</text:p>
          </table:table-cell>
          <table:table-cell table:formula="of:=[.B29]^2" office:value-type="float" office:value="6.47444154598783E-028" calcext:value-type="float">
            <text:p>6.47444154598783E-28</text:p>
          </table:table-cell>
        </table:table-row>
        <table:table-row table:style-name="ro1">
          <table:table-cell office:value-type="float" office:value="135.02311" calcext:value-type="float">
            <text:p>135.02311</text:p>
          </table:table-cell>
          <table:table-cell table:formula="of:= ASIN(  ([.A30]^2 + [.B$22]) / ([.B$23] * SQRT( [.A30]^2 + [.B$24]^2)) ) - ATAN( [.B$25] / [.A30] )" office:value-type="float" office:value="0.00381158068893378" calcext:value-type="float">
            <text:p>0.003811580688934</text:p>
          </table:table-cell>
          <table:table-cell table:formula="of:= DEGREES([.B30])" office:value-type="float" office:value="0.218387486749472" calcext:value-type="float">
            <text:p>0.218387486749472</text:p>
          </table:table-cell>
          <table:table-cell table:formula="of:=[.B30]^2" office:value-type="float" office:value="0.0000145281473482529" calcext:value-type="float">
            <text:p>1.45281473482529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table:formula="of:=[.A29]-0.01" office:value-type="float" office:value="134.951554730418" calcext:value-type="float">
            <text:p>134.951554730418</text:p>
          </table:table-cell>
          <table:table-cell table:formula="of:= ASIN(  ([.A34]^2 + [.B$22]) / ([.B$23] * SQRT( [.A34]^2 + [.B$24]^2)) ) - ATAN( [.B$25] / [.A34] )" office:value-type="float" office:value="-0.000619405227780472" calcext:value-type="float">
            <text:p>-0.00061940522778</text:p>
          </table:table-cell>
          <table:table-cell table:formula="of:= DEGREES([.B34])" office:value-type="float" office:value="-0.0354893053601604" calcext:value-type="float">
            <text:p>-0.035489305360161</text:p>
          </table:table-cell>
          <table:table-cell/>
        </table:table-row>
        <table:table-row table:style-name="ro1">
          <table:table-cell table:formula="of:=[.A34]+0.001" office:value-type="float" office:value="134.952554730418" calcext:value-type="float">
            <text:p>134.952554730418</text:p>
          </table:table-cell>
          <table:table-cell table:formula="of:= ASIN(  ([.A35]^2 + [.B$22]) / ([.B$23] * SQRT( [.A35]^2 + [.B$24]^2)) ) - ATAN( [.B$25] / [.A35] )" office:value-type="float" office:value="-0.000557462257144085" calcext:value-type="float">
            <text:p>-0.000557462257144</text:p>
          </table:table-cell>
          <table:table-cell table:formula="of:= DEGREES([.B35])" office:value-type="float" office:value="-0.0319402345721927" calcext:value-type="float">
            <text:p>-0.031940234572193</text:p>
          </table:table-cell>
          <table:table-cell/>
        </table:table-row>
        <table:table-row table:style-name="ro1">
          <table:table-cell table:formula="of:=[.A35]+0.001" office:value-type="float" office:value="134.953554730418" calcext:value-type="float">
            <text:p>134.953554730418</text:p>
          </table:table-cell>
          <table:table-cell table:formula="of:= ASIN(  ([.A36]^2 + [.B$22]) / ([.B$23] * SQRT( [.A36]^2 + [.B$24]^2)) ) - ATAN( [.B$25] / [.A36] )" office:value-type="float" office:value="-0.000495519831149475" calcext:value-type="float">
            <text:p>-0.000495519831149</text:p>
          </table:table-cell>
          <table:table-cell table:formula="of:= DEGREES([.B36])" office:value-type="float" office:value="-0.0283911949899001" calcext:value-type="float">
            <text:p>-0.0283911949899</text:p>
          </table:table-cell>
          <table:table-cell/>
        </table:table-row>
        <table:table-row table:style-name="ro1">
          <table:table-cell table:formula="of:=[.A36]+0.001" office:value-type="float" office:value="134.954554730418" calcext:value-type="float">
            <text:p>134.954554730418</text:p>
          </table:table-cell>
          <table:table-cell table:formula="of:= ASIN(  ([.A37]^2 + [.B$22]) / ([.B$23] * SQRT( [.A37]^2 + [.B$24]^2)) ) - ATAN( [.B$25] / [.A37] )" office:value-type="float" office:value="-0.000433577949545225" calcext:value-type="float">
            <text:p>-0.000433577949545</text:p>
          </table:table-cell>
          <table:table-cell table:formula="of:= DEGREES([.B37])" office:value-type="float" office:value="-0.0248421865988775" calcext:value-type="float">
            <text:p>-0.024842186598878</text:p>
          </table:table-cell>
          <table:table-cell/>
        </table:table-row>
        <table:table-row table:style-name="ro1">
          <table:table-cell table:formula="of:=[.A37]+0.001" office:value-type="float" office:value="134.955554730418" calcext:value-type="float">
            <text:p>134.955554730418</text:p>
          </table:table-cell>
          <table:table-cell table:formula="of:= ASIN(  ([.A38]^2 + [.B$22]) / ([.B$23] * SQRT( [.A38]^2 + [.B$24]^2)) ) - ATAN( [.B$25] / [.A38] )" office:value-type="float" office:value="-0.00037163661207746" calcext:value-type="float">
            <text:p>-0.000371636612077</text:p>
          </table:table-cell>
          <table:table-cell table:formula="of:= DEGREES([.B38])" office:value-type="float" office:value="-0.021293209384579" calcext:value-type="float">
            <text:p>-0.021293209384579</text:p>
          </table:table-cell>
          <table:table-cell/>
        </table:table-row>
        <table:table-row table:style-name="ro1">
          <table:table-cell table:formula="of:=[.A38]+0.001" office:value-type="float" office:value="134.956554730418" calcext:value-type="float">
            <text:p>134.956554730418</text:p>
          </table:table-cell>
          <table:table-cell table:formula="of:= ASIN(  ([.A39]^2 + [.B$22]) / ([.B$23] * SQRT( [.A39]^2 + [.B$24]^2)) ) - ATAN( [.B$25] / [.A39] )" office:value-type="float" office:value="-0.000309695818493105" calcext:value-type="float">
            <text:p>-0.000309695818493</text:p>
          </table:table-cell>
          <table:table-cell table:formula="of:= DEGREES([.B39])" office:value-type="float" office:value="-0.0177442633325045" calcext:value-type="float">
            <text:p>-0.017744263332505</text:p>
          </table:table-cell>
          <table:table-cell/>
        </table:table-row>
        <table:table-row table:style-name="ro1">
          <table:table-cell table:formula="of:=[.A39]+0.001" office:value-type="float" office:value="134.957554730418" calcext:value-type="float">
            <text:p>134.957554730418</text:p>
          </table:table-cell>
          <table:table-cell table:formula="of:= ASIN(  ([.A40]^2 + [.B$22]) / ([.B$23] * SQRT( [.A40]^2 + [.B$24]^2)) ) - ATAN( [.B$25] / [.A40] )" office:value-type="float" office:value="-0.000247755568539967" calcext:value-type="float">
            <text:p>-0.00024775556854</text:p>
          </table:table-cell>
          <table:table-cell table:formula="of:= DEGREES([.B40])" office:value-type="float" office:value="-0.0141953484282043" calcext:value-type="float">
            <text:p>-0.014195348428204</text:p>
          </table:table-cell>
          <table:table-cell/>
        </table:table-row>
        <table:table-row table:style-name="ro1">
          <table:table-cell table:formula="of:=[.A40]+0.001" office:value-type="float" office:value="134.958554730418" calcext:value-type="float">
            <text:p>134.958554730418</text:p>
          </table:table-cell>
          <table:table-cell table:formula="of:= ASIN(  ([.A41]^2 + [.B$22]) / ([.B$23] * SQRT( [.A41]^2 + [.B$24]^2)) ) - ATAN( [.B$25] / [.A41] )" office:value-type="float" office:value="-0.000185815861963361" calcext:value-type="float">
            <text:p>-0.000185815861963</text:p>
          </table:table-cell>
          <table:table-cell table:formula="of:= DEGREES([.B41])" office:value-type="float" office:value="-0.0106464646570861" calcext:value-type="float">
            <text:p>-0.010646464657086</text:p>
          </table:table-cell>
          <table:table-cell/>
        </table:table-row>
        <table:table-row table:style-name="ro1">
          <table:table-cell table:formula="of:=[.A41]+0.001" office:value-type="float" office:value="134.959554730418" calcext:value-type="float">
            <text:p>134.959554730418</text:p>
          </table:table-cell>
          <table:table-cell table:formula="of:= ASIN(  ([.A42]^2 + [.B$22]) / ([.B$23] * SQRT( [.A42]^2 + [.B$24]^2)) ) - ATAN( [.B$25] / [.A42] )" office:value-type="float" office:value="-0.000123876698511986" calcext:value-type="float">
            <text:p>-0.000123876698512</text:p>
          </table:table-cell>
          <table:table-cell table:formula="of:= DEGREES([.B42])" office:value-type="float" office:value="-0.00709761200475134" calcext:value-type="float">
            <text:p>-0.007097612004751</text:p>
          </table:table-cell>
          <table:table-cell/>
        </table:table-row>
        <table:table-row table:style-name="ro1">
          <table:table-cell table:formula="of:=[.A42]+0.001" office:value-type="float" office:value="134.960554730418" calcext:value-type="float">
            <text:p>134.960554730418</text:p>
          </table:table-cell>
          <table:table-cell table:formula="of:= ASIN(  ([.A43]^2 + [.B$22]) / ([.B$23] * SQRT( [.A43]^2 + [.B$24]^2)) ) - ATAN( [.B$25] / [.A43] )" office:value-type="float" office:value="-0.0000619380779319639" calcext:value-type="float">
            <text:p>-6.19380779319639E-05</text:p>
          </table:table-cell>
          <table:table-cell table:formula="of:= DEGREES([.B43])" office:value-type="float" office:value="-0.00354879045665391" calcext:value-type="float">
            <text:p>-0.003548790456654</text:p>
          </table:table-cell>
          <table:table-cell/>
        </table:table-row>
        <table:table-row table:style-name="ro1">
          <table:table-cell table:formula="of:=[.A43]+0.001" office:value-type="float" office:value="134.961554730418" calcext:value-type="float">
            <text:p>134.961554730418</text:p>
          </table:table-cell>
          <table:table-cell table:formula="of:= ASIN(  ([.A44]^2 + [.B$22]) / ([.B$23] * SQRT( [.A44]^2 + [.B$24]^2)) ) - ATAN( [.B$25] / [.A44] )" office:value-type="float" office:value="0.0000000000000296082602879721" calcext:value-type="float">
            <text:p>2.96082602879721E-14</text:p>
          </table:table-cell>
          <table:table-cell table:formula="of:= DEGREES([.B44])" office:value-type="float" office:value="0.0000000000016964283532256" calcext:value-type="float">
            <text:p>1.6964283532256E-12</text:p>
          </table:table-cell>
          <table:table-cell/>
        </table:table-row>
        <table:table-row table:style-name="ro1">
          <table:table-cell table:formula="of:=[.A44]+0.001" office:value-type="float" office:value="134.962554730418" calcext:value-type="float">
            <text:p>134.962554730418</text:p>
          </table:table-cell>
          <table:table-cell table:formula="of:= ASIN(  ([.A45]^2 + [.B$22]) / ([.B$23] * SQRT( [.A45]^2 + [.B$24]^2)) ) - ATAN( [.B$25] / [.A45] )" office:value-type="float" office:value="0.0000619375356249036" calcext:value-type="float">
            <text:p>6.19375356249036E-05</text:p>
          </table:table-cell>
          <table:table-cell table:formula="of:= DEGREES([.B45])" office:value-type="float" office:value="0.00354875938474816" calcext:value-type="float">
            <text:p>0.003548759384748</text:p>
          </table:table-cell>
          <table:table-cell/>
        </table:table-row>
        <table:table-row table:style-name="ro1">
          <table:table-cell table:formula="of:=[.A45]+0.001" office:value-type="float" office:value="134.963554730418" calcext:value-type="float">
            <text:p>134.963554730418</text:p>
          </table:table-cell>
          <table:table-cell table:formula="of:= ASIN(  ([.A46]^2 + [.B$22]) / ([.B$23] * SQRT( [.A46]^2 + [.B$24]^2)) ) - ATAN( [.B$25] / [.A46] )" office:value-type="float" office:value="0.000123874529108517" calcext:value-type="float">
            <text:p>0.000123874529109</text:p>
          </table:table-cell>
          <table:table-cell table:formula="of:= DEGREES([.B46])" office:value-type="float" office:value="0.00709748770708848" calcext:value-type="float">
            <text:p>0.007097487707088</text:p>
          </table:table-cell>
          <table:table-cell/>
        </table:table-row>
        <table:table-row table:style-name="ro1">
          <table:table-cell table:formula="of:=[.A46]+0.001" office:value-type="float" office:value="134.964554730418" calcext:value-type="float">
            <text:p>134.964554730418</text:p>
          </table:table-cell>
          <table:table-cell table:formula="of:= ASIN(  ([.A47]^2 + [.B$22]) / ([.B$23] * SQRT( [.A47]^2 + [.B$24]^2)) ) - ATAN( [.B$25] / [.A47] )" office:value-type="float" office:value="0.000185810980731692" calcext:value-type="float">
            <text:p>0.000185810980732</text:p>
          </table:table-cell>
          <table:table-cell table:formula="of:= DEGREES([.B47])" office:value-type="float" office:value="0.0106461849831126" calcext:value-type="float">
            <text:p>0.010646184983113</text:p>
          </table:table-cell>
          <table:table-cell/>
        </table:table-row>
        <table:table-row table:style-name="ro1">
          <table:table-cell table:formula="of:=[.A47]+0.001" office:value-type="float" office:value="134.965554730418" calcext:value-type="float">
            <text:p>134.965554730418</text:p>
          </table:table-cell>
          <table:table-cell table:formula="of:= ASIN(  ([.A48]^2 + [.B$22]) / ([.B$23] * SQRT( [.A48]^2 + [.B$24]^2)) ) - ATAN( [.B$25] / [.A48] )" office:value-type="float" office:value="0.000247746890748163" calcext:value-type="float">
            <text:p>0.000247746890748</text:p>
          </table:table-cell>
          <table:table-cell table:formula="of:= DEGREES([.B48])" office:value-type="float" office:value="0.0141948512273584" calcext:value-type="float">
            <text:p>0.014194851227359</text:p>
          </table:table-cell>
          <table:table-cell/>
        </table:table-row>
        <table:table-row table:style-name="ro1">
          <table:table-cell table:formula="of:=[.A48]+0.001" office:value-type="float" office:value="134.966554730418" calcext:value-type="float">
            <text:p>134.966554730418</text:p>
          </table:table-cell>
          <table:table-cell table:formula="of:= ASIN(  ([.A49]^2 + [.B$22]) / ([.B$23] * SQRT( [.A49]^2 + [.B$24]^2)) ) - ATAN( [.B$25] / [.A49] )" office:value-type="float" office:value="0.000309682259410846" calcext:value-type="float">
            <text:p>0.000309682259411</text:p>
          </table:table-cell>
          <table:table-cell table:formula="of:= DEGREES([.B49])" office:value-type="float" office:value="0.017743486454317" calcext:value-type="float">
            <text:p>0.017743486454317</text:p>
          </table:table-cell>
          <table:table-cell/>
        </table:table-row>
        <table:table-row table:style-name="ro1">
          <table:table-cell table:formula="of:=[.A49]+0.001" office:value-type="float" office:value="134.967554730418" calcext:value-type="float">
            <text:p>134.967554730418</text:p>
          </table:table-cell>
          <table:table-cell table:formula="of:= ASIN(  ([.A50]^2 + [.B$22]) / ([.B$23] * SQRT( [.A50]^2 + [.B$24]^2)) ) - ATAN( [.B$25] / [.A50] )" office:value-type="float" office:value="0.000371617086972614" calcext:value-type="float">
            <text:p>0.000371617086973</text:p>
          </table:table-cell>
          <table:table-cell table:formula="of:= DEGREES([.B50])" office:value-type="float" office:value="0.0212920906784768" calcext:value-type="float">
            <text:p>0.021292090678477</text:p>
          </table:table-cell>
          <table:table-cell/>
        </table:table-row>
        <table:table-row table:style-name="ro1">
          <table:table-cell table:formula="of:=[.A50]+0.001" office:value-type="float" office:value="134.968554730418" calcext:value-type="float">
            <text:p>134.968554730418</text:p>
          </table:table-cell>
          <table:table-cell table:formula="of:= ASIN(  ([.A51]^2 + [.B$22]) / ([.B$23] * SQRT( [.A51]^2 + [.B$24]^2)) ) - ATAN( [.B$25] / [.A51] )" office:value-type="float" office:value="0.000433551373685469" calcext:value-type="float">
            <text:p>0.000433551373685</text:p>
          </table:table-cell>
          <table:table-cell table:formula="of:= DEGREES([.B51])" office:value-type="float" office:value="0.0248406639142766" calcext:value-type="float">
            <text:p>0.024840663914277</text:p>
          </table:table-cell>
          <table:table-cell/>
        </table:table-row>
        <table:table-row table:style-name="ro1">
          <table:table-cell table:formula="of:=[.A51]+0.001" office:value-type="float" office:value="134.969554730418" calcext:value-type="float">
            <text:p>134.969554730418</text:p>
          </table:table-cell>
          <table:table-cell table:formula="of:= ASIN(  ([.A52]^2 + [.B$22]) / ([.B$23] * SQRT( [.A52]^2 + [.B$24]^2)) ) - ATAN( [.B$25] / [.A52] )" office:value-type="float" office:value="0.000495485119803948" calcext:value-type="float">
            <text:p>0.000495485119804</text:p>
          </table:table-cell>
          <table:table-cell table:formula="of:= DEGREES([.B52])" office:value-type="float" office:value="0.0283892061763002" calcext:value-type="float">
            <text:p>0.0283892061763</text:p>
          </table:table-cell>
          <table:table-cell/>
        </table:table-row>
        <table:table-row table:style-name="ro1">
          <table:table-cell table:formula="of:=[.A52]+0.001" office:value-type="float" office:value="134.970554730418" calcext:value-type="float">
            <text:p>134.970554730418</text:p>
          </table:table-cell>
          <table:table-cell table:formula="of:= ASIN(  ([.A53]^2 + [.B$22]) / ([.B$23] * SQRT( [.A53]^2 + [.B$24]^2)) ) - ATAN( [.B$25] / [.A53] )" office:value-type="float" office:value="0.000557418325579227" calcext:value-type="float">
            <text:p>0.000557418325579</text:p>
          </table:table-cell>
          <table:table-cell table:formula="of:= DEGREES([.B53])" office:value-type="float" office:value="0.0319377174789389" calcext:value-type="float">
            <text:p>0.031937717478939</text:p>
          </table:table-cell>
          <table:table-cell/>
        </table:table-row>
        <table:table-row table:style-name="ro1">
          <table:table-cell table:formula="of:=[.A53]+0.001" office:value-type="float" office:value="134.971554730418" calcext:value-type="float">
            <text:p>134.971554730418</text:p>
          </table:table-cell>
          <table:table-cell table:formula="of:= ASIN(  ([.A54]^2 + [.B$22]) / ([.B$23] * SQRT( [.A54]^2 + [.B$24]^2)) ) - ATAN( [.B$25] / [.A54] )" office:value-type="float" office:value="0.000619350991264901" calcext:value-type="float">
            <text:p>0.000619350991265</text:p>
          </table:table-cell>
          <table:table-cell table:formula="of:= DEGREES([.B54])" office:value-type="float" office:value="0.0354861978367227" calcext:value-type="float">
            <text:p>0.035486197836723</text:p>
          </table:table-cell>
          <table:table-cell/>
        </table:table-row>
        <table:table-row table:style-name="ro1">
          <table:table-cell table:formula="of:=[.A54]+0.001" office:value-type="float" office:value="134.972554730418" calcext:value-type="float">
            <text:p>134.972554730418</text:p>
          </table:table-cell>
          <table:table-cell table:formula="of:= ASIN(  ([.A55]^2 + [.B$22]) / ([.B$23] * SQRT( [.A55]^2 + [.B$24]^2)) ) - ATAN( [.B$25] / [.A55] )" office:value-type="float" office:value="0.000681283117113837" calcext:value-type="float">
            <text:p>0.000681283117114</text:p>
          </table:table-cell>
          <table:table-cell table:formula="of:= DEGREES([.B55])" office:value-type="float" office:value="0.0390346472641399" calcext:value-type="float">
            <text:p>0.03903464726414</text:p>
          </table:table-cell>
          <table:table-cell/>
        </table:table-row>
        <table:table-row table:style-name="ro1">
          <table:table-cell table:formula="of:=[.A55]+0.001" office:value-type="float" office:value="134.973554730418" calcext:value-type="float">
            <text:p>134.973554730418</text:p>
          </table:table-cell>
          <table:table-cell table:formula="of:= ASIN(  ([.A56]^2 + [.B$22]) / ([.B$23] * SQRT( [.A56]^2 + [.B$24]^2)) ) - ATAN( [.B$25] / [.A56] )" office:value-type="float" office:value="0.000743214703377938" calcext:value-type="float">
            <text:p>0.000743214703378</text:p>
          </table:table-cell>
          <table:table-cell table:formula="of:= DEGREES([.B56])" office:value-type="float" office:value="0.0425830657756232" calcext:value-type="float">
            <text:p>0.042583065775623</text:p>
          </table:table-cell>
          <table:table-cell/>
        </table:table-row>
        <table:table-row table:style-name="ro1">
          <table:table-cell table:formula="of:=[.A56]+0.001" office:value-type="float" office:value="134.974554730418" calcext:value-type="float">
            <text:p>134.974554730418</text:p>
          </table:table-cell>
          <table:table-cell table:formula="of:= ASIN(  ([.A57]^2 + [.B$22]) / ([.B$23] * SQRT( [.A57]^2 + [.B$24]^2)) ) - ATAN( [.B$25] / [.A57] )" office:value-type="float" office:value="0.00080514575031166" calcext:value-type="float">
            <text:p>0.000805145750312</text:p>
          </table:table-cell>
          <table:table-cell table:formula="of:= DEGREES([.B57])" office:value-type="float" office:value="0.0461314533857521" calcext:value-type="float">
            <text:p>0.046131453385752</text:p>
          </table:table-cell>
          <table:table-cell/>
        </table:table-row>
        <table:table-row table:style-name="ro1">
          <table:table-cell table:formula="of:=[.A57]+0.001" office:value-type="float" office:value="134.975554730418" calcext:value-type="float">
            <text:p>134.975554730418</text:p>
          </table:table-cell>
          <table:table-cell table:formula="of:= ASIN(  ([.A58]^2 + [.B$22]) / ([.B$23] * SQRT( [.A58]^2 + [.B$24]^2)) ) - ATAN( [.B$25] / [.A58] )" office:value-type="float" office:value="0.000867076258166066" calcext:value-type="float">
            <text:p>0.000867076258166</text:p>
          </table:table-cell>
          <table:table-cell table:formula="of:= DEGREES([.B58])" office:value-type="float" office:value="0.0496798101089114" calcext:value-type="float">
            <text:p>0.049679810108911</text:p>
          </table:table-cell>
          <table:table-cell/>
        </table:table-row>
        <table:table-row table:style-name="ro1">
          <table:table-cell table:formula="of:=[.A58]+0.001" office:value-type="float" office:value="134.976554730418" calcext:value-type="float">
            <text:p>134.976554730418</text:p>
          </table:table-cell>
          <table:table-cell table:formula="of:= ASIN(  ([.A59]^2 + [.B$22]) / ([.B$23] * SQRT( [.A59]^2 + [.B$24]^2)) ) - ATAN( [.B$25] / [.A59] )" office:value-type="float" office:value="0.000929006227194759" calcext:value-type="float">
            <text:p>0.000929006227195</text:p>
          </table:table-cell>
          <table:table-cell table:formula="of:= DEGREES([.B59])" office:value-type="float" office:value="0.0532281359596314" calcext:value-type="float">
            <text:p>0.053228135959631</text:p>
          </table:table-cell>
          <table:table-cell/>
        </table:table-row>
        <table:table-row table:style-name="ro1">
          <table:table-cell table:formula="of:=[.A59]+0.001" office:value-type="float" office:value="134.977554730418" calcext:value-type="float">
            <text:p>134.977554730418</text:p>
          </table:table-cell>
          <table:table-cell table:formula="of:= ASIN(  ([.A60]^2 + [.B$22]) / ([.B$23] * SQRT( [.A60]^2 + [.B$24]^2)) ) - ATAN( [.B$25] / [.A60] )" office:value-type="float" office:value="0.000990935657650439" calcext:value-type="float">
            <text:p>0.00099093565765</text:p>
          </table:table-cell>
          <table:table-cell table:formula="of:= DEGREES([.B60])" office:value-type="float" office:value="0.0567764309523908" calcext:value-type="float">
            <text:p>0.056776430952391</text:p>
          </table:table-cell>
          <table:table-cell/>
        </table:table-row>
        <table:table-row table:style-name="ro1">
          <table:table-cell table:formula="of:=[.A60]+0.001" office:value-type="float" office:value="134.978554730418" calcext:value-type="float">
            <text:p>134.978554730418</text:p>
          </table:table-cell>
          <table:table-cell table:formula="of:= ASIN(  ([.A61]^2 + [.B$22]) / ([.B$23] * SQRT( [.A61]^2 + [.B$24]^2)) ) - ATAN( [.B$25] / [.A61] )" office:value-type="float" office:value="0.00105286454978584" calcext:value-type="float">
            <text:p>0.001052864549786</text:p>
          </table:table-cell>
          <table:table-cell table:formula="of:= DEGREES([.B61])" office:value-type="float" office:value="0.0603246951016699" calcext:value-type="float">
            <text:p>0.06032469510167</text:p>
          </table:table-cell>
          <table:table-cell/>
        </table:table-row>
        <table:table-row table:style-name="ro1">
          <table:table-cell table:formula="of:=[.A61]+0.001" office:value-type="float" office:value="134.979554730418" calcext:value-type="float">
            <text:p>134.979554730418</text:p>
          </table:table-cell>
          <table:table-cell table:formula="of:= ASIN(  ([.A62]^2 + [.B$22]) / ([.B$23] * SQRT( [.A62]^2 + [.B$24]^2)) ) - ATAN( [.B$25] / [.A62] )" office:value-type="float" office:value="0.00111479290385277" calcext:value-type="float">
            <text:p>0.001114792903853</text:p>
          </table:table-cell>
          <table:table-cell table:formula="of:= DEGREES([.B62])" office:value-type="float" office:value="0.0638729284218973" calcext:value-type="float">
            <text:p>0.063872928421897</text:p>
          </table:table-cell>
          <table:table-cell/>
        </table:table-row>
        <table:table-row table:style-name="ro1">
          <table:table-cell table:formula="of:=[.A62]+0.001" office:value-type="float" office:value="134.980554730418" calcext:value-type="float">
            <text:p>134.980554730418</text:p>
          </table:table-cell>
          <table:table-cell table:formula="of:= ASIN(  ([.A63]^2 + [.B$22]) / ([.B$23] * SQRT( [.A63]^2 + [.B$24]^2)) ) - ATAN( [.B$25] / [.A63] )" office:value-type="float" office:value="0.00117672072010563" calcext:value-type="float">
            <text:p>0.001176720720106</text:p>
          </table:table-cell>
          <table:table-cell table:formula="of:= DEGREES([.B63])" office:value-type="float" office:value="0.0674211309276479" calcext:value-type="float">
            <text:p>0.067421130927648</text:p>
          </table:table-cell>
          <table:table-cell/>
        </table:table-row>
        <table:table-row table:style-name="ro1">
          <table:table-cell table:formula="of:=[.A63]+0.001" office:value-type="float" office:value="134.981554730418" calcext:value-type="float">
            <text:p>134.981554730418</text:p>
          </table:table-cell>
          <table:table-cell table:formula="of:= ASIN(  ([.A64]^2 + [.B$22]) / ([.B$23] * SQRT( [.A64]^2 + [.B$24]^2)) ) - ATAN( [.B$25] / [.A64] )" office:value-type="float" office:value="0.00123864799879538" calcext:value-type="float">
            <text:p>0.001238647998795</text:p>
          </table:table-cell>
          <table:table-cell table:formula="of:= DEGREES([.B64])" office:value-type="float" office:value="0.0709693026333009" calcext:value-type="float">
            <text:p>0.070969302633301</text:p>
          </table:table-cell>
          <table:table-cell/>
        </table:table-row>
        <table:table-row table:style-name="ro1">
          <table:table-cell table:formula="of:=[.A64]+0.001" office:value-type="float" office:value="134.982554730418" calcext:value-type="float">
            <text:p>134.982554730418</text:p>
          </table:table-cell>
          <table:table-cell table:formula="of:= ASIN(  ([.A65]^2 + [.B$22]) / ([.B$23] * SQRT( [.A65]^2 + [.B$24]^2)) ) - ATAN( [.B$25] / [.A65] )" office:value-type="float" office:value="0.00130057474017549" calcext:value-type="float">
            <text:p>0.001300574740175</text:p>
          </table:table-cell>
          <table:table-cell table:formula="of:= DEGREES([.B65])" office:value-type="float" office:value="0.0745174435533792" calcext:value-type="float">
            <text:p>0.074517443553379</text:p>
          </table:table-cell>
          <table:table-cell/>
        </table:table-row>
        <table:table-row table:style-name="ro1">
          <table:table-cell table:formula="of:=[.A65]+0.001" office:value-type="float" office:value="134.983554730418" calcext:value-type="float">
            <text:p>134.983554730418</text:p>
          </table:table-cell>
          <table:table-cell table:formula="of:= ASIN(  ([.A66]^2 + [.B$22]) / ([.B$23] * SQRT( [.A66]^2 + [.B$24]^2)) ) - ATAN( [.B$25] / [.A66] )" office:value-type="float" office:value="0.0013625009444978" calcext:value-type="float">
            <text:p>0.001362500944498</text:p>
          </table:table-cell>
          <table:table-cell table:formula="of:= DEGREES([.B66])" office:value-type="float" office:value="0.0780655537023121" calcext:value-type="float">
            <text:p>0.078065553702312</text:p>
          </table:table-cell>
          <table:table-cell/>
        </table:table-row>
        <table:table-row table:style-name="ro1">
          <table:table-cell table:formula="of:=[.A66]+0.001" office:value-type="float" office:value="134.984554730418" calcext:value-type="float">
            <text:p>134.984554730418</text:p>
          </table:table-cell>
          <table:table-cell table:formula="of:= ASIN(  ([.A67]^2 + [.B$22]) / ([.B$23] * SQRT( [.A67]^2 + [.B$24]^2)) ) - ATAN( [.B$25] / [.A67] )" office:value-type="float" office:value="0.00142442661201654" calcext:value-type="float">
            <text:p>0.001424426612017</text:p>
          </table:table-cell>
          <table:table-cell table:formula="of:= DEGREES([.B67])" office:value-type="float" office:value="0.0816136330946666" calcext:value-type="float">
            <text:p>0.081613633094667</text:p>
          </table:table-cell>
          <table:table-cell/>
        </table:table-row>
        <table:table-row table:style-name="ro1">
          <table:table-cell table:formula="of:=[.A67]+0.001" office:value-type="float" office:value="134.985554730418" calcext:value-type="float">
            <text:p>134.985554730418</text:p>
          </table:table-cell>
          <table:table-cell table:formula="of:= ASIN(  ([.A68]^2 + [.B$22]) / ([.B$23] * SQRT( [.A68]^2 + [.B$24]^2)) ) - ATAN( [.B$25] / [.A68] )" office:value-type="float" office:value="0.00148635174298268" calcext:value-type="float">
            <text:p>0.001486351742983</text:p>
          </table:table-cell>
          <table:table-cell table:formula="of:= DEGREES([.B68])" office:value-type="float" office:value="0.0851616817448212" calcext:value-type="float">
            <text:p>0.085161681744821</text:p>
          </table:table-cell>
          <table:table-cell/>
        </table:table-row>
        <table:table-row table:style-name="ro1">
          <table:table-cell table:formula="of:=[.A68]+0.001" office:value-type="float" office:value="134.986554730418" calcext:value-type="float">
            <text:p>134.986554730418</text:p>
          </table:table-cell>
          <table:table-cell table:formula="of:= ASIN(  ([.A69]^2 + [.B$22]) / ([.B$23] * SQRT( [.A69]^2 + [.B$24]^2)) ) - ATAN( [.B$25] / [.A69] )" office:value-type="float" office:value="0.00154827633765046" calcext:value-type="float">
            <text:p>0.00154827633765</text:p>
          </table:table-cell>
          <table:table-cell table:formula="of:= DEGREES([.B69])" office:value-type="float" office:value="0.0887096996673436" calcext:value-type="float">
            <text:p>0.088709699667344</text:p>
          </table:table-cell>
          <table:table-cell/>
        </table:table-row>
        <table:table-row table:style-name="ro1">
          <table:table-cell table:formula="of:=[.A69]+0.001" office:value-type="float" office:value="134.987554730418" calcext:value-type="float">
            <text:p>134.987554730418</text:p>
          </table:table-cell>
          <table:table-cell table:formula="of:= ASIN(  ([.A70]^2 + [.B$22]) / ([.B$23] * SQRT( [.A70]^2 + [.B$24]^2)) ) - ATAN( [.B$25] / [.A70] )" office:value-type="float" office:value="0.00161020039627076" calcext:value-type="float">
            <text:p>0.001610200396271</text:p>
          </table:table-cell>
          <table:table-cell table:formula="of:= DEGREES([.B70])" office:value-type="float" office:value="0.0922576868766071" calcext:value-type="float">
            <text:p>0.092257686876607</text:p>
          </table:table-cell>
          <table:table-cell/>
        </table:table-row>
        <table:table-row table:style-name="ro1">
          <table:table-cell table:formula="of:=[.A70]+0.001" office:value-type="float" office:value="134.988554730418" calcext:value-type="float">
            <text:p>134.988554730418</text:p>
          </table:table-cell>
          <table:table-cell table:formula="of:= ASIN(  ([.A71]^2 + [.B$22]) / ([.B$23] * SQRT( [.A71]^2 + [.B$24]^2)) ) - ATAN( [.B$25] / [.A71] )" office:value-type="float" office:value="0.00167212391909618" calcext:value-type="float">
            <text:p>0.001672123919096</text:p>
          </table:table-cell>
          <table:table-cell table:formula="of:= DEGREES([.B71])" office:value-type="float" office:value="0.0958056433870858" calcext:value-type="float">
            <text:p>0.095805643387086</text:p>
          </table:table-cell>
          <table:table-cell/>
        </table:table-row>
        <table:table-row table:style-name="ro1">
          <table:table-cell table:formula="of:=[.A71]+0.001" office:value-type="float" office:value="134.989554730418" calcext:value-type="float">
            <text:p>134.989554730418</text:p>
          </table:table-cell>
          <table:table-cell table:formula="of:= ASIN(  ([.A72]^2 + [.B$22]) / ([.B$23] * SQRT( [.A72]^2 + [.B$24]^2)) ) - ATAN( [.B$25] / [.A72] )" office:value-type="float" office:value="0.00173404690638086" calcext:value-type="float">
            <text:p>0.001734046906381</text:p>
          </table:table-cell>
          <table:table-cell table:formula="of:= DEGREES([.B72])" office:value-type="float" office:value="0.0993535692133404" calcext:value-type="float">
            <text:p>0.09935356921334</text:p>
          </table:table-cell>
          <table:table-cell/>
        </table:table-row>
        <table:table-row table:style-name="ro1">
          <table:table-cell table:formula="of:=[.A72]+0.001" office:value-type="float" office:value="134.990554730418" calcext:value-type="float">
            <text:p>134.990554730418</text:p>
          </table:table-cell>
          <table:table-cell table:formula="of:= ASIN(  ([.A73]^2 + [.B$22]) / ([.B$23] * SQRT( [.A73]^2 + [.B$24]^2)) ) - ATAN( [.B$25] / [.A73] )" office:value-type="float" office:value="0.00179596935837657" calcext:value-type="float">
            <text:p>0.001795969358377</text:p>
          </table:table-cell>
          <table:table-cell table:formula="of:= DEGREES([.B73])" office:value-type="float" office:value="0.102901464369796" calcext:value-type="float">
            <text:p>0.102901464369796</text:p>
          </table:table-cell>
          <table:table-cell/>
        </table:table-row>
        <table:table-row table:style-name="ro1">
          <table:table-cell table:formula="of:=[.A73]+0.001" office:value-type="float" office:value="134.991554730418" calcext:value-type="float">
            <text:p>134.991554730418</text:p>
          </table:table-cell>
          <table:table-cell table:formula="of:= ASIN(  ([.A74]^2 + [.B$22]) / ([.B$23] * SQRT( [.A74]^2 + [.B$24]^2)) ) - ATAN( [.B$25] / [.A74] )" office:value-type="float" office:value="0.00185789127533492" calcext:value-type="float">
            <text:p>0.001857891275335</text:p>
          </table:table-cell>
          <table:table-cell table:formula="of:= DEGREES([.B74])" office:value-type="float" office:value="0.106449328870869" calcext:value-type="float">
            <text:p>0.106449328870869</text:p>
          </table:table-cell>
          <table:table-cell/>
        </table:table-row>
        <table:table-row table:style-name="ro1">
          <table:table-cell table:formula="of:=[.A74]+0.001" office:value-type="float" office:value="134.992554730418" calcext:value-type="float">
            <text:p>134.992554730418</text:p>
          </table:table-cell>
          <table:table-cell table:formula="of:= ASIN(  ([.A75]^2 + [.B$22]) / ([.B$23] * SQRT( [.A75]^2 + [.B$24]^2)) ) - ATAN( [.B$25] / [.A75] )" office:value-type="float" office:value="0.00191981265750927" calcext:value-type="float">
            <text:p>0.001919812657509</text:p>
          </table:table-cell>
          <table:table-cell table:formula="of:= DEGREES([.B75])" office:value-type="float" office:value="0.109997162731076" calcext:value-type="float">
            <text:p>0.109997162731076</text:p>
          </table:table-cell>
          <table:table-cell/>
        </table:table-row>
        <table:table-row table:style-name="ro1">
          <table:table-cell table:formula="of:=[.A75]+0.001" office:value-type="float" office:value="134.993554730418" calcext:value-type="float">
            <text:p>134.993554730418</text:p>
          </table:table-cell>
          <table:table-cell table:formula="of:= ASIN(  ([.A76]^2 + [.B$22]) / ([.B$23] * SQRT( [.A76]^2 + [.B$24]^2)) ) - ATAN( [.B$25] / [.A76] )" office:value-type="float" office:value="0.00198173350515207" calcext:value-type="float">
            <text:p>0.001981733505152</text:p>
          </table:table-cell>
          <table:table-cell table:formula="of:= DEGREES([.B76])" office:value-type="float" office:value="0.113544965964881" calcext:value-type="float">
            <text:p>0.113544965964881</text:p>
          </table:table-cell>
          <table:table-cell/>
        </table:table-row>
        <table:table-row table:style-name="ro1">
          <table:table-cell table:formula="of:=[.A76]+0.001" office:value-type="float" office:value="134.994554730418" calcext:value-type="float">
            <text:p>134.994554730418</text:p>
          </table:table-cell>
          <table:table-cell table:formula="of:= ASIN(  ([.A77]^2 + [.B$22]) / ([.B$23] * SQRT( [.A77]^2 + [.B$24]^2)) ) - ATAN( [.B$25] / [.A77] )" office:value-type="float" office:value="0.00204365381851581" calcext:value-type="float">
            <text:p>0.002043653818516</text:p>
          </table:table-cell>
          <table:table-cell table:formula="of:= DEGREES([.B77])" office:value-type="float" office:value="0.117092738586751" calcext:value-type="float">
            <text:p>0.117092738586751</text:p>
          </table:table-cell>
          <table:table-cell/>
        </table:table-row>
        <table:table-row table:style-name="ro1">
          <table:table-cell table:formula="of:=[.A77]+0.001" office:value-type="float" office:value="134.995554730418" calcext:value-type="float">
            <text:p>134.995554730418</text:p>
          </table:table-cell>
          <table:table-cell table:formula="of:= ASIN(  ([.A78]^2 + [.B$22]) / ([.B$23] * SQRT( [.A78]^2 + [.B$24]^2)) ) - ATAN( [.B$25] / [.A78] )" office:value-type="float" office:value="0.00210557359785208" calcext:value-type="float">
            <text:p>0.002105573597852</text:p>
          </table:table-cell>
          <table:table-cell table:formula="of:= DEGREES([.B78])" office:value-type="float" office:value="0.1206404806111" calcext:value-type="float">
            <text:p>0.1206404806111</text:p>
          </table:table-cell>
          <table:table-cell/>
        </table:table-row>
        <table:table-row table:style-name="ro1">
          <table:table-cell table:formula="of:=[.A78]+0.001" office:value-type="float" office:value="134.996554730418" calcext:value-type="float">
            <text:p>134.996554730418</text:p>
          </table:table-cell>
          <table:table-cell table:formula="of:= ASIN(  ([.A79]^2 + [.B$22]) / ([.B$23] * SQRT( [.A79]^2 + [.B$24]^2)) ) - ATAN( [.B$25] / [.A79] )" office:value-type="float" office:value="0.00216749284341414" calcext:value-type="float">
            <text:p>0.002167492843414</text:p>
          </table:table-cell>
          <table:table-cell table:formula="of:= DEGREES([.B79])" office:value-type="float" office:value="0.124188192052441" calcext:value-type="float">
            <text:p>0.124188192052441</text:p>
          </table:table-cell>
          <table:table-cell/>
        </table:table-row>
        <table:table-row table:style-name="ro1">
          <table:table-cell table:formula="of:=[.A79]+0.001" office:value-type="float" office:value="134.997554730418" calcext:value-type="float">
            <text:p>134.997554730418</text:p>
          </table:table-cell>
          <table:table-cell table:formula="of:= ASIN(  ([.A80]^2 + [.B$22]) / ([.B$23] * SQRT( [.A80]^2 + [.B$24]^2)) ) - ATAN( [.B$25] / [.A80] )" office:value-type="float" office:value="0.0022294115554553" calcext:value-type="float">
            <text:p>0.002229411555455</text:p>
          </table:table-cell>
          <table:table-cell table:formula="of:= DEGREES([.B80])" office:value-type="float" office:value="0.127735872925285" calcext:value-type="float">
            <text:p>0.127735872925285</text:p>
          </table:table-cell>
          <table:table-cell/>
        </table:table-row>
        <table:table-row table:style-name="ro1">
          <table:table-cell table:formula="of:=[.A80]+0.001" office:value-type="float" office:value="134.998554730418" calcext:value-type="float">
            <text:p>134.998554730418</text:p>
          </table:table-cell>
          <table:table-cell table:formula="of:= ASIN(  ([.A81]^2 + [.B$22]) / ([.B$23] * SQRT( [.A81]^2 + [.B$24]^2)) ) - ATAN( [.B$25] / [.A81] )" office:value-type="float" office:value="0.00229132973422624" calcext:value-type="float">
            <text:p>0.002291329734226</text:p>
          </table:table-cell>
          <table:table-cell table:formula="of:= DEGREES([.B81])" office:value-type="float" office:value="0.131283523243996" calcext:value-type="float">
            <text:p>0.131283523243996</text:p>
          </table:table-cell>
          <table:table-cell/>
        </table:table-row>
        <table:table-row table:style-name="ro1">
          <table:table-cell table:formula="of:=[.A81]+0.001" office:value-type="float" office:value="134.999554730418" calcext:value-type="float">
            <text:p>134.999554730418</text:p>
          </table:table-cell>
          <table:table-cell table:formula="of:= ASIN(  ([.A82]^2 + [.B$22]) / ([.B$23] * SQRT( [.A82]^2 + [.B$24]^2)) ) - ATAN( [.B$25] / [.A82] )" office:value-type="float" office:value="0.00235324737997934" calcext:value-type="float">
            <text:p>0.002353247379979</text:p>
          </table:table-cell>
          <table:table-cell table:formula="of:= DEGREES([.B82])" office:value-type="float" office:value="0.134831143023035" calcext:value-type="float">
            <text:p>0.134831143023035</text:p>
          </table:table-cell>
          <table:table-cell/>
        </table:table-row>
        <table:table-row table:style-name="ro1">
          <table:table-cell table:formula="of:=[.A82]+0.001" office:value-type="float" office:value="135.000554730418" calcext:value-type="float">
            <text:p>135.000554730418</text:p>
          </table:table-cell>
          <table:table-cell table:formula="of:= ASIN(  ([.A83]^2 + [.B$22]) / ([.B$23] * SQRT( [.A83]^2 + [.B$24]^2)) ) - ATAN( [.B$25] / [.A83] )" office:value-type="float" office:value="0.00241516449296864" calcext:value-type="float">
            <text:p>0.002415164492969</text:p>
          </table:table-cell>
          <table:table-cell table:formula="of:= DEGREES([.B83])" office:value-type="float" office:value="0.138378732276956" calcext:value-type="float">
            <text:p>0.138378732276956</text:p>
          </table:table-cell>
          <table:table-cell/>
        </table:table-row>
        <table:table-row table:style-name="ro1">
          <table:table-cell table:formula="of:=[.A83]+0.001" office:value-type="float" office:value="135.001554730418" calcext:value-type="float">
            <text:p>135.001554730418</text:p>
          </table:table-cell>
          <table:table-cell table:formula="of:= ASIN(  ([.A84]^2 + [.B$22]) / ([.B$23] * SQRT( [.A84]^2 + [.B$24]^2)) ) - ATAN( [.B$25] / [.A84] )" office:value-type="float" office:value="0.00247708107344484" calcext:value-type="float">
            <text:p>0.002477081073445</text:p>
          </table:table-cell>
          <table:table-cell table:formula="of:= DEGREES([.B84])" office:value-type="float" office:value="0.141926291020125" calcext:value-type="float">
            <text:p>0.141926291020125</text:p>
          </table:table-cell>
          <table:table-cell/>
        </table:table-row>
        <table:table-row table:style-name="ro1">
          <table:table-cell table:formula="of:=[.A84]+0.001" office:value-type="float" office:value="135.002554730418" calcext:value-type="float">
            <text:p>135.002554730418</text:p>
          </table:table-cell>
          <table:table-cell table:formula="of:= ASIN(  ([.A85]^2 + [.B$22]) / ([.B$23] * SQRT( [.A85]^2 + [.B$24]^2)) ) - ATAN( [.B$25] / [.A85] )" office:value-type="float" office:value="0.00253899712166199" calcext:value-type="float">
            <text:p>0.002538997121662</text:p>
          </table:table-cell>
          <table:table-cell table:formula="of:= DEGREES([.B85])" office:value-type="float" office:value="0.145473819267096" calcext:value-type="float">
            <text:p>0.145473819267096</text:p>
          </table:table-cell>
          <table:table-cell/>
        </table:table-row>
        <table:table-row table:style-name="ro1">
          <table:table-cell table:formula="of:=[.A85]+0.001" office:value-type="float" office:value="135.003554730418" calcext:value-type="float">
            <text:p>135.003554730418</text:p>
          </table:table-cell>
          <table:table-cell table:formula="of:= ASIN(  ([.A86]^2 + [.B$22]) / ([.B$23] * SQRT( [.A86]^2 + [.B$24]^2)) ) - ATAN( [.B$25] / [.A86] )" office:value-type="float" office:value="0.00260091263787067" calcext:value-type="float">
            <text:p>0.002600912637871</text:p>
          </table:table-cell>
          <table:table-cell table:formula="of:= DEGREES([.B86])" office:value-type="float" office:value="0.149021317032227" calcext:value-type="float">
            <text:p>0.149021317032227</text:p>
          </table:table-cell>
          <table:table-cell/>
        </table:table-row>
        <table:table-row table:style-name="ro1">
          <table:table-cell table:formula="of:=[.A86]+0.001" office:value-type="float" office:value="135.004554730418" calcext:value-type="float">
            <text:p>135.004554730418</text:p>
          </table:table-cell>
          <table:table-cell table:formula="of:= ASIN(  ([.A87]^2 + [.B$22]) / ([.B$23] * SQRT( [.A87]^2 + [.B$24]^2)) ) - ATAN( [.B$25] / [.A87] )" office:value-type="float" office:value="0.00266282762232407" calcext:value-type="float">
            <text:p>0.002662827622324</text:p>
          </table:table-cell>
          <table:table-cell table:formula="of:= DEGREES([.B87])" office:value-type="float" office:value="0.152568784330025" calcext:value-type="float">
            <text:p>0.152568784330025</text:p>
          </table:table-cell>
          <table:table-cell/>
        </table:table-row>
        <table:table-row table:style-name="ro1">
          <table:table-cell table:formula="of:=[.A87]+0.001" office:value-type="float" office:value="135.005554730418" calcext:value-type="float">
            <text:p>135.005554730418</text:p>
          </table:table-cell>
          <table:table-cell table:formula="of:= ASIN(  ([.A88]^2 + [.B$22]) / ([.B$23] * SQRT( [.A88]^2 + [.B$24]^2)) ) - ATAN( [.B$25] / [.A88] )" office:value-type="float" office:value="0.00272474207527365" calcext:value-type="float">
            <text:p>0.002724742075274</text:p>
          </table:table-cell>
          <table:table-cell table:formula="of:= DEGREES([.B88])" office:value-type="float" office:value="0.156116221174897" calcext:value-type="float">
            <text:p>0.156116221174897</text:p>
          </table:table-cell>
          <table:table-cell/>
        </table:table-row>
        <table:table-row table:style-name="ro1">
          <table:table-cell table:formula="of:=[.A88]+0.001" office:value-type="float" office:value="135.006554730418" calcext:value-type="float">
            <text:p>135.006554730418</text:p>
          </table:table-cell>
          <table:table-cell table:formula="of:= ASIN(  ([.A89]^2 + [.B$22]) / ([.B$23] * SQRT( [.A89]^2 + [.B$24]^2)) ) - ATAN( [.B$25] / [.A89] )" office:value-type="float" office:value="0.00278665599697334" calcext:value-type="float">
            <text:p>0.002786655996973</text:p>
          </table:table-cell>
          <table:table-cell table:formula="of:= DEGREES([.B89])" office:value-type="float" office:value="0.159663627581393" calcext:value-type="float">
            <text:p>0.159663627581393</text:p>
          </table:table-cell>
          <table:table-cell/>
        </table:table-row>
        <table:table-row table:style-name="ro1">
          <table:table-cell table:formula="of:=[.A89]+0.001" office:value-type="float" office:value="135.007554730418" calcext:value-type="float">
            <text:p>135.007554730418</text:p>
          </table:table-cell>
          <table:table-cell table:formula="of:= ASIN(  ([.A90]^2 + [.B$22]) / ([.B$23] * SQRT( [.A90]^2 + [.B$24]^2)) ) - ATAN( [.B$25] / [.A90] )" office:value-type="float" office:value="0.00284856938767374" calcext:value-type="float">
            <text:p>0.002848569387674</text:p>
          </table:table-cell>
          <table:table-cell table:formula="of:= DEGREES([.B90])" office:value-type="float" office:value="0.163211003563871" calcext:value-type="float">
            <text:p>0.163211003563871</text:p>
          </table:table-cell>
          <table:table-cell/>
        </table:table-row>
        <table:table-row table:style-name="ro1">
          <table:table-cell table:formula="of:=[.A90]+0.001" office:value-type="float" office:value="135.008554730418" calcext:value-type="float">
            <text:p>135.008554730418</text:p>
          </table:table-cell>
          <table:table-cell table:formula="of:= ASIN(  ([.A91]^2 + [.B$22]) / ([.B$23] * SQRT( [.A91]^2 + [.B$24]^2)) ) - ATAN( [.B$25] / [.A91] )" office:value-type="float" office:value="0.00291048224762795" calcext:value-type="float">
            <text:p>0.002910482247628</text:p>
          </table:table-cell>
          <table:table-cell table:formula="of:= DEGREES([.B91])" office:value-type="float" office:value="0.166758349136831" calcext:value-type="float">
            <text:p>0.166758349136831</text:p>
          </table:table-cell>
          <table:table-cell/>
        </table:table-row>
        <table:table-row table:style-name="ro1">
          <table:table-cell table:formula="of:=[.A91]+0.001" office:value-type="float" office:value="135.009554730418" calcext:value-type="float">
            <text:p>135.009554730418</text:p>
          </table:table-cell>
          <table:table-cell table:formula="of:= ASIN(  ([.A92]^2 + [.B$22]) / ([.B$23] * SQRT( [.A92]^2 + [.B$24]^2)) ) - ATAN( [.B$25] / [.A92] )" office:value-type="float" office:value="0.00297239457708819" calcext:value-type="float">
            <text:p>0.002972394577088</text:p>
          </table:table-cell>
          <table:table-cell table:formula="of:= DEGREES([.B92])" office:value-type="float" office:value="0.170305664314727" calcext:value-type="float">
            <text:p>0.170305664314727</text:p>
          </table:table-cell>
          <table:table-cell/>
        </table:table-row>
        <table:table-row table:style-name="ro1">
          <table:table-cell table:formula="of:=[.A92]+0.001" office:value-type="float" office:value="135.010554730418" calcext:value-type="float">
            <text:p>135.010554730418</text:p>
          </table:table-cell>
          <table:table-cell table:formula="of:= ASIN(  ([.A93]^2 + [.B$22]) / ([.B$23] * SQRT( [.A93]^2 + [.B$24]^2)) ) - ATAN( [.B$25] / [.A93] )" office:value-type="float" office:value="0.00303430637630667" calcext:value-type="float">
            <text:p>0.003034306376307</text:p>
          </table:table-cell>
          <table:table-cell table:formula="of:= DEGREES([.B93])" office:value-type="float" office:value="0.173852949112007" calcext:value-type="float">
            <text:p>0.173852949112007</text:p>
          </table:table-cell>
          <table:table-cell/>
        </table:table-row>
        <table:table-row table:style-name="ro1">
          <table:table-cell table:formula="of:=[.A93]+0.001" office:value-type="float" office:value="135.011554730418" calcext:value-type="float">
            <text:p>135.011554730418</text:p>
          </table:table-cell>
          <table:table-cell table:formula="of:= ASIN(  ([.A94]^2 + [.B$22]) / ([.B$23] * SQRT( [.A94]^2 + [.B$24]^2)) ) - ATAN( [.B$25] / [.A94] )" office:value-type="float" office:value="0.0030962176455348" calcext:value-type="float">
            <text:p>0.003096217645535</text:p>
          </table:table-cell>
          <table:table-cell table:formula="of:= DEGREES([.B94])" office:value-type="float" office:value="0.177400203543077" calcext:value-type="float">
            <text:p>0.177400203543077</text:p>
          </table:table-cell>
          <table:table-cell/>
        </table:table-row>
        <table:table-row table:style-name="ro1">
          <table:table-cell table:formula="of:=[.A94]+0.001" office:value-type="float" office:value="135.012554730418" calcext:value-type="float">
            <text:p>135.012554730418</text:p>
          </table:table-cell>
          <table:table-cell table:formula="of:= ASIN(  ([.A95]^2 + [.B$22]) / ([.B$23] * SQRT( [.A95]^2 + [.B$24]^2)) ) - ATAN( [.B$25] / [.A95] )" office:value-type="float" office:value="0.0031581283850264" calcext:value-type="float">
            <text:p>0.003158128385026</text:p>
          </table:table-cell>
          <table:table-cell table:formula="of:= DEGREES([.B95])" office:value-type="float" office:value="0.18094742762248" calcext:value-type="float">
            <text:p>0.18094742762248</text:p>
          </table:table-cell>
          <table:table-cell/>
        </table:table-row>
        <table:table-row table:style-name="ro1">
          <table:table-cell table:formula="of:=[.A95]+0.001" office:value-type="float" office:value="135.013554730418" calcext:value-type="float">
            <text:p>135.013554730418</text:p>
          </table:table-cell>
          <table:table-cell table:formula="of:= ASIN(  ([.A96]^2 + [.B$22]) / ([.B$23] * SQRT( [.A96]^2 + [.B$24]^2)) ) - ATAN( [.B$25] / [.A96] )" office:value-type="float" office:value="0.00322003859503199" calcext:value-type="float">
            <text:p>0.003220038595032</text:p>
          </table:table-cell>
          <table:table-cell table:formula="of:= DEGREES([.B96])" office:value-type="float" office:value="0.184494621364568" calcext:value-type="float">
            <text:p>0.184494621364568</text:p>
          </table:table-cell>
          <table:table-cell/>
        </table:table-row>
        <table:table-row table:style-name="ro1">
          <table:table-cell table:formula="of:=[.A96]+0.001" office:value-type="float" office:value="135.014554730418" calcext:value-type="float">
            <text:p>135.014554730418</text:p>
          </table:table-cell>
          <table:table-cell table:formula="of:= ASIN(  ([.A97]^2 + [.B$22]) / ([.B$23] * SQRT( [.A97]^2 + [.B$24]^2)) ) - ATAN( [.B$25] / [.A97] )" office:value-type="float" office:value="0.00328194827580455" calcext:value-type="float">
            <text:p>0.003281948275805</text:p>
          </table:table-cell>
          <table:table-cell table:formula="of:= DEGREES([.B97])" office:value-type="float" office:value="0.188041784783838" calcext:value-type="float">
            <text:p>0.188041784783838</text:p>
          </table:table-cell>
          <table:table-cell/>
        </table:table-row>
        <table:table-row table:style-name="ro1">
          <table:table-cell table:formula="of:=[.A97]+0.001" office:value-type="float" office:value="135.015554730418" calcext:value-type="float">
            <text:p>135.015554730418</text:p>
          </table:table-cell>
          <table:table-cell table:formula="of:= ASIN(  ([.A98]^2 + [.B$22]) / ([.B$23] * SQRT( [.A98]^2 + [.B$24]^2)) ) - ATAN( [.B$25] / [.A98] )" office:value-type="float" office:value="0.00334385742759624" calcext:value-type="float">
            <text:p>0.003343857427596</text:p>
          </table:table-cell>
          <table:table-cell table:formula="of:= DEGREES([.B98])" office:value-type="float" office:value="0.191588917894737" calcext:value-type="float">
            <text:p>0.191588917894737</text:p>
          </table:table-cell>
          <table:table-cell/>
        </table:table-row>
        <table:table-row table:style-name="ro1">
          <table:table-cell table:formula="of:=[.A98]+0.001" office:value-type="float" office:value="135.016554730418" calcext:value-type="float">
            <text:p>135.016554730418</text:p>
          </table:table-cell>
          <table:table-cell table:formula="of:= ASIN(  ([.A99]^2 + [.B$22]) / ([.B$23] * SQRT( [.A99]^2 + [.B$24]^2)) ) - ATAN( [.B$25] / [.A99] )" office:value-type="float" office:value="0.00340576605065836" calcext:value-type="float">
            <text:p>0.003405766050658</text:p>
          </table:table-cell>
          <table:table-cell table:formula="of:= DEGREES([.B99])" office:value-type="float" office:value="0.195136020711663" calcext:value-type="float">
            <text:p>0.195136020711663</text:p>
          </table:table-cell>
          <table:table-cell/>
        </table:table-row>
        <table:table-row table:style-name="ro1">
          <table:table-cell table:formula="of:=[.A99]+0.001" office:value-type="float" office:value="135.017554730418" calcext:value-type="float">
            <text:p>135.017554730418</text:p>
          </table:table-cell>
          <table:table-cell table:formula="of:= ASIN(  ([.A100]^2 + [.B$22]) / ([.B$23] * SQRT( [.A100]^2 + [.B$24]^2)) ) - ATAN( [.B$25] / [.A100] )" office:value-type="float" office:value="0.00346767414524468" calcext:value-type="float">
            <text:p>0.003467674145245</text:p>
          </table:table-cell>
          <table:table-cell table:formula="of:= DEGREES([.B100])" office:value-type="float" office:value="0.198683093249155" calcext:value-type="float">
            <text:p>0.198683093249155</text:p>
          </table:table-cell>
          <table:table-cell/>
        </table:table-row>
        <table:table-row table:style-name="ro1">
          <table:table-cell table:formula="of:=[.A100]+0.001" office:value-type="float" office:value="135.018554730418" calcext:value-type="float">
            <text:p>135.018554730418</text:p>
          </table:table-cell>
          <table:table-cell table:formula="of:= ASIN(  ([.A101]^2 + [.B$22]) / ([.B$23] * SQRT( [.A101]^2 + [.B$24]^2)) ) - ATAN( [.B$25] / [.A101] )" office:value-type="float" office:value="0.00352958171160563" calcext:value-type="float">
            <text:p>0.003529581711606</text:p>
          </table:table-cell>
          <table:table-cell table:formula="of:= DEGREES([.B101])" office:value-type="float" office:value="0.202230135521564" calcext:value-type="float">
            <text:p>0.202230135521564</text:p>
          </table:table-cell>
          <table:table-cell/>
        </table:table-row>
        <table:table-row table:style-name="ro1">
          <table:table-cell table:formula="of:=[.A101]+0.001" office:value-type="float" office:value="135.019554730418" calcext:value-type="float">
            <text:p>135.019554730418</text:p>
          </table:table-cell>
          <table:table-cell table:formula="of:= ASIN(  ([.A102]^2 + [.B$22]) / ([.B$23] * SQRT( [.A102]^2 + [.B$24]^2)) ) - ATAN( [.B$25] / [.A102] )" office:value-type="float" office:value="0.0035914887499941" calcext:value-type="float">
            <text:p>0.003591488749994</text:p>
          </table:table-cell>
          <table:table-cell table:formula="of:= DEGREES([.B102])" office:value-type="float" office:value="0.205777147543378" calcext:value-type="float">
            <text:p>0.205777147543378</text:p>
          </table:table-cell>
          <table:table-cell/>
        </table:table-row>
        <table:table-row table:style-name="ro1">
          <table:table-cell table:formula="of:=[.A102]+0.001" office:value-type="float" office:value="135.020554730418" calcext:value-type="float">
            <text:p>135.020554730418</text:p>
          </table:table-cell>
          <table:table-cell table:formula="of:= ASIN(  ([.A103]^2 + [.B$22]) / ([.B$23] * SQRT( [.A103]^2 + [.B$24]^2)) ) - ATAN( [.B$25] / [.A103] )" office:value-type="float" office:value="0.00365339526066224" calcext:value-type="float">
            <text:p>0.003653395260662</text:p>
          </table:table-cell>
          <table:table-cell table:formula="of:= DEGREES([.B103])" office:value-type="float" office:value="0.209324129329044" calcext:value-type="float">
            <text:p>0.209324129329044</text:p>
          </table:table-cell>
          <table:table-cell/>
        </table:table-row>
        <table:table-row table:style-name="ro1">
          <table:table-cell table:formula="of:=[.A103]+0.001" office:value-type="float" office:value="135.021554730418" calcext:value-type="float">
            <text:p>135.021554730418</text:p>
          </table:table-cell>
          <table:table-cell table:formula="of:= ASIN(  ([.A104]^2 + [.B$22]) / ([.B$23] * SQRT( [.A104]^2 + [.B$24]^2)) ) - ATAN( [.B$25] / [.A104] )" office:value-type="float" office:value="0.00371530124386202" calcext:value-type="float">
            <text:p>0.003715301243862</text:p>
          </table:table-cell>
          <table:table-cell table:formula="of:= DEGREES([.B104])" office:value-type="float" office:value="0.212871080892999" calcext:value-type="float">
            <text:p>0.212871080892999</text:p>
          </table:table-cell>
          <table:table-cell/>
        </table:table-row>
        <table:table-row table:style-name="ro1">
          <table:table-cell table:formula="of:=[.A104]+0.001" office:value-type="float" office:value="135.022554730418" calcext:value-type="float">
            <text:p>135.022554730418</text:p>
          </table:table-cell>
          <table:table-cell table:formula="of:= ASIN(  ([.A105]^2 + [.B$22]) / ([.B$23] * SQRT( [.A105]^2 + [.B$24]^2)) ) - ATAN( [.B$25] / [.A105] )" office:value-type="float" office:value="0.00377720669984469" calcext:value-type="float">
            <text:p>0.003777206699845</text:p>
          </table:table-cell>
          <table:table-cell table:formula="of:= DEGREES([.B105])" office:value-type="float" office:value="0.216418002249639" calcext:value-type="float">
            <text:p>0.216418002249639</text:p>
          </table:table-cell>
          <table:table-cell/>
        </table:table-row>
        <table:table-row table:style-name="ro1">
          <table:table-cell table:formula="of:=[.A105]+0.001" office:value-type="float" office:value="135.023554730418" calcext:value-type="float">
            <text:p>135.023554730418</text:p>
          </table:table-cell>
          <table:table-cell table:formula="of:= ASIN(  ([.A106]^2 + [.B$22]) / ([.B$23] * SQRT( [.A106]^2 + [.B$24]^2)) ) - ATAN( [.B$25] / [.A106] )" office:value-type="float" office:value="0.00383911162886309" calcext:value-type="float">
            <text:p>0.003839111628863</text:p>
          </table:table-cell>
          <table:table-cell table:formula="of:= DEGREES([.B106])" office:value-type="float" office:value="0.21996489341345" calcext:value-type="float">
            <text:p>0.21996489341345</text:p>
          </table:table-cell>
          <table:table-cell/>
        </table:table-row>
        <table:table-row table:style-name="ro1">
          <table:table-cell table:formula="of:=[.A106]+0.001" office:value-type="float" office:value="135.024554730418" calcext:value-type="float">
            <text:p>135.024554730418</text:p>
          </table:table-cell>
          <table:table-cell table:formula="of:= ASIN(  ([.A107]^2 + [.B$22]) / ([.B$23] * SQRT( [.A107]^2 + [.B$24]^2)) ) - ATAN( [.B$25] / [.A107] )" office:value-type="float" office:value="0.00390101603117007" calcext:value-type="float">
            <text:p>0.00390101603117</text:p>
          </table:table-cell>
          <table:table-cell table:formula="of:= DEGREES([.B107])" office:value-type="float" office:value="0.22351175439892" calcext:value-type="float">
            <text:p>0.22351175439892</text:p>
          </table:table-cell>
          <table:table-cell/>
        </table:table-row>
        <table:table-row table:style-name="ro1">
          <table:table-cell table:formula="of:=[.A107]+0.001" office:value-type="float" office:value="135.025554730418" calcext:value-type="float">
            <text:p>135.025554730418</text:p>
          </table:table-cell>
          <table:table-cell table:formula="of:= ASIN(  ([.A108]^2 + [.B$22]) / ([.B$23] * SQRT( [.A108]^2 + [.B$24]^2)) ) - ATAN( [.B$25] / [.A108] )" office:value-type="float" office:value="0.00396291990701512" calcext:value-type="float">
            <text:p>0.003962919907015</text:p>
          </table:table-cell>
          <table:table-cell table:formula="of:= DEGREES([.B108])" office:value-type="float" office:value="0.227058585220343" calcext:value-type="float">
            <text:p>0.227058585220343</text:p>
          </table:table-cell>
          <table:table-cell/>
        </table:table-row>
        <table:table-row table:style-name="ro1">
          <table:table-cell table:formula="of:=[.A108]+0.001" office:value-type="float" office:value="135.026554730418" calcext:value-type="float">
            <text:p>135.026554730418</text:p>
          </table:table-cell>
          <table:table-cell table:formula="of:= ASIN(  ([.A109]^2 + [.B$22]) / ([.B$23] * SQRT( [.A109]^2 + [.B$24]^2)) ) - ATAN( [.B$25] / [.A109] )" office:value-type="float" office:value="0.00402482325665273" calcext:value-type="float">
            <text:p>0.004024823256653</text:p>
          </table:table-cell>
          <table:table-cell table:formula="of:= DEGREES([.B109])" office:value-type="float" office:value="0.230605385892301" calcext:value-type="float">
            <text:p>0.230605385892301</text:p>
          </table:table-cell>
          <table:table-cell/>
        </table:table-row>
        <table:table-row table:style-name="ro1">
          <table:table-cell table:formula="of:=[.A109]+0.001" office:value-type="float" office:value="135.027554730418" calcext:value-type="float">
            <text:p>135.027554730418</text:p>
          </table:table-cell>
          <table:table-cell table:formula="of:= ASIN(  ([.A110]^2 + [.B$22]) / ([.B$23] * SQRT( [.A110]^2 + [.B$24]^2)) ) - ATAN( [.B$25] / [.A110] )" office:value-type="float" office:value="0.00408672608033403" calcext:value-type="float">
            <text:p>0.004086726080334</text:p>
          </table:table-cell>
          <table:table-cell table:formula="of:= DEGREES([.B110])" office:value-type="float" office:value="0.234152156429182" calcext:value-type="float">
            <text:p>0.234152156429182</text:p>
          </table:table-cell>
          <table:table-cell/>
        </table:table-row>
        <table:table-row table:style-name="ro1">
          <table:table-cell table:formula="of:=[.A110]+0.001" office:value-type="float" office:value="135.028554730418" calcext:value-type="float">
            <text:p>135.028554730418</text:p>
          </table:table-cell>
          <table:table-cell table:formula="of:= ASIN(  ([.A111]^2 + [.B$22]) / ([.B$23] * SQRT( [.A111]^2 + [.B$24]^2)) ) - ATAN( [.B$25] / [.A111] )" office:value-type="float" office:value="0.00414862837831011" calcext:value-type="float">
            <text:p>0.00414862837831</text:p>
          </table:table-cell>
          <table:table-cell table:formula="of:= DEGREES([.B111])" office:value-type="float" office:value="0.237698896845372" calcext:value-type="float">
            <text:p>0.237698896845372</text:p>
          </table:table-cell>
          <table:table-cell/>
        </table:table-row>
        <table:table-row table:style-name="ro1">
          <table:table-cell table:formula="of:=[.A111]+0.001" office:value-type="float" office:value="135.029554730418" calcext:value-type="float">
            <text:p>135.029554730418</text:p>
          </table:table-cell>
          <table:table-cell table:formula="of:= ASIN(  ([.A112]^2 + [.B$22]) / ([.B$23] * SQRT( [.A112]^2 + [.B$24]^2)) ) - ATAN( [.B$25] / [.A112] )" office:value-type="float" office:value="0.00421053015083377" calcext:value-type="float">
            <text:p>0.004210530150834</text:p>
          </table:table-cell>
          <table:table-cell table:formula="of:= DEGREES([.B112])" office:value-type="float" office:value="0.241245607155357" calcext:value-type="float">
            <text:p>0.241245607155357</text:p>
          </table:table-cell>
          <table:table-cell/>
        </table:table-row>
        <table:table-row table:style-name="ro1">
          <table:table-cell table:formula="of:=[.A112]+0.001" office:value-type="float" office:value="135.030554730418" calcext:value-type="float">
            <text:p>135.030554730418</text:p>
          </table:table-cell>
          <table:table-cell table:formula="of:= ASIN(  ([.A113]^2 + [.B$22]) / ([.B$23] * SQRT( [.A113]^2 + [.B$24]^2)) ) - ATAN( [.B$25] / [.A113] )" office:value-type="float" office:value="0.00427243139815692" calcext:value-type="float">
            <text:p>0.004272431398157</text:p>
          </table:table-cell>
          <table:table-cell table:formula="of:= DEGREES([.B113])" office:value-type="float" office:value="0.244792287373569" calcext:value-type="float">
            <text:p>0.244792287373569</text:p>
          </table:table-cell>
          <table:table-cell/>
        </table:table-row>
        <table:table-row table:style-name="ro1">
          <table:table-cell table:formula="of:=[.A113]+0.001" office:value-type="float" office:value="135.031554730418" calcext:value-type="float">
            <text:p>135.031554730418</text:p>
          </table:table-cell>
          <table:table-cell table:formula="of:= ASIN(  ([.A114]^2 + [.B$22]) / ([.B$23] * SQRT( [.A114]^2 + [.B$24]^2)) ) - ATAN( [.B$25] / [.A114] )" office:value-type="float" office:value="0.00433433212053146" calcext:value-type="float">
            <text:p>0.004334332120531</text:p>
          </table:table-cell>
          <table:table-cell table:formula="of:= DEGREES([.B114])" office:value-type="float" office:value="0.248338937514441" calcext:value-type="float">
            <text:p>0.248338937514441</text:p>
          </table:table-cell>
          <table:table-cell/>
        </table:table-row>
        <table:table-row table:style-name="ro1">
          <table:table-cell table:formula="of:=[.A114]+0.001" office:value-type="float" office:value="135.032554730418" calcext:value-type="float">
            <text:p>135.032554730418</text:p>
          </table:table-cell>
          <table:table-cell table:formula="of:= ASIN(  ([.A115]^2 + [.B$22]) / ([.B$23] * SQRT( [.A115]^2 + [.B$24]^2)) ) - ATAN( [.B$25] / [.A115] )" office:value-type="float" office:value="0.00439623231820926" calcext:value-type="float">
            <text:p>0.004396232318209</text:p>
          </table:table-cell>
          <table:table-cell table:formula="of:= DEGREES([.B115])" office:value-type="float" office:value="0.251885557592405" calcext:value-type="float">
            <text:p>0.251885557592405</text:p>
          </table:table-cell>
          <table:table-cell/>
        </table:table-row>
        <table:table-row table:style-name="ro1">
          <table:table-cell table:formula="of:=[.A115]+0.001" office:value-type="float" office:value="135.033554730418" calcext:value-type="float">
            <text:p>135.033554730418</text:p>
          </table:table-cell>
          <table:table-cell table:formula="of:= ASIN(  ([.A116]^2 + [.B$22]) / ([.B$23] * SQRT( [.A116]^2 + [.B$24]^2)) ) - ATAN( [.B$25] / [.A116] )" office:value-type="float" office:value="0.00445813199144139" calcext:value-type="float">
            <text:p>0.004458131991441</text:p>
          </table:table-cell>
          <table:table-cell table:formula="of:= DEGREES([.B116])" office:value-type="float" office:value="0.255432147621845" calcext:value-type="float">
            <text:p>0.255432147621845</text:p>
          </table:table-cell>
          <table:table-cell/>
        </table:table-row>
        <table:table-row table:style-name="ro1">
          <table:table-cell table:formula="of:=[.A116]+0.001" office:value-type="float" office:value="135.034554730418" calcext:value-type="float">
            <text:p>135.034554730418</text:p>
          </table:table-cell>
          <table:table-cell table:formula="of:= ASIN(  ([.A117]^2 + [.B$22]) / ([.B$23] * SQRT( [.A117]^2 + [.B$24]^2)) ) - ATAN( [.B$25] / [.A117] )" office:value-type="float" office:value="0.0045200311404814" calcext:value-type="float">
            <text:p>0.004520031140481</text:p>
          </table:table-cell>
          <table:table-cell table:formula="of:= DEGREES([.B117])" office:value-type="float" office:value="0.258978707617288" calcext:value-type="float">
            <text:p>0.258978707617288</text:p>
          </table:table-cell>
          <table:table-cell/>
        </table:table-row>
        <table:table-row table:style-name="ro1">
          <table:table-cell table:formula="of:=[.A117]+0.001" office:value-type="float" office:value="135.035554730418" calcext:value-type="float">
            <text:p>135.035554730418</text:p>
          </table:table-cell>
          <table:table-cell table:formula="of:= ASIN(  ([.A118]^2 + [.B$22]) / ([.B$23] * SQRT( [.A118]^2 + [.B$24]^2)) ) - ATAN( [.B$25] / [.A118] )" office:value-type="float" office:value="0.00458192976557942" calcext:value-type="float">
            <text:p>0.004581929765579</text:p>
          </table:table-cell>
          <table:table-cell table:formula="of:= DEGREES([.B118])" office:value-type="float" office:value="0.262525237593067" calcext:value-type="float">
            <text:p>0.262525237593067</text:p>
          </table:table-cell>
          <table:table-cell/>
        </table:table-row>
        <table:table-row table:style-name="ro1">
          <table:table-cell table:formula="of:=[.A118]+0.001" office:value-type="float" office:value="135.036554730418" calcext:value-type="float">
            <text:p>135.036554730418</text:p>
          </table:table-cell>
          <table:table-cell table:formula="of:= ASIN(  ([.A119]^2 + [.B$22]) / ([.B$23] * SQRT( [.A119]^2 + [.B$24]^2)) ) - ATAN( [.B$25] / [.A119] )" office:value-type="float" office:value="0.00464382786698812" calcext:value-type="float">
            <text:p>0.004643827866988</text:p>
          </table:table-cell>
          <table:table-cell table:formula="of:= DEGREES([.B119])" office:value-type="float" office:value="0.266071737563659" calcext:value-type="float">
            <text:p>0.266071737563659</text:p>
          </table:table-cell>
          <table:table-cell/>
        </table:table-row>
        <table:table-row table:style-name="ro1">
          <table:table-cell table:formula="of:=[.A119]+0.001" office:value-type="float" office:value="135.037554730418" calcext:value-type="float">
            <text:p>135.037554730418</text:p>
          </table:table-cell>
          <table:table-cell table:formula="of:= ASIN(  ([.A120]^2 + [.B$22]) / ([.B$23] * SQRT( [.A120]^2 + [.B$24]^2)) ) - ATAN( [.B$25] / [.A120] )" office:value-type="float" office:value="0.0047057254449585" calcext:value-type="float">
            <text:p>0.004705725444959</text:p>
          </table:table-cell>
          <table:table-cell table:formula="of:= DEGREES([.B120])" office:value-type="float" office:value="0.269618207543443" calcext:value-type="float">
            <text:p>0.269618207543443</text:p>
          </table:table-cell>
          <table:table-cell/>
        </table:table-row>
        <table:table-row table:style-name="ro1">
          <table:table-cell table:formula="of:=[.A120]+0.001" office:value-type="float" office:value="135.038554730418" calcext:value-type="float">
            <text:p>135.038554730418</text:p>
          </table:table-cell>
          <table:table-cell table:formula="of:= ASIN(  ([.A121]^2 + [.B$22]) / ([.B$23] * SQRT( [.A121]^2 + [.B$24]^2)) ) - ATAN( [.B$25] / [.A121] )" office:value-type="float" office:value="0.00476762249974402" calcext:value-type="float">
            <text:p>0.004767622499744</text:p>
          </table:table-cell>
          <table:table-cell table:formula="of:= DEGREES([.B121])" office:value-type="float" office:value="0.273164647546944" calcext:value-type="float">
            <text:p>0.273164647546944</text:p>
          </table:table-cell>
          <table:table-cell/>
        </table:table-row>
      </table:table>
      <table:table table:name="GEOMETRY_3" table:style-name="ta1">
        <table:shapes>
          <draw:frame draw:z-index="0" draw:style-name="gr1" draw:text-style-name="P1" svg:width="188.01mm" svg:height="152.63mm" svg:x="158.74mm" svg:y="42.81mm">
            <draw:object draw:notify-on-update-of-ranges="GEOMETRY_3.A34:GEOMETRY_3.A121 GEOMETRY_3.B33:GEOMETRY_3.B33 GEOMETRY_3.B34:GEOMETRY_3.B1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RADIANS(48)" office:value-type="float" office:value="0.837758040957278" calcext:value-type="float">
            <text:p>0.837758040957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RADIANS(25)" office:value-type="float" office:value="0.436332312998582" calcext:value-type="float">
            <text:p>0.436332312998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table:formula="of:=99.55 / 2" office:value-type="float" office:value="49.775" calcext:value-type="float">
            <text:p>49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table:formula="of:=142.3 / 2" office:value-type="float" office:value="71.15" calcext:value-type="float">
            <text:p>7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6.9900336881373" calcext:value-type="float">
            <text:p>-36.9900336881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3.3059759315122" calcext:value-type="float">
            <text:p>-33.3059759315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0.0692893228508" calcext:value-type="float">
            <text:p>-30.0692893228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64.4837990476577" calcext:value-type="float">
            <text:p>-64.483799047657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18180.0466431687" calcext:value-type="float">
            <text:p>-18180.0466431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47.8967025696452" calcext:value-type="float">
            <text:p>47.896702569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6.92074436528653" calcext:value-type="float">
            <text:p>-6.9207443652865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33.739994272353" calcext:value-type="float">
            <text:p>133.739994272353</text:p>
          </table:table-cell>
          <table:table-cell table:formula="of:= ASIN(  ([.A29]^2 + [.B$22]) / ([.B$23] * SQRT( [.A29]^2 + [.B$24]^2)) ) - ATAN( [.B$25] / [.A29] )" office:value-type="float" office:value="-0.00000108485345135662" calcext:value-type="float">
            <text:p>-1.08485345135662E-06</text:p>
          </table:table-cell>
          <table:table-cell table:formula="of:= DEGREES([.B29])" office:value-type="float" office:value="-0.000062157524152935" calcext:value-type="float">
            <text:p>-6.2157524152935E-05</text:p>
          </table:table-cell>
          <table:table-cell table:formula="of:=[.B29]^2" office:value-type="float" office:value="0.00000000000117690701092036" calcext:value-type="float">
            <text:p>1.17690701092036E-12</text:p>
          </table:table-cell>
        </table:table-row>
        <table:table-row table:style-name="ro1">
          <table:table-cell office:value-type="float" office:value="138.2262055" calcext:value-type="float">
            <text:p>138.2262055</text:p>
          </table:table-cell>
          <table:table-cell table:formula="of:= ASIN(  ([.A30]^2 + [.B$22]) / ([.B$23] * SQRT( [.A30]^2 + [.B$24]^2)) ) - ATAN( [.B$25] / [.A30] )" office:value-type="float" office:value="0.209018199581642" calcext:value-type="float">
            <text:p>0.209018199581642</text:p>
          </table:table-cell>
          <table:table-cell table:formula="of:= DEGREES([.B30])" office:value-type="float" office:value="11.9758606774512" calcext:value-type="float">
            <text:p>11.9758606774512</text:p>
          </table:table-cell>
          <table:table-cell table:formula="of:=[.B30]^2" office:value-type="float" office:value="0.0436886077563511" calcext:value-type="float">
            <text:p>0.0436886077563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table:formula="of:=[.A29]-0.01" office:value-type="float" office:value="133.729994272353" calcext:value-type="float">
            <text:p>133.729994272353</text:p>
          </table:table-cell>
          <table:table-cell table:formula="of:= ASIN(  ([.A34]^2 + [.B$22]) / ([.B$23] * SQRT( [.A34]^2 + [.B$24]^2)) ) - ATAN( [.B$25] / [.A34] )" office:value-type="float" office:value="-0.000472027808548728" calcext:value-type="float">
            <text:p>-0.000472027808549</text:p>
          </table:table-cell>
          <table:table-cell table:formula="of:= DEGREES([.B34])" office:value-type="float" office:value="-0.0270452012426513" calcext:value-type="float">
            <text:p>-0.027045201242651</text:p>
          </table:table-cell>
          <table:table-cell/>
        </table:table-row>
        <table:table-row table:style-name="ro1">
          <table:table-cell table:formula="of:=[.A34]+0.001" office:value-type="float" office:value="133.730994272353" calcext:value-type="float">
            <text:p>133.730994272353</text:p>
          </table:table-cell>
          <table:table-cell table:formula="of:= ASIN(  ([.A35]^2 + [.B$22]) / ([.B$23] * SQRT( [.A35]^2 + [.B$24]^2)) ) - ATAN( [.B$25] / [.A35] )" office:value-type="float" office:value="-0.000424931766205047" calcext:value-type="float">
            <text:p>-0.000424931766205</text:p>
          </table:table-cell>
          <table:table-cell table:formula="of:= DEGREES([.B35])" office:value-type="float" office:value="-0.024346796784589" calcext:value-type="float">
            <text:p>-0.024346796784589</text:p>
          </table:table-cell>
          <table:table-cell/>
        </table:table-row>
        <table:table-row table:style-name="ro1">
          <table:table-cell table:formula="of:=[.A35]+0.001" office:value-type="float" office:value="133.731994272353" calcext:value-type="float">
            <text:p>133.731994272353</text:p>
          </table:table-cell>
          <table:table-cell table:formula="of:= ASIN(  ([.A36]^2 + [.B$22]) / ([.B$23] * SQRT( [.A36]^2 + [.B$24]^2)) ) - ATAN( [.B$25] / [.A36] )" office:value-type="float" office:value="-0.000377836112352516" calcext:value-type="float">
            <text:p>-0.000377836112353</text:p>
          </table:table-cell>
          <table:table-cell table:formula="of:= DEGREES([.B36])" office:value-type="float" office:value="-0.0216484145854299" calcext:value-type="float">
            <text:p>-0.02164841458543</text:p>
          </table:table-cell>
          <table:table-cell/>
        </table:table-row>
        <table:table-row table:style-name="ro1">
          <table:table-cell table:formula="of:=[.A36]+0.001" office:value-type="float" office:value="133.732994272353" calcext:value-type="float">
            <text:p>133.732994272353</text:p>
          </table:table-cell>
          <table:table-cell table:formula="of:= ASIN(  ([.A37]^2 + [.B$22]) / ([.B$23] * SQRT( [.A37]^2 + [.B$24]^2)) ) - ATAN( [.B$25] / [.A37] )" office:value-type="float" office:value="-0.000330740846875309" calcext:value-type="float">
            <text:p>-0.000330740846875</text:p>
          </table:table-cell>
          <table:table-cell table:formula="of:= DEGREES([.B37])" office:value-type="float" office:value="-0.0189500546385378" calcext:value-type="float">
            <text:p>-0.018950054638538</text:p>
          </table:table-cell>
          <table:table-cell/>
        </table:table-row>
        <table:table-row table:style-name="ro1">
          <table:table-cell table:formula="of:=[.A37]+0.001" office:value-type="float" office:value="133.733994272353" calcext:value-type="float">
            <text:p>133.733994272353</text:p>
          </table:table-cell>
          <table:table-cell table:formula="of:= ASIN(  ([.A38]^2 + [.B$22]) / ([.B$23] * SQRT( [.A38]^2 + [.B$24]^2)) ) - ATAN( [.B$25] / [.A38] )" office:value-type="float" office:value="-0.000283645969660212" calcext:value-type="float">
            <text:p>-0.00028364596966</text:p>
          </table:table-cell>
          <table:table-cell table:formula="of:= DEGREES([.B38])" office:value-type="float" office:value="-0.016251716937426" calcext:value-type="float">
            <text:p>-0.016251716937426</text:p>
          </table:table-cell>
          <table:table-cell/>
        </table:table-row>
        <table:table-row table:style-name="ro1">
          <table:table-cell table:formula="of:=[.A38]+0.001" office:value-type="float" office:value="133.734994272353" calcext:value-type="float">
            <text:p>133.734994272353</text:p>
          </table:table-cell>
          <table:table-cell table:formula="of:= ASIN(  ([.A39]^2 + [.B$22]) / ([.B$23] * SQRT( [.A39]^2 + [.B$24]^2)) ) - ATAN( [.B$25] / [.A39] )" office:value-type="float" office:value="-0.000236551480592005" calcext:value-type="float">
            <text:p>-0.000236551480592</text:p>
          </table:table-cell>
          <table:table-cell table:formula="of:= DEGREES([.B39])" office:value-type="float" office:value="-0.0135534014754927" calcext:value-type="float">
            <text:p>-0.013553401475493</text:p>
          </table:table-cell>
          <table:table-cell/>
        </table:table-row>
        <table:table-row table:style-name="ro1">
          <table:table-cell table:formula="of:=[.A39]+0.001" office:value-type="float" office:value="133.735994272353" calcext:value-type="float">
            <text:p>133.735994272353</text:p>
          </table:table-cell>
          <table:table-cell table:formula="of:= ASIN(  ([.A40]^2 + [.B$22]) / ([.B$23] * SQRT( [.A40]^2 + [.B$24]^2)) ) - ATAN( [.B$25] / [.A40] )" office:value-type="float" office:value="-0.00018945737955621" calcext:value-type="float">
            <text:p>-0.000189457379556</text:p>
          </table:table-cell>
          <table:table-cell table:formula="of:= DEGREES([.B40])" office:value-type="float" office:value="-0.010855108246179" calcext:value-type="float">
            <text:p>-0.010855108246179</text:p>
          </table:table-cell>
          <table:table-cell/>
        </table:table-row>
        <table:table-row table:style-name="ro1">
          <table:table-cell table:formula="of:=[.A40]+0.001" office:value-type="float" office:value="133.736994272353" calcext:value-type="float">
            <text:p>133.736994272353</text:p>
          </table:table-cell>
          <table:table-cell table:formula="of:= ASIN(  ([.A41]^2 + [.B$22]) / ([.B$23] * SQRT( [.A41]^2 + [.B$24]^2)) ) - ATAN( [.B$25] / [.A41] )" office:value-type="float" office:value="-0.000142363666438945" calcext:value-type="float">
            <text:p>-0.000142363666439</text:p>
          </table:table-cell>
          <table:table-cell table:formula="of:= DEGREES([.B41])" office:value-type="float" office:value="-0.0081568372429598" calcext:value-type="float">
            <text:p>-0.00815683724296</text:p>
          </table:table-cell>
          <table:table-cell/>
        </table:table-row>
        <table:table-row table:style-name="ro1">
          <table:table-cell table:formula="of:=[.A41]+0.001" office:value-type="float" office:value="133.737994272353" calcext:value-type="float">
            <text:p>133.737994272353</text:p>
          </table:table-cell>
          <table:table-cell table:formula="of:= ASIN(  ([.A42]^2 + [.B$22]) / ([.B$23] * SQRT( [.A42]^2 + [.B$24]^2)) ) - ATAN( [.B$25] / [.A42] )" office:value-type="float" office:value="-0.0000952703411244288" calcext:value-type="float">
            <text:p>-9.52703411244288E-05</text:p>
          </table:table-cell>
          <table:table-cell table:formula="of:= DEGREES([.B42])" office:value-type="float" office:value="-0.00545858845920141" calcext:value-type="float">
            <text:p>-0.005458588459201</text:p>
          </table:table-cell>
          <table:table-cell/>
        </table:table-row>
        <table:table-row table:style-name="ro1">
          <table:table-cell table:formula="of:=[.A42]+0.001" office:value-type="float" office:value="133.738994272353" calcext:value-type="float">
            <text:p>133.738994272353</text:p>
          </table:table-cell>
          <table:table-cell table:formula="of:= ASIN(  ([.A43]^2 + [.B$22]) / ([.B$23] * SQRT( [.A43]^2 + [.B$24]^2)) ) - ATAN( [.B$25] / [.A43] )" office:value-type="float" office:value="-0.000048177403499404" calcext:value-type="float">
            <text:p>-4.8177403499404E-05</text:p>
          </table:table-cell>
          <table:table-cell table:formula="of:= DEGREES([.B43])" office:value-type="float" office:value="-0.00276036188841465" calcext:value-type="float">
            <text:p>-0.002760361888415</text:p>
          </table:table-cell>
          <table:table-cell/>
        </table:table-row>
        <table:table-row table:style-name="ro1">
          <table:table-cell table:formula="of:=[.A43]+0.001" office:value-type="float" office:value="133.739994272353" calcext:value-type="float">
            <text:p>133.739994272353</text:p>
          </table:table-cell>
          <table:table-cell table:formula="of:= ASIN(  ([.A44]^2 + [.B$22]) / ([.B$23] * SQRT( [.A44]^2 + [.B$24]^2)) ) - ATAN( [.B$25] / [.A44] )" office:value-type="float" office:value="-0.00000108485344878229" calcext:value-type="float">
            <text:p>-1.08485344878229E-06</text:p>
          </table:table-cell>
          <table:table-cell table:formula="of:= DEGREES([.B44])" office:value-type="float" office:value="-0.0000621575240054368" calcext:value-type="float">
            <text:p>-6.21575240054368E-05</text:p>
          </table:table-cell>
          <table:table-cell/>
        </table:table-row>
        <table:table-row table:style-name="ro1">
          <table:table-cell table:formula="of:=[.A44]+0.001" office:value-type="float" office:value="133.740994272353" calcext:value-type="float">
            <text:p>133.740994272353</text:p>
          </table:table-cell>
          <table:table-cell table:formula="of:= ASIN(  ([.A45]^2 + [.B$22]) / ([.B$23] * SQRT( [.A45]^2 + [.B$24]^2)) ) - ATAN( [.B$25] / [.A45] )" office:value-type="float" office:value="0.0000460073091419419" calcext:value-type="float">
            <text:p>4.60073091419419E-05</text:p>
          </table:table-cell>
          <table:table-cell table:formula="of:= DEGREES([.B45])" office:value-type="float" office:value="0.00263602464058692" calcext:value-type="float">
            <text:p>0.002636024640587</text:p>
          </table:table-cell>
          <table:table-cell/>
        </table:table-row>
        <table:table-row table:style-name="ro1">
          <table:table-cell table:formula="of:=[.A45]+0.001" office:value-type="float" office:value="133.741994272353" calcext:value-type="float">
            <text:p>133.741994272353</text:p>
          </table:table-cell>
          <table:table-cell table:formula="of:= ASIN(  ([.A46]^2 + [.B$22]) / ([.B$23] * SQRT( [.A46]^2 + [.B$24]^2)) ) - ATAN( [.B$25] / [.A46] )" office:value-type="float" office:value="0.000093099084386615" calcext:value-type="float">
            <text:p>9.3099084386615E-05</text:p>
          </table:table-cell>
          <table:table-cell table:formula="of:= DEGREES([.B46])" office:value-type="float" office:value="0.00533418461188534" calcext:value-type="float">
            <text:p>0.005334184611885</text:p>
          </table:table-cell>
          <table:table-cell/>
        </table:table-row>
        <table:table-row table:style-name="ro1">
          <table:table-cell table:formula="of:=[.A46]+0.001" office:value-type="float" office:value="133.742994272353" calcext:value-type="float">
            <text:p>133.742994272353</text:p>
          </table:table-cell>
          <table:table-cell table:formula="of:= ASIN(  ([.A47]^2 + [.B$22]) / ([.B$23] * SQRT( [.A47]^2 + [.B$24]^2)) ) - ATAN( [.B$25] / [.A47] )" office:value-type="float" office:value="0.000140190472400992" calcext:value-type="float">
            <text:p>0.000140190472401</text:p>
          </table:table-cell>
          <table:table-cell table:formula="of:= DEGREES([.B47])" office:value-type="float" office:value="0.00803232239652207" calcext:value-type="float">
            <text:p>0.008032322396522</text:p>
          </table:table-cell>
          <table:table-cell/>
        </table:table-row>
        <table:table-row table:style-name="ro1">
          <table:table-cell table:formula="of:=[.A47]+0.001" office:value-type="float" office:value="133.743994272353" calcext:value-type="float">
            <text:p>133.743994272353</text:p>
          </table:table-cell>
          <table:table-cell table:formula="of:= ASIN(  ([.A48]^2 + [.B$22]) / ([.B$23] * SQRT( [.A48]^2 + [.B$24]^2)) ) - ATAN( [.B$25] / [.A48] )" office:value-type="float" office:value="0.000187281473298245" calcext:value-type="float">
            <text:p>0.000187281473298</text:p>
          </table:table-cell>
          <table:table-cell table:formula="of:= DEGREES([.B48])" office:value-type="float" office:value="0.0107304380009815" calcext:value-type="float">
            <text:p>0.010730438000982</text:p>
          </table:table-cell>
          <table:table-cell/>
        </table:table-row>
        <table:table-row table:style-name="ro1">
          <table:table-cell table:formula="of:=[.A48]+0.001" office:value-type="float" office:value="133.744994272353" calcext:value-type="float">
            <text:p>133.744994272353</text:p>
          </table:table-cell>
          <table:table-cell table:formula="of:= ASIN(  ([.A49]^2 + [.B$22]) / ([.B$23] * SQRT( [.A49]^2 + [.B$24]^2)) ) - ATAN( [.B$25] / [.A49] )" office:value-type="float" office:value="0.000234372087193506" calcext:value-type="float">
            <text:p>0.000234372087194</text:p>
          </table:table-cell>
          <table:table-cell table:formula="of:= DEGREES([.B49])" office:value-type="float" office:value="0.01342853143186" calcext:value-type="float">
            <text:p>0.01342853143186</text:p>
          </table:table-cell>
          <table:table-cell/>
        </table:table-row>
        <table:table-row table:style-name="ro1">
          <table:table-cell table:formula="of:=[.A49]+0.001" office:value-type="float" office:value="133.745994272353" calcext:value-type="float">
            <text:p>133.745994272353</text:p>
          </table:table-cell>
          <table:table-cell table:formula="of:= ASIN(  ([.A50]^2 + [.B$22]) / ([.B$23] * SQRT( [.A50]^2 + [.B$24]^2)) ) - ATAN( [.B$25] / [.A50] )" office:value-type="float" office:value="0.00028146231420121" calcext:value-type="float">
            <text:p>0.000281462314201</text:p>
          </table:table-cell>
          <table:table-cell table:formula="of:= DEGREES([.B50])" office:value-type="float" office:value="0.0161266026957144" calcext:value-type="float">
            <text:p>0.016126602695715</text:p>
          </table:table-cell>
          <table:table-cell/>
        </table:table-row>
        <table:table-row table:style-name="ro1">
          <table:table-cell table:formula="of:=[.A50]+0.001" office:value-type="float" office:value="133.746994272353" calcext:value-type="float">
            <text:p>133.746994272353</text:p>
          </table:table-cell>
          <table:table-cell table:formula="of:= ASIN(  ([.A51]^2 + [.B$22]) / ([.B$23] * SQRT( [.A51]^2 + [.B$24]^2)) ) - ATAN( [.B$25] / [.A51] )" office:value-type="float" office:value="0.000328552154435821" calcext:value-type="float">
            <text:p>0.000328552154436</text:p>
          </table:table-cell>
          <table:table-cell table:formula="of:= DEGREES([.B51])" office:value-type="float" office:value="0.018824651799103" calcext:value-type="float">
            <text:p>0.018824651799103</text:p>
          </table:table-cell>
          <table:table-cell/>
        </table:table-row>
        <table:table-row table:style-name="ro1">
          <table:table-cell table:formula="of:=[.A51]+0.001" office:value-type="float" office:value="133.747994272353" calcext:value-type="float">
            <text:p>133.747994272353</text:p>
          </table:table-cell>
          <table:table-cell table:formula="of:= ASIN(  ([.A52]^2 + [.B$22]) / ([.B$23] * SQRT( [.A52]^2 + [.B$24]^2)) ) - ATAN( [.B$25] / [.A52] )" office:value-type="float" office:value="0.000375641608011124" calcext:value-type="float">
            <text:p>0.000375641608011</text:p>
          </table:table-cell>
          <table:table-cell table:formula="of:= DEGREES([.B52])" office:value-type="float" office:value="0.021522678748545" calcext:value-type="float">
            <text:p>0.021522678748545</text:p>
          </table:table-cell>
          <table:table-cell/>
        </table:table-row>
        <table:table-row table:style-name="ro1">
          <table:table-cell table:formula="of:=[.A52]+0.001" office:value-type="float" office:value="133.748994272353" calcext:value-type="float">
            <text:p>133.748994272353</text:p>
          </table:table-cell>
          <table:table-cell table:formula="of:= ASIN(  ([.A53]^2 + [.B$22]) / ([.B$23] * SQRT( [.A53]^2 + [.B$24]^2)) ) - ATAN( [.B$25] / [.A53] )" office:value-type="float" office:value="0.000422730675042851" calcext:value-type="float">
            <text:p>0.000422730675043</text:p>
          </table:table-cell>
          <table:table-cell table:formula="of:= DEGREES([.B53])" office:value-type="float" office:value="0.0242206835506716" calcext:value-type="float">
            <text:p>0.024220683550672</text:p>
          </table:table-cell>
          <table:table-cell/>
        </table:table-row>
        <table:table-row table:style-name="ro1">
          <table:table-cell table:formula="of:=[.A53]+0.001" office:value-type="float" office:value="133.749994272353" calcext:value-type="float">
            <text:p>133.749994272353</text:p>
          </table:table-cell>
          <table:table-cell table:formula="of:= ASIN(  ([.A54]^2 + [.B$22]) / ([.B$23] * SQRT( [.A54]^2 + [.B$24]^2)) ) - ATAN( [.B$25] / [.A54] )" office:value-type="float" office:value="0.000469819355644149" calcext:value-type="float">
            <text:p>0.000469819355644</text:p>
          </table:table-cell>
          <table:table-cell table:formula="of:= DEGREES([.B54])" office:value-type="float" office:value="0.0269186662119656" calcext:value-type="float">
            <text:p>0.026918666211966</text:p>
          </table:table-cell>
          <table:table-cell/>
        </table:table-row>
        <table:table-row table:style-name="ro1">
          <table:table-cell table:formula="of:=[.A54]+0.001" office:value-type="float" office:value="133.750994272353" calcext:value-type="float">
            <text:p>133.750994272353</text:p>
          </table:table-cell>
          <table:table-cell table:formula="of:= ASIN(  ([.A55]^2 + [.B$22]) / ([.B$23] * SQRT( [.A55]^2 + [.B$24]^2)) ) - ATAN( [.B$25] / [.A55] )" office:value-type="float" office:value="0.000516907649930086" calcext:value-type="float">
            <text:p>0.00051690764993</text:p>
          </table:table-cell>
          <table:table-cell table:formula="of:= DEGREES([.B55])" office:value-type="float" office:value="0.0296166267390197" calcext:value-type="float">
            <text:p>0.02961662673902</text:p>
          </table:table-cell>
          <table:table-cell/>
        </table:table-row>
        <table:table-row table:style-name="ro1">
          <table:table-cell table:formula="of:=[.A55]+0.001" office:value-type="float" office:value="133.751994272353" calcext:value-type="float">
            <text:p>133.751994272353</text:p>
          </table:table-cell>
          <table:table-cell table:formula="of:= ASIN(  ([.A56]^2 + [.B$22]) / ([.B$23] * SQRT( [.A56]^2 + [.B$24]^2)) ) - ATAN( [.B$25] / [.A56] )" office:value-type="float" office:value="0.000563995558014431" calcext:value-type="float">
            <text:p>0.000563995558014</text:p>
          </table:table-cell>
          <table:table-cell table:formula="of:= DEGREES([.B56])" office:value-type="float" office:value="0.0323145651383527" calcext:value-type="float">
            <text:p>0.032314565138353</text:p>
          </table:table-cell>
          <table:table-cell/>
        </table:table-row>
        <table:table-row table:style-name="ro1">
          <table:table-cell table:formula="of:=[.A56]+0.001" office:value-type="float" office:value="133.752994272353" calcext:value-type="float">
            <text:p>133.752994272353</text:p>
          </table:table-cell>
          <table:table-cell table:formula="of:= ASIN(  ([.A57]^2 + [.B$22]) / ([.B$23] * SQRT( [.A57]^2 + [.B$24]^2)) ) - ATAN( [.B$25] / [.A57] )" office:value-type="float" office:value="0.000611083080012904" calcext:value-type="float">
            <text:p>0.000611083080013</text:p>
          </table:table-cell>
          <table:table-cell table:formula="of:= DEGREES([.B57])" office:value-type="float" office:value="0.0350124814165946" calcext:value-type="float">
            <text:p>0.035012481416595</text:p>
          </table:table-cell>
          <table:table-cell/>
        </table:table-row>
        <table:table-row table:style-name="ro1">
          <table:table-cell table:formula="of:=[.A57]+0.001" office:value-type="float" office:value="133.753994272353" calcext:value-type="float">
            <text:p>133.753994272353</text:p>
          </table:table-cell>
          <table:table-cell table:formula="of:= ASIN(  ([.A58]^2 + [.B$22]) / ([.B$23] * SQRT( [.A58]^2 + [.B$24]^2)) ) - ATAN( [.B$25] / [.A58] )" office:value-type="float" office:value="0.000658170216038596" calcext:value-type="float">
            <text:p>0.000658170216039</text:p>
          </table:table-cell>
          <table:table-cell table:formula="of:= DEGREES([.B58])" office:value-type="float" office:value="0.0377103755802252" calcext:value-type="float">
            <text:p>0.037710375580225</text:p>
          </table:table-cell>
          <table:table-cell/>
        </table:table-row>
        <table:table-row table:style-name="ro1">
          <table:table-cell table:formula="of:=[.A58]+0.001" office:value-type="float" office:value="133.754994272353" calcext:value-type="float">
            <text:p>133.754994272353</text:p>
          </table:table-cell>
          <table:table-cell table:formula="of:= ASIN(  ([.A59]^2 + [.B$22]) / ([.B$23] * SQRT( [.A59]^2 + [.B$24]^2)) ) - ATAN( [.B$25] / [.A59] )" office:value-type="float" office:value="0.000705256966207206" calcext:value-type="float">
            <text:p>0.000705256966207</text:p>
          </table:table-cell>
          <table:table-cell table:formula="of:= DEGREES([.B59])" office:value-type="float" office:value="0.0404082476358734" calcext:value-type="float">
            <text:p>0.040408247635874</text:p>
          </table:table-cell>
          <table:table-cell/>
        </table:table-row>
        <table:table-row table:style-name="ro1">
          <table:table-cell table:formula="of:=[.A59]+0.001" office:value-type="float" office:value="133.755994272353" calcext:value-type="float">
            <text:p>133.755994272353</text:p>
          </table:table-cell>
          <table:table-cell table:formula="of:= ASIN(  ([.A60]^2 + [.B$22]) / ([.B$23] * SQRT( [.A60]^2 + [.B$24]^2)) ) - ATAN( [.B$25] / [.A60] )" office:value-type="float" office:value="0.000752343330631844" calcext:value-type="float">
            <text:p>0.000752343330632</text:p>
          </table:table-cell>
          <table:table-cell table:formula="of:= DEGREES([.B60])" office:value-type="float" office:value="0.0431060975900201" calcext:value-type="float">
            <text:p>0.04310609759002</text:p>
          </table:table-cell>
          <table:table-cell/>
        </table:table-row>
        <table:table-row table:style-name="ro1">
          <table:table-cell table:formula="of:=[.A60]+0.001" office:value-type="float" office:value="133.756994272353" calcext:value-type="float">
            <text:p>133.756994272353</text:p>
          </table:table-cell>
          <table:table-cell table:formula="of:= ASIN(  ([.A61]^2 + [.B$22]) / ([.B$23] * SQRT( [.A61]^2 + [.B$24]^2)) ) - ATAN( [.B$25] / [.A61] )" office:value-type="float" office:value="0.000799429309427543" calcext:value-type="float">
            <text:p>0.000799429309428</text:p>
          </table:table-cell>
          <table:table-cell table:formula="of:= DEGREES([.B61])" office:value-type="float" office:value="0.0458039254492562" calcext:value-type="float">
            <text:p>0.045803925449256</text:p>
          </table:table-cell>
          <table:table-cell/>
        </table:table-row>
        <table:table-row table:style-name="ro1">
          <table:table-cell table:formula="of:=[.A61]+0.001" office:value-type="float" office:value="133.757994272353" calcext:value-type="float">
            <text:p>133.757994272353</text:p>
          </table:table-cell>
          <table:table-cell table:formula="of:= ASIN(  ([.A62]^2 + [.B$22]) / ([.B$23] * SQRT( [.A62]^2 + [.B$24]^2)) ) - ATAN( [.B$25] / [.A62] )" office:value-type="float" office:value="0.000846514902708033" calcext:value-type="float">
            <text:p>0.000846514902708</text:p>
          </table:table-cell>
          <table:table-cell table:formula="of:= DEGREES([.B62])" office:value-type="float" office:value="0.0485017312200978" calcext:value-type="float">
            <text:p>0.048501731220098</text:p>
          </table:table-cell>
          <table:table-cell/>
        </table:table-row>
        <table:table-row table:style-name="ro1">
          <table:table-cell table:formula="of:=[.A62]+0.001" office:value-type="float" office:value="133.758994272353" calcext:value-type="float">
            <text:p>133.758994272353</text:p>
          </table:table-cell>
          <table:table-cell table:formula="of:= ASIN(  ([.A63]^2 + [.B$22]) / ([.B$23] * SQRT( [.A63]^2 + [.B$24]^2)) ) - ATAN( [.B$25] / [.A63] )" office:value-type="float" office:value="0.00089360011058897" calcext:value-type="float">
            <text:p>0.000893600110589</text:p>
          </table:table-cell>
          <table:table-cell table:formula="of:= DEGREES([.B63])" office:value-type="float" office:value="0.0511995149091716" calcext:value-type="float">
            <text:p>0.051199514909172</text:p>
          </table:table-cell>
          <table:table-cell/>
        </table:table-row>
        <table:table-row table:style-name="ro1">
          <table:table-cell table:formula="of:=[.A63]+0.001" office:value-type="float" office:value="133.759994272353" calcext:value-type="float">
            <text:p>133.759994272353</text:p>
          </table:table-cell>
          <table:table-cell table:formula="of:= ASIN(  ([.A64]^2 + [.B$22]) / ([.B$23] * SQRT( [.A64]^2 + [.B$24]^2)) ) - ATAN( [.B$25] / [.A64] )" office:value-type="float" office:value="0.000940684933183458" calcext:value-type="float">
            <text:p>0.000940684933183</text:p>
          </table:table-cell>
          <table:table-cell table:formula="of:= DEGREES([.B64])" office:value-type="float" office:value="0.053897276522958" calcext:value-type="float">
            <text:p>0.053897276522958</text:p>
          </table:table-cell>
          <table:table-cell/>
        </table:table-row>
        <table:table-row table:style-name="ro1">
          <table:table-cell table:formula="of:=[.A64]+0.001" office:value-type="float" office:value="133.760994272353" calcext:value-type="float">
            <text:p>133.760994272353</text:p>
          </table:table-cell>
          <table:table-cell table:formula="of:= ASIN(  ([.A65]^2 + [.B$22]) / ([.B$23] * SQRT( [.A65]^2 + [.B$24]^2)) ) - ATAN( [.B$25] / [.A65] )" office:value-type="float" office:value="0.000987769370606482" calcext:value-type="float">
            <text:p>0.000987769370606</text:p>
          </table:table-cell>
          <table:table-cell table:formula="of:= DEGREES([.B65])" office:value-type="float" office:value="0.0565950160680451" calcext:value-type="float">
            <text:p>0.056595016068045</text:p>
          </table:table-cell>
          <table:table-cell/>
        </table:table-row>
        <table:table-row table:style-name="ro1">
          <table:table-cell table:formula="of:=[.A65]+0.001" office:value-type="float" office:value="133.761994272353" calcext:value-type="float">
            <text:p>133.761994272353</text:p>
          </table:table-cell>
          <table:table-cell table:formula="of:= ASIN(  ([.A66]^2 + [.B$22]) / ([.B$23] * SQRT( [.A66]^2 + [.B$24]^2)) ) - ATAN( [.B$25] / [.A66] )" office:value-type="float" office:value="0.00103485342297242" calcext:value-type="float">
            <text:p>0.001034853422972</text:p>
          </table:table-cell>
          <table:table-cell table:formula="of:= DEGREES([.B66])" office:value-type="float" office:value="0.0592927335509861" calcext:value-type="float">
            <text:p>0.059292733550986</text:p>
          </table:table-cell>
          <table:table-cell/>
        </table:table-row>
        <table:table-row table:style-name="ro1">
          <table:table-cell table:formula="of:=[.A66]+0.001" office:value-type="float" office:value="133.762994272353" calcext:value-type="float">
            <text:p>133.762994272353</text:p>
          </table:table-cell>
          <table:table-cell table:formula="of:= ASIN(  ([.A67]^2 + [.B$22]) / ([.B$23] * SQRT( [.A67]^2 + [.B$24]^2)) ) - ATAN( [.B$25] / [.A67] )" office:value-type="float" office:value="0.00108193709039559" calcext:value-type="float">
            <text:p>0.001081937090396</text:p>
          </table:table-cell>
          <table:table-cell table:formula="of:= DEGREES([.B67])" office:value-type="float" office:value="0.0619904289783316" calcext:value-type="float">
            <text:p>0.061990428978332</text:p>
          </table:table-cell>
          <table:table-cell/>
        </table:table-row>
        <table:table-row table:style-name="ro1">
          <table:table-cell table:formula="of:=[.A67]+0.001" office:value-type="float" office:value="133.763994272353" calcext:value-type="float">
            <text:p>133.763994272353</text:p>
          </table:table-cell>
          <table:table-cell table:formula="of:= ASIN(  ([.A68]^2 + [.B$22]) / ([.B$23] * SQRT( [.A68]^2 + [.B$24]^2)) ) - ATAN( [.B$25] / [.A68] )" office:value-type="float" office:value="0.00112902037298974" calcext:value-type="float">
            <text:p>0.00112902037299</text:p>
          </table:table-cell>
          <table:table-cell table:formula="of:= DEGREES([.B68])" office:value-type="float" office:value="0.064688102356598" calcext:value-type="float">
            <text:p>0.064688102356598</text:p>
          </table:table-cell>
          <table:table-cell/>
        </table:table-row>
        <table:table-row table:style-name="ro1">
          <table:table-cell table:formula="of:=[.A68]+0.001" office:value-type="float" office:value="133.764994272353" calcext:value-type="float">
            <text:p>133.764994272353</text:p>
          </table:table-cell>
          <table:table-cell table:formula="of:= ASIN(  ([.A69]^2 + [.B$22]) / ([.B$23] * SQRT( [.A69]^2 + [.B$24]^2)) ) - ATAN( [.B$25] / [.A69] )" office:value-type="float" office:value="0.00117610327087044" calcext:value-type="float">
            <text:p>0.00117610327087</text:p>
          </table:table-cell>
          <table:table-cell table:formula="of:= DEGREES([.B69])" office:value-type="float" office:value="0.0673857536924078" calcext:value-type="float">
            <text:p>0.067385753692408</text:p>
          </table:table-cell>
          <table:table-cell/>
        </table:table-row>
        <table:table-row table:style-name="ro1">
          <table:table-cell table:formula="of:=[.A69]+0.001" office:value-type="float" office:value="133.765994272353" calcext:value-type="float">
            <text:p>133.765994272353</text:p>
          </table:table-cell>
          <table:table-cell table:formula="of:= ASIN(  ([.A70]^2 + [.B$22]) / ([.B$23] * SQRT( [.A70]^2 + [.B$24]^2)) ) - ATAN( [.B$25] / [.A70] )" office:value-type="float" office:value="0.00122318578415077" calcext:value-type="float">
            <text:p>0.001223185784151</text:p>
          </table:table-cell>
          <table:table-cell table:formula="of:= DEGREES([.B70])" office:value-type="float" office:value="0.0700833829922394" calcext:value-type="float">
            <text:p>0.07008338299224</text:p>
          </table:table-cell>
          <table:table-cell/>
        </table:table-row>
        <table:table-row table:style-name="ro1">
          <table:table-cell table:formula="of:=[.A70]+0.001" office:value-type="float" office:value="133.766994272353" calcext:value-type="float">
            <text:p>133.766994272353</text:p>
          </table:table-cell>
          <table:table-cell table:formula="of:= ASIN(  ([.A71]^2 + [.B$22]) / ([.B$23] * SQRT( [.A71]^2 + [.B$24]^2)) ) - ATAN( [.B$25] / [.A71] )" office:value-type="float" office:value="0.00127026791294566" calcext:value-type="float">
            <text:p>0.001270267912946</text:p>
          </table:table-cell>
          <table:table-cell table:formula="of:= DEGREES([.B71])" office:value-type="float" office:value="0.0727809902626779" calcext:value-type="float">
            <text:p>0.072780990262678</text:p>
          </table:table-cell>
          <table:table-cell/>
        </table:table-row>
        <table:table-row table:style-name="ro1">
          <table:table-cell table:formula="of:=[.A71]+0.001" office:value-type="float" office:value="133.767994272353" calcext:value-type="float">
            <text:p>133.767994272353</text:p>
          </table:table-cell>
          <table:table-cell table:formula="of:= ASIN(  ([.A72]^2 + [.B$22]) / ([.B$23] * SQRT( [.A72]^2 + [.B$24]^2)) ) - ATAN( [.B$25] / [.A72] )" office:value-type="float" office:value="0.0013173496573695" calcext:value-type="float">
            <text:p>0.00131734965737</text:p>
          </table:table-cell>
          <table:table-cell table:formula="of:= DEGREES([.B72])" office:value-type="float" office:value="0.0754785755102775" calcext:value-type="float">
            <text:p>0.075478575510278</text:p>
          </table:table-cell>
          <table:table-cell/>
        </table:table-row>
        <table:table-row table:style-name="ro1">
          <table:table-cell table:formula="of:=[.A72]+0.001" office:value-type="float" office:value="133.768994272353" calcext:value-type="float">
            <text:p>133.768994272353</text:p>
          </table:table-cell>
          <table:table-cell table:formula="of:= ASIN(  ([.A73]^2 + [.B$22]) / ([.B$23] * SQRT( [.A73]^2 + [.B$24]^2)) ) - ATAN( [.B$25] / [.A73] )" office:value-type="float" office:value="0.0013644310175359" calcext:value-type="float">
            <text:p>0.001364431017536</text:p>
          </table:table-cell>
          <table:table-cell table:formula="of:= DEGREES([.B73])" office:value-type="float" office:value="0.0781761387415472" calcext:value-type="float">
            <text:p>0.078176138741547</text:p>
          </table:table-cell>
          <table:table-cell/>
        </table:table-row>
        <table:table-row table:style-name="ro1">
          <table:table-cell table:formula="of:=[.A73]+0.001" office:value-type="float" office:value="133.769994272353" calcext:value-type="float">
            <text:p>133.769994272353</text:p>
          </table:table-cell>
          <table:table-cell table:formula="of:= ASIN(  ([.A74]^2 + [.B$22]) / ([.B$23] * SQRT( [.A74]^2 + [.B$24]^2)) ) - ATAN( [.B$25] / [.A74] )" office:value-type="float" office:value="0.00141151199356046" calcext:value-type="float">
            <text:p>0.00141151199356</text:p>
          </table:table-cell>
          <table:table-cell table:formula="of:= DEGREES([.B74])" office:value-type="float" office:value="0.0808736799631114" calcext:value-type="float">
            <text:p>0.080873679963111</text:p>
          </table:table-cell>
          <table:table-cell/>
        </table:table-row>
        <table:table-row table:style-name="ro1">
          <table:table-cell table:formula="of:=[.A74]+0.001" office:value-type="float" office:value="133.770994272353" calcext:value-type="float">
            <text:p>133.770994272353</text:p>
          </table:table-cell>
          <table:table-cell table:formula="of:= ASIN(  ([.A75]^2 + [.B$22]) / ([.B$23] * SQRT( [.A75]^2 + [.B$24]^2)) ) - ATAN( [.B$25] / [.A75] )" office:value-type="float" office:value="0.00145859258555621" calcext:value-type="float">
            <text:p>0.001458592585556</text:p>
          </table:table-cell>
          <table:table-cell table:formula="of:= DEGREES([.B75])" office:value-type="float" office:value="0.0835711991814452" calcext:value-type="float">
            <text:p>0.083571199181445</text:p>
          </table:table-cell>
          <table:table-cell/>
        </table:table-row>
        <table:table-row table:style-name="ro1">
          <table:table-cell table:formula="of:=[.A75]+0.001" office:value-type="float" office:value="133.771994272353" calcext:value-type="float">
            <text:p>133.771994272353</text:p>
          </table:table-cell>
          <table:table-cell table:formula="of:= ASIN(  ([.A76]^2 + [.B$22]) / ([.B$23] * SQRT( [.A76]^2 + [.B$24]^2)) ) - ATAN( [.B$25] / [.A76] )" office:value-type="float" office:value="0.00150567279363809" calcext:value-type="float">
            <text:p>0.001505672793638</text:p>
          </table:table-cell>
          <table:table-cell table:formula="of:= DEGREES([.B76])" office:value-type="float" office:value="0.0862686964031344" calcext:value-type="float">
            <text:p>0.086268696403135</text:p>
          </table:table-cell>
          <table:table-cell/>
        </table:table-row>
        <table:table-row table:style-name="ro1">
          <table:table-cell table:formula="of:=[.A76]+0.001" office:value-type="float" office:value="133.772994272353" calcext:value-type="float">
            <text:p>133.772994272353</text:p>
          </table:table-cell>
          <table:table-cell table:formula="of:= ASIN(  ([.A77]^2 + [.B$22]) / ([.B$23] * SQRT( [.A77]^2 + [.B$24]^2)) ) - ATAN( [.B$25] / [.A77] )" office:value-type="float" office:value="0.00155275261792036" calcext:value-type="float">
            <text:p>0.00155275261792</text:p>
          </table:table-cell>
          <table:table-cell table:formula="of:= DEGREES([.B77])" office:value-type="float" office:value="0.0889661716347262" calcext:value-type="float">
            <text:p>0.088966171634726</text:p>
          </table:table-cell>
          <table:table-cell/>
        </table:table-row>
        <table:table-row table:style-name="ro1">
          <table:table-cell table:formula="of:=[.A77]+0.001" office:value-type="float" office:value="133.773994272353" calcext:value-type="float">
            <text:p>133.773994272353</text:p>
          </table:table-cell>
          <table:table-cell table:formula="of:= ASIN(  ([.A78]^2 + [.B$22]) / ([.B$23] * SQRT( [.A78]^2 + [.B$24]^2)) ) - ATAN( [.B$25] / [.A78] )" office:value-type="float" office:value="0.00159983205851733" calcext:value-type="float">
            <text:p>0.001599832058517</text:p>
          </table:table-cell>
          <table:table-cell table:formula="of:= DEGREES([.B78])" office:value-type="float" office:value="0.0916636248827697" calcext:value-type="float">
            <text:p>0.09166362488277</text:p>
          </table:table-cell>
          <table:table-cell/>
        </table:table-row>
        <table:table-row table:style-name="ro1">
          <table:table-cell table:formula="of:=[.A78]+0.001" office:value-type="float" office:value="133.774994272353" calcext:value-type="float">
            <text:p>133.774994272353</text:p>
          </table:table-cell>
          <table:table-cell table:formula="of:= ASIN(  ([.A79]^2 + [.B$22]) / ([.B$23] * SQRT( [.A79]^2 + [.B$24]^2)) ) - ATAN( [.B$25] / [.A79] )" office:value-type="float" office:value="0.00164691111554262" calcext:value-type="float">
            <text:p>0.001646911115543</text:p>
          </table:table-cell>
          <table:table-cell table:formula="of:= DEGREES([.B79])" office:value-type="float" office:value="0.0943610561537743" calcext:value-type="float">
            <text:p>0.094361056153774</text:p>
          </table:table-cell>
          <table:table-cell/>
        </table:table-row>
        <table:table-row table:style-name="ro1">
          <table:table-cell table:formula="of:=[.A79]+0.001" office:value-type="float" office:value="133.775994272353" calcext:value-type="float">
            <text:p>133.775994272353</text:p>
          </table:table-cell>
          <table:table-cell table:formula="of:= ASIN(  ([.A80]^2 + [.B$22]) / ([.B$23] * SQRT( [.A80]^2 + [.B$24]^2)) ) - ATAN( [.B$25] / [.A80] )" office:value-type="float" office:value="0.00169398978911114" calcext:value-type="float">
            <text:p>0.001693989789111</text:p>
          </table:table-cell>
          <table:table-cell table:formula="of:= DEGREES([.B80])" office:value-type="float" office:value="0.097058465454325" calcext:value-type="float">
            <text:p>0.097058465454325</text:p>
          </table:table-cell>
          <table:table-cell/>
        </table:table-row>
        <table:table-row table:style-name="ro1">
          <table:table-cell table:formula="of:=[.A80]+0.001" office:value-type="float" office:value="133.776994272353" calcext:value-type="float">
            <text:p>133.776994272353</text:p>
          </table:table-cell>
          <table:table-cell table:formula="of:= ASIN(  ([.A81]^2 + [.B$22]) / ([.B$23] * SQRT( [.A81]^2 + [.B$24]^2)) ) - ATAN( [.B$25] / [.A81] )" office:value-type="float" office:value="0.00174106807933782" calcext:value-type="float">
            <text:p>0.001741068079338</text:p>
          </table:table-cell>
          <table:table-cell table:formula="of:= DEGREES([.B81])" office:value-type="float" office:value="0.0997558527910054" calcext:value-type="float">
            <text:p>0.099755852791006</text:p>
          </table:table-cell>
          <table:table-cell/>
        </table:table-row>
        <table:table-row table:style-name="ro1">
          <table:table-cell table:formula="of:=[.A81]+0.001" office:value-type="float" office:value="133.777994272353" calcext:value-type="float">
            <text:p>133.777994272353</text:p>
          </table:table-cell>
          <table:table-cell table:formula="of:= ASIN(  ([.A82]^2 + [.B$22]) / ([.B$23] * SQRT( [.A82]^2 + [.B$24]^2)) ) - ATAN( [.B$25] / [.A82] )" office:value-type="float" office:value="0.00178814598633559" calcext:value-type="float">
            <text:p>0.001788145986336</text:p>
          </table:table-cell>
          <table:table-cell table:formula="of:= DEGREES([.B82])" office:value-type="float" office:value="0.102453218170287" calcext:value-type="float">
            <text:p>0.102453218170287</text:p>
          </table:table-cell>
          <table:table-cell/>
        </table:table-row>
        <table:table-row table:style-name="ro1">
          <table:table-cell table:formula="of:=[.A82]+0.001" office:value-type="float" office:value="133.778994272353" calcext:value-type="float">
            <text:p>133.778994272353</text:p>
          </table:table-cell>
          <table:table-cell table:formula="of:= ASIN(  ([.A83]^2 + [.B$22]) / ([.B$23] * SQRT( [.A83]^2 + [.B$24]^2)) ) - ATAN( [.B$25] / [.A83] )" office:value-type="float" office:value="0.00183522351021873" calcext:value-type="float">
            <text:p>0.001835223510219</text:p>
          </table:table-cell>
          <table:table-cell table:formula="of:= DEGREES([.B83])" office:value-type="float" office:value="0.105150561598717" calcext:value-type="float">
            <text:p>0.105150561598717</text:p>
          </table:table-cell>
          <table:table-cell/>
        </table:table-row>
        <table:table-row table:style-name="ro1">
          <table:table-cell table:formula="of:=[.A83]+0.001" office:value-type="float" office:value="133.779994272353" calcext:value-type="float">
            <text:p>133.779994272353</text:p>
          </table:table-cell>
          <table:table-cell table:formula="of:= ASIN(  ([.A84]^2 + [.B$22]) / ([.B$23] * SQRT( [.A84]^2 + [.B$24]^2)) ) - ATAN( [.B$25] / [.A84] )" office:value-type="float" office:value="0.00188230065110275" calcext:value-type="float">
            <text:p>0.001882300651103</text:p>
          </table:table-cell>
          <table:table-cell table:formula="of:= DEGREES([.B84])" office:value-type="float" office:value="0.107847883082915" calcext:value-type="float">
            <text:p>0.107847883082915</text:p>
          </table:table-cell>
          <table:table-cell/>
        </table:table-row>
        <table:table-row table:style-name="ro1">
          <table:table-cell table:formula="of:=[.A84]+0.001" office:value-type="float" office:value="133.780994272353" calcext:value-type="float">
            <text:p>133.780994272353</text:p>
          </table:table-cell>
          <table:table-cell table:formula="of:= ASIN(  ([.A85]^2 + [.B$22]) / ([.B$23] * SQRT( [.A85]^2 + [.B$24]^2)) ) - ATAN( [.B$25] / [.A85] )" office:value-type="float" office:value="0.00192937740910062" calcext:value-type="float">
            <text:p>0.001929377409101</text:p>
          </table:table-cell>
          <table:table-cell table:formula="of:= DEGREES([.B85])" office:value-type="float" office:value="0.110545182629351" calcext:value-type="float">
            <text:p>0.110545182629351</text:p>
          </table:table-cell>
          <table:table-cell/>
        </table:table-row>
        <table:table-row table:style-name="ro1">
          <table:table-cell table:formula="of:=[.A85]+0.001" office:value-type="float" office:value="133.781994272353" calcext:value-type="float">
            <text:p>133.781994272353</text:p>
          </table:table-cell>
          <table:table-cell table:formula="of:= ASIN(  ([.A86]^2 + [.B$22]) / ([.B$23] * SQRT( [.A86]^2 + [.B$24]^2)) ) - ATAN( [.B$25] / [.A86] )" office:value-type="float" office:value="0.00197645378432721" calcext:value-type="float">
            <text:p>0.001976453784327</text:p>
          </table:table-cell>
          <table:table-cell table:formula="of:= DEGREES([.B86])" office:value-type="float" office:value="0.113242460244609" calcext:value-type="float">
            <text:p>0.113242460244609</text:p>
          </table:table-cell>
          <table:table-cell/>
        </table:table-row>
        <table:table-row table:style-name="ro1">
          <table:table-cell table:formula="of:=[.A86]+0.001" office:value-type="float" office:value="133.782994272353" calcext:value-type="float">
            <text:p>133.782994272353</text:p>
          </table:table-cell>
          <table:table-cell table:formula="of:= ASIN(  ([.A87]^2 + [.B$22]) / ([.B$23] * SQRT( [.A87]^2 + [.B$24]^2)) ) - ATAN( [.B$25] / [.A87] )" office:value-type="float" office:value="0.00202352977689674" calcext:value-type="float">
            <text:p>0.002023529776897</text:p>
          </table:table-cell>
          <table:table-cell table:formula="of:= DEGREES([.B87])" office:value-type="float" office:value="0.115939715935232" calcext:value-type="float">
            <text:p>0.115939715935232</text:p>
          </table:table-cell>
          <table:table-cell/>
        </table:table-row>
        <table:table-row table:style-name="ro1">
          <table:table-cell table:formula="of:=[.A87]+0.001" office:value-type="float" office:value="133.783994272353" calcext:value-type="float">
            <text:p>133.783994272353</text:p>
          </table:table-cell>
          <table:table-cell table:formula="of:= ASIN(  ([.A88]^2 + [.B$22]) / ([.B$23] * SQRT( [.A88]^2 + [.B$24]^2)) ) - ATAN( [.B$25] / [.A88] )" office:value-type="float" office:value="0.00207060538692343" calcext:value-type="float">
            <text:p>0.002070605386923</text:p>
          </table:table-cell>
          <table:table-cell table:formula="of:= DEGREES([.B88])" office:value-type="float" office:value="0.118636949707766" calcext:value-type="float">
            <text:p>0.118636949707766</text:p>
          </table:table-cell>
          <table:table-cell/>
        </table:table-row>
        <table:table-row table:style-name="ro1">
          <table:table-cell table:formula="of:=[.A88]+0.001" office:value-type="float" office:value="133.784994272353" calcext:value-type="float">
            <text:p>133.784994272353</text:p>
          </table:table-cell>
          <table:table-cell table:formula="of:= ASIN(  ([.A89]^2 + [.B$22]) / ([.B$23] * SQRT( [.A89]^2 + [.B$24]^2)) ) - ATAN( [.B$25] / [.A89] )" office:value-type="float" office:value="0.00211768061452151" calcext:value-type="float">
            <text:p>0.002117680614522</text:p>
          </table:table-cell>
          <table:table-cell table:formula="of:= DEGREES([.B89])" office:value-type="float" office:value="0.121334161568753" calcext:value-type="float">
            <text:p>0.121334161568753</text:p>
          </table:table-cell>
          <table:table-cell/>
        </table:table-row>
        <table:table-row table:style-name="ro1">
          <table:table-cell table:formula="of:=[.A89]+0.001" office:value-type="float" office:value="133.785994272353" calcext:value-type="float">
            <text:p>133.785994272353</text:p>
          </table:table-cell>
          <table:table-cell table:formula="of:= ASIN(  ([.A90]^2 + [.B$22]) / ([.B$23] * SQRT( [.A90]^2 + [.B$24]^2)) ) - ATAN( [.B$25] / [.A90] )" office:value-type="float" office:value="0.00216475545980453" calcext:value-type="float">
            <text:p>0.002164755459805</text:p>
          </table:table-cell>
          <table:table-cell table:formula="of:= DEGREES([.B90])" office:value-type="float" office:value="0.124031351524702" calcext:value-type="float">
            <text:p>0.124031351524702</text:p>
          </table:table-cell>
          <table:table-cell/>
        </table:table-row>
        <table:table-row table:style-name="ro1">
          <table:table-cell table:formula="of:=[.A90]+0.001" office:value-type="float" office:value="133.786994272353" calcext:value-type="float">
            <text:p>133.786994272353</text:p>
          </table:table-cell>
          <table:table-cell table:formula="of:= ASIN(  ([.A91]^2 + [.B$22]) / ([.B$23] * SQRT( [.A91]^2 + [.B$24]^2)) ) - ATAN( [.B$25] / [.A91] )" office:value-type="float" office:value="0.00221182992288797" calcext:value-type="float">
            <text:p>0.002211829922888</text:p>
          </table:table-cell>
          <table:table-cell table:formula="of:= DEGREES([.B91])" office:value-type="float" office:value="0.126728519582227" calcext:value-type="float">
            <text:p>0.126728519582227</text:p>
          </table:table-cell>
          <table:table-cell/>
        </table:table-row>
        <table:table-row table:style-name="ro1">
          <table:table-cell table:formula="of:=[.A91]+0.001" office:value-type="float" office:value="133.787994272353" calcext:value-type="float">
            <text:p>133.787994272353</text:p>
          </table:table-cell>
          <table:table-cell table:formula="of:= ASIN(  ([.A92]^2 + [.B$22]) / ([.B$23] * SQRT( [.A92]^2 + [.B$24]^2)) ) - ATAN( [.B$25] / [.A92] )" office:value-type="float" office:value="0.00225890400388476" calcext:value-type="float">
            <text:p>0.002258904003885</text:p>
          </table:table-cell>
          <table:table-cell table:formula="of:= DEGREES([.B92])" office:value-type="float" office:value="0.1294256657478" calcext:value-type="float">
            <text:p>0.1294256657478</text:p>
          </table:table-cell>
          <table:table-cell/>
        </table:table-row>
        <table:table-row table:style-name="ro1">
          <table:table-cell table:formula="of:=[.A92]+0.001" office:value-type="float" office:value="133.788994272353" calcext:value-type="float">
            <text:p>133.788994272353</text:p>
          </table:table-cell>
          <table:table-cell table:formula="of:= ASIN(  ([.A93]^2 + [.B$22]) / ([.B$23] * SQRT( [.A93]^2 + [.B$24]^2)) ) - ATAN( [.B$25] / [.A93] )" office:value-type="float" office:value="0.0023059777029097" calcext:value-type="float">
            <text:p>0.00230597770291</text:p>
          </table:table-cell>
          <table:table-cell table:formula="of:= DEGREES([.B93])" office:value-type="float" office:value="0.132122790027998" calcext:value-type="float">
            <text:p>0.132122790027998</text:p>
          </table:table-cell>
          <table:table-cell/>
        </table:table-row>
        <table:table-row table:style-name="ro1">
          <table:table-cell table:formula="of:=[.A93]+0.001" office:value-type="float" office:value="133.789994272353" calcext:value-type="float">
            <text:p>133.789994272353</text:p>
          </table:table-cell>
          <table:table-cell table:formula="of:= ASIN(  ([.A94]^2 + [.B$22]) / ([.B$23] * SQRT( [.A94]^2 + [.B$24]^2)) ) - ATAN( [.B$25] / [.A94] )" office:value-type="float" office:value="0.00235305102007637" calcext:value-type="float">
            <text:p>0.002353051020076</text:p>
          </table:table-cell>
          <table:table-cell table:formula="of:= DEGREES([.B94])" office:value-type="float" office:value="0.134819892429329" calcext:value-type="float">
            <text:p>0.134819892429329</text:p>
          </table:table-cell>
          <table:table-cell/>
        </table:table-row>
        <table:table-row table:style-name="ro1">
          <table:table-cell table:formula="of:=[.A94]+0.001" office:value-type="float" office:value="133.790994272353" calcext:value-type="float">
            <text:p>133.790994272353</text:p>
          </table:table-cell>
          <table:table-cell table:formula="of:= ASIN(  ([.A95]^2 + [.B$22]) / ([.B$23] * SQRT( [.A95]^2 + [.B$24]^2)) ) - ATAN( [.B$25] / [.A95] )" office:value-type="float" office:value="0.00240012395550019" calcext:value-type="float">
            <text:p>0.0024001239555</text:p>
          </table:table-cell>
          <table:table-cell table:formula="of:= DEGREES([.B95])" office:value-type="float" office:value="0.137516972958406" calcext:value-type="float">
            <text:p>0.137516972958406</text:p>
          </table:table-cell>
          <table:table-cell/>
        </table:table-row>
        <table:table-row table:style-name="ro1">
          <table:table-cell table:formula="of:=[.A95]+0.001" office:value-type="float" office:value="133.791994272353" calcext:value-type="float">
            <text:p>133.791994272353</text:p>
          </table:table-cell>
          <table:table-cell table:formula="of:= ASIN(  ([.A96]^2 + [.B$22]) / ([.B$23] * SQRT( [.A96]^2 + [.B$24]^2)) ) - ATAN( [.B$25] / [.A96] )" office:value-type="float" office:value="0.00244719650929406" calcext:value-type="float">
            <text:p>0.002447196509294</text:p>
          </table:table-cell>
          <table:table-cell table:formula="of:= DEGREES([.B96])" office:value-type="float" office:value="0.140214031621697" calcext:value-type="float">
            <text:p>0.140214031621697</text:p>
          </table:table-cell>
          <table:table-cell/>
        </table:table-row>
        <table:table-row table:style-name="ro1">
          <table:table-cell table:formula="of:=[.A96]+0.001" office:value-type="float" office:value="133.792994272353" calcext:value-type="float">
            <text:p>133.792994272353</text:p>
          </table:table-cell>
          <table:table-cell table:formula="of:= ASIN(  ([.A97]^2 + [.B$22]) / ([.B$23] * SQRT( [.A97]^2 + [.B$24]^2)) ) - ATAN( [.B$25] / [.A97] )" office:value-type="float" office:value="0.00249426868157281" calcext:value-type="float">
            <text:p>0.002494268681573</text:p>
          </table:table-cell>
          <table:table-cell table:formula="of:= DEGREES([.B97])" office:value-type="float" office:value="0.142911068425782" calcext:value-type="float">
            <text:p>0.142911068425782</text:p>
          </table:table-cell>
          <table:table-cell/>
        </table:table-row>
        <table:table-row table:style-name="ro1">
          <table:table-cell table:formula="of:=[.A97]+0.001" office:value-type="float" office:value="133.793994272353" calcext:value-type="float">
            <text:p>133.793994272353</text:p>
          </table:table-cell>
          <table:table-cell table:formula="of:= ASIN(  ([.A98]^2 + [.B$22]) / ([.B$23] * SQRT( [.A98]^2 + [.B$24]^2)) ) - ATAN( [.B$25] / [.A98] )" office:value-type="float" office:value="0.00254134047245057" calcext:value-type="float">
            <text:p>0.002541340472451</text:p>
          </table:table-cell>
          <table:table-cell table:formula="of:= DEGREES([.B98])" office:value-type="float" office:value="0.145608083377201" calcext:value-type="float">
            <text:p>0.145608083377201</text:p>
          </table:table-cell>
          <table:table-cell/>
        </table:table-row>
        <table:table-row table:style-name="ro1">
          <table:table-cell table:formula="of:=[.A98]+0.001" office:value-type="float" office:value="133.794994272353" calcext:value-type="float">
            <text:p>133.794994272353</text:p>
          </table:table-cell>
          <table:table-cell table:formula="of:= ASIN(  ([.A99]^2 + [.B$22]) / ([.B$23] * SQRT( [.A99]^2 + [.B$24]^2)) ) - ATAN( [.B$25] / [.A99] )" office:value-type="float" office:value="0.0025884118820415" calcext:value-type="float">
            <text:p>0.002588411882042</text:p>
          </table:table-cell>
          <table:table-cell table:formula="of:= DEGREES([.B99])" office:value-type="float" office:value="0.148305076482492" calcext:value-type="float">
            <text:p>0.148305076482492</text:p>
          </table:table-cell>
          <table:table-cell/>
        </table:table-row>
        <table:table-row table:style-name="ro1">
          <table:table-cell table:formula="of:=[.A99]+0.001" office:value-type="float" office:value="133.795994272353" calcext:value-type="float">
            <text:p>133.795994272353</text:p>
          </table:table-cell>
          <table:table-cell table:formula="of:= ASIN(  ([.A100]^2 + [.B$22]) / ([.B$23] * SQRT( [.A100]^2 + [.B$24]^2)) ) - ATAN( [.B$25] / [.A100] )" office:value-type="float" office:value="0.00263548291045975" calcext:value-type="float">
            <text:p>0.00263548291046</text:p>
          </table:table-cell>
          <table:table-cell table:formula="of:= DEGREES([.B100])" office:value-type="float" office:value="0.151002047748198" calcext:value-type="float">
            <text:p>0.151002047748198</text:p>
          </table:table-cell>
          <table:table-cell/>
        </table:table-row>
        <table:table-row table:style-name="ro1">
          <table:table-cell table:formula="of:=[.A100]+0.001" office:value-type="float" office:value="133.796994272353" calcext:value-type="float">
            <text:p>133.796994272353</text:p>
          </table:table-cell>
          <table:table-cell table:formula="of:= ASIN(  ([.A101]^2 + [.B$22]) / ([.B$23] * SQRT( [.A101]^2 + [.B$24]^2)) ) - ATAN( [.B$25] / [.A101] )" office:value-type="float" office:value="0.00268255355781881" calcext:value-type="float">
            <text:p>0.002682553557819</text:p>
          </table:table-cell>
          <table:table-cell table:formula="of:= DEGREES([.B101])" office:value-type="float" office:value="0.153698997180821" calcext:value-type="float">
            <text:p>0.153698997180821</text:p>
          </table:table-cell>
          <table:table-cell/>
        </table:table-row>
        <table:table-row table:style-name="ro1">
          <table:table-cell table:formula="of:=[.A101]+0.001" office:value-type="float" office:value="133.797994272353" calcext:value-type="float">
            <text:p>133.797994272353</text:p>
          </table:table-cell>
          <table:table-cell table:formula="of:= ASIN(  ([.A102]^2 + [.B$22]) / ([.B$23] * SQRT( [.A102]^2 + [.B$24]^2)) ) - ATAN( [.B$25] / [.A102] )" office:value-type="float" office:value="0.00272962382423345" calcext:value-type="float">
            <text:p>0.002729623824233</text:p>
          </table:table-cell>
          <table:table-cell table:formula="of:= DEGREES([.B102])" office:value-type="float" office:value="0.156395924786936" calcext:value-type="float">
            <text:p>0.156395924786936</text:p>
          </table:table-cell>
          <table:table-cell/>
        </table:table-row>
        <table:table-row table:style-name="ro1">
          <table:table-cell table:formula="of:=[.A102]+0.001" office:value-type="float" office:value="133.798994272353" calcext:value-type="float">
            <text:p>133.798994272353</text:p>
          </table:table-cell>
          <table:table-cell table:formula="of:= ASIN(  ([.A103]^2 + [.B$22]) / ([.B$23] * SQRT( [.A103]^2 + [.B$24]^2)) ) - ATAN( [.B$25] / [.A103] )" office:value-type="float" office:value="0.00277669370981783" calcext:value-type="float">
            <text:p>0.002776693709818</text:p>
          </table:table-cell>
          <table:table-cell table:formula="of:= DEGREES([.B103])" office:value-type="float" office:value="0.159092830573085" calcext:value-type="float">
            <text:p>0.159092830573085</text:p>
          </table:table-cell>
          <table:table-cell/>
        </table:table-row>
        <table:table-row table:style-name="ro1">
          <table:table-cell table:formula="of:=[.A103]+0.001" office:value-type="float" office:value="133.799994272353" calcext:value-type="float">
            <text:p>133.799994272353</text:p>
          </table:table-cell>
          <table:table-cell table:formula="of:= ASIN(  ([.A104]^2 + [.B$22]) / ([.B$23] * SQRT( [.A104]^2 + [.B$24]^2)) ) - ATAN( [.B$25] / [.A104] )" office:value-type="float" office:value="0.00282376321468602" calcext:value-type="float">
            <text:p>0.002823763214686</text:p>
          </table:table-cell>
          <table:table-cell table:formula="of:= DEGREES([.B104])" office:value-type="float" office:value="0.161789714545803" calcext:value-type="float">
            <text:p>0.161789714545803</text:p>
          </table:table-cell>
          <table:table-cell/>
        </table:table-row>
        <table:table-row table:style-name="ro1">
          <table:table-cell table:formula="of:=[.A104]+0.001" office:value-type="float" office:value="133.800994272353" calcext:value-type="float">
            <text:p>133.800994272353</text:p>
          </table:table-cell>
          <table:table-cell table:formula="of:= ASIN(  ([.A105]^2 + [.B$22]) / ([.B$23] * SQRT( [.A105]^2 + [.B$24]^2)) ) - ATAN( [.B$25] / [.A105] )" office:value-type="float" office:value="0.00287083233895218" calcext:value-type="float">
            <text:p>0.002870832338952</text:p>
          </table:table-cell>
          <table:table-cell table:formula="of:= DEGREES([.B105])" office:value-type="float" office:value="0.16448657671163" calcext:value-type="float">
            <text:p>0.16448657671163</text:p>
          </table:table-cell>
          <table:table-cell/>
        </table:table-row>
        <table:table-row table:style-name="ro1">
          <table:table-cell table:formula="of:=[.A105]+0.001" office:value-type="float" office:value="133.801994272353" calcext:value-type="float">
            <text:p>133.801994272353</text:p>
          </table:table-cell>
          <table:table-cell table:formula="of:= ASIN(  ([.A106]^2 + [.B$22]) / ([.B$23] * SQRT( [.A106]^2 + [.B$24]^2)) ) - ATAN( [.B$25] / [.A106] )" office:value-type="float" office:value="0.00291790108272974" calcext:value-type="float">
            <text:p>0.00291790108273</text:p>
          </table:table-cell>
          <table:table-cell table:formula="of:= DEGREES([.B106])" office:value-type="float" office:value="0.167183417077067" calcext:value-type="float">
            <text:p>0.167183417077067</text:p>
          </table:table-cell>
          <table:table-cell/>
        </table:table-row>
        <table:table-row table:style-name="ro1">
          <table:table-cell table:formula="of:=[.A106]+0.001" office:value-type="float" office:value="133.802994272353" calcext:value-type="float">
            <text:p>133.802994272353</text:p>
          </table:table-cell>
          <table:table-cell table:formula="of:= ASIN(  ([.A107]^2 + [.B$22]) / ([.B$23] * SQRT( [.A107]^2 + [.B$24]^2)) ) - ATAN( [.B$25] / [.A107] )" office:value-type="float" office:value="0.00296496944613411" calcext:value-type="float">
            <text:p>0.002964969446134</text:p>
          </table:table-cell>
          <table:table-cell table:formula="of:= DEGREES([.B107])" office:value-type="float" office:value="0.169880235648726" calcext:value-type="float">
            <text:p>0.169880235648726</text:p>
          </table:table-cell>
          <table:table-cell/>
        </table:table-row>
        <table:table-row table:style-name="ro1">
          <table:table-cell table:formula="of:=[.A107]+0.001" office:value-type="float" office:value="133.803994272353" calcext:value-type="float">
            <text:p>133.803994272353</text:p>
          </table:table-cell>
          <table:table-cell table:formula="of:= ASIN(  ([.A108]^2 + [.B$22]) / ([.B$23] * SQRT( [.A108]^2 + [.B$24]^2)) ) - ATAN( [.B$25] / [.A108] )" office:value-type="float" office:value="0.0030120374292781" calcext:value-type="float">
            <text:p>0.003012037429278</text:p>
          </table:table-cell>
          <table:table-cell table:formula="of:= DEGREES([.B108])" office:value-type="float" office:value="0.172577032433069" calcext:value-type="float">
            <text:p>0.172577032433069</text:p>
          </table:table-cell>
          <table:table-cell/>
        </table:table-row>
        <table:table-row table:style-name="ro1">
          <table:table-cell table:formula="of:=[.A108]+0.001" office:value-type="float" office:value="133.804994272353" calcext:value-type="float">
            <text:p>133.804994272353</text:p>
          </table:table-cell>
          <table:table-cell table:formula="of:= ASIN(  ([.A109]^2 + [.B$22]) / ([.B$23] * SQRT( [.A109]^2 + [.B$24]^2)) ) - ATAN( [.B$25] / [.A109] )" office:value-type="float" office:value="0.00305910503227643" calcext:value-type="float">
            <text:p>0.003059105032276</text:p>
          </table:table-cell>
          <table:table-cell table:formula="of:= DEGREES([.B109])" office:value-type="float" office:value="0.175273807436671" calcext:value-type="float">
            <text:p>0.175273807436671</text:p>
          </table:table-cell>
          <table:table-cell/>
        </table:table-row>
        <table:table-row table:style-name="ro1">
          <table:table-cell table:formula="of:=[.A109]+0.001" office:value-type="float" office:value="133.805994272353" calcext:value-type="float">
            <text:p>133.805994272353</text:p>
          </table:table-cell>
          <table:table-cell table:formula="of:= ASIN(  ([.A110]^2 + [.B$22]) / ([.B$23] * SQRT( [.A110]^2 + [.B$24]^2)) ) - ATAN( [.B$25] / [.A110] )" office:value-type="float" office:value="0.00310617225524256" calcext:value-type="float">
            <text:p>0.003106172255243</text:p>
          </table:table-cell>
          <table:table-cell table:formula="of:= DEGREES([.B110])" office:value-type="float" office:value="0.177970560666031" calcext:value-type="float">
            <text:p>0.177970560666031</text:p>
          </table:table-cell>
          <table:table-cell/>
        </table:table-row>
        <table:table-row table:style-name="ro1">
          <table:table-cell table:formula="of:=[.A110]+0.001" office:value-type="float" office:value="133.806994272353" calcext:value-type="float">
            <text:p>133.806994272353</text:p>
          </table:table-cell>
          <table:table-cell table:formula="of:= ASIN(  ([.A111]^2 + [.B$22]) / ([.B$23] * SQRT( [.A111]^2 + [.B$24]^2)) ) - ATAN( [.B$25] / [.A111] )" office:value-type="float" office:value="0.00315323909829184" calcext:value-type="float">
            <text:p>0.003153239098292</text:p>
          </table:table-cell>
          <table:table-cell table:formula="of:= DEGREES([.B111])" office:value-type="float" office:value="0.18066729212776" calcext:value-type="float">
            <text:p>0.18066729212776</text:p>
          </table:table-cell>
          <table:table-cell/>
        </table:table-row>
        <table:table-row table:style-name="ro1">
          <table:table-cell table:formula="of:=[.A111]+0.001" office:value-type="float" office:value="133.807994272353" calcext:value-type="float">
            <text:p>133.807994272353</text:p>
          </table:table-cell>
          <table:table-cell table:formula="of:= ASIN(  ([.A112]^2 + [.B$22]) / ([.B$23] * SQRT( [.A112]^2 + [.B$24]^2)) ) - ATAN( [.B$25] / [.A112] )" office:value-type="float" office:value="0.00320030556153705" calcext:value-type="float">
            <text:p>0.003200305561537</text:p>
          </table:table-cell>
          <table:table-cell table:formula="of:= DEGREES([.B112])" office:value-type="float" office:value="0.183364001828318" calcext:value-type="float">
            <text:p>0.183364001828318</text:p>
          </table:table-cell>
          <table:table-cell/>
        </table:table-row>
        <table:table-row table:style-name="ro1">
          <table:table-cell table:formula="of:=[.A112]+0.001" office:value-type="float" office:value="133.808994272353" calcext:value-type="float">
            <text:p>133.808994272353</text:p>
          </table:table-cell>
          <table:table-cell table:formula="of:= ASIN(  ([.A113]^2 + [.B$22]) / ([.B$23] * SQRT( [.A113]^2 + [.B$24]^2)) ) - ATAN( [.B$25] / [.A113] )" office:value-type="float" office:value="0.00324737164509356" calcext:value-type="float">
            <text:p>0.003247371645094</text:p>
          </table:table-cell>
          <table:table-cell table:formula="of:= DEGREES([.B113])" office:value-type="float" office:value="0.186060689774316" calcext:value-type="float">
            <text:p>0.186060689774316</text:p>
          </table:table-cell>
          <table:table-cell/>
        </table:table-row>
        <table:table-row table:style-name="ro1">
          <table:table-cell table:formula="of:=[.A113]+0.001" office:value-type="float" office:value="133.809994272353" calcext:value-type="float">
            <text:p>133.809994272353</text:p>
          </table:table-cell>
          <table:table-cell table:formula="of:= ASIN(  ([.A114]^2 + [.B$22]) / ([.B$23] * SQRT( [.A114]^2 + [.B$24]^2)) ) - ATAN( [.B$25] / [.A114] )" office:value-type="float" office:value="0.00329443734907413" calcext:value-type="float">
            <text:p>0.003294437349074</text:p>
          </table:table-cell>
          <table:table-cell table:formula="of:= DEGREES([.B114])" office:value-type="float" office:value="0.188757355972215" calcext:value-type="float">
            <text:p>0.188757355972215</text:p>
          </table:table-cell>
          <table:table-cell/>
        </table:table-row>
        <table:table-row table:style-name="ro1">
          <table:table-cell table:formula="of:=[.A114]+0.001" office:value-type="float" office:value="133.810994272353" calcext:value-type="float">
            <text:p>133.810994272353</text:p>
          </table:table-cell>
          <table:table-cell table:formula="of:= ASIN(  ([.A115]^2 + [.B$22]) / ([.B$23] * SQRT( [.A115]^2 + [.B$24]^2)) ) - ATAN( [.B$25] / [.A115] )" office:value-type="float" office:value="0.00334150267359281" calcext:value-type="float">
            <text:p>0.003341502673593</text:p>
          </table:table-cell>
          <table:table-cell table:formula="of:= DEGREES([.B115])" office:value-type="float" office:value="0.191454000428549" calcext:value-type="float">
            <text:p>0.191454000428549</text:p>
          </table:table-cell>
          <table:table-cell/>
        </table:table-row>
        <table:table-row table:style-name="ro1">
          <table:table-cell table:formula="of:=[.A115]+0.001" office:value-type="float" office:value="133.811994272353" calcext:value-type="float">
            <text:p>133.811994272353</text:p>
          </table:table-cell>
          <table:table-cell table:formula="of:= ASIN(  ([.A116]^2 + [.B$22]) / ([.B$23] * SQRT( [.A116]^2 + [.B$24]^2)) ) - ATAN( [.B$25] / [.A116] )" office:value-type="float" office:value="0.00338856761876497" calcext:value-type="float">
            <text:p>0.003388567618765</text:p>
          </table:table-cell>
          <table:table-cell table:formula="of:= DEGREES([.B116])" office:value-type="float" office:value="0.194150623149928" calcext:value-type="float">
            <text:p>0.194150623149928</text:p>
          </table:table-cell>
          <table:table-cell/>
        </table:table-row>
        <table:table-row table:style-name="ro1">
          <table:table-cell table:formula="of:=[.A116]+0.001" office:value-type="float" office:value="133.812994272353" calcext:value-type="float">
            <text:p>133.812994272353</text:p>
          </table:table-cell>
          <table:table-cell table:formula="of:= ASIN(  ([.A117]^2 + [.B$22]) / ([.B$23] * SQRT( [.A117]^2 + [.B$24]^2)) ) - ATAN( [.B$25] / [.A117] )" office:value-type="float" office:value="0.0034356321847033" calcext:value-type="float">
            <text:p>0.003435632184703</text:p>
          </table:table-cell>
          <table:table-cell table:formula="of:= DEGREES([.B117])" office:value-type="float" office:value="0.19684722414281" calcext:value-type="float">
            <text:p>0.19684722414281</text:p>
          </table:table-cell>
          <table:table-cell/>
        </table:table-row>
        <table:table-row table:style-name="ro1">
          <table:table-cell table:formula="of:=[.A117]+0.001" office:value-type="float" office:value="133.813994272353" calcext:value-type="float">
            <text:p>133.813994272353</text:p>
          </table:table-cell>
          <table:table-cell table:formula="of:= ASIN(  ([.A118]^2 + [.B$22]) / ([.B$23] * SQRT( [.A118]^2 + [.B$24]^2)) ) - ATAN( [.B$25] / [.A118] )" office:value-type="float" office:value="0.00348269637152318" calcext:value-type="float">
            <text:p>0.003482696371523</text:p>
          </table:table-cell>
          <table:table-cell table:formula="of:= DEGREES([.B118])" office:value-type="float" office:value="0.199543803413804" calcext:value-type="float">
            <text:p>0.199543803413804</text:p>
          </table:table-cell>
          <table:table-cell/>
        </table:table-row>
        <table:table-row table:style-name="ro1">
          <table:table-cell table:formula="of:=[.A118]+0.001" office:value-type="float" office:value="133.814994272353" calcext:value-type="float">
            <text:p>133.814994272353</text:p>
          </table:table-cell>
          <table:table-cell table:formula="of:= ASIN(  ([.A119]^2 + [.B$22]) / ([.B$23] * SQRT( [.A119]^2 + [.B$24]^2)) ) - ATAN( [.B$25] / [.A119] )" office:value-type="float" office:value="0.00352976017933733" calcext:value-type="float">
            <text:p>0.003529760179337</text:p>
          </table:table-cell>
          <table:table-cell table:formula="of:= DEGREES([.B119])" office:value-type="float" office:value="0.20224036096937" calcext:value-type="float">
            <text:p>0.20224036096937</text:p>
          </table:table-cell>
          <table:table-cell/>
        </table:table-row>
        <table:table-row table:style-name="ro1">
          <table:table-cell table:formula="of:=[.A119]+0.001" office:value-type="float" office:value="133.815994272353" calcext:value-type="float">
            <text:p>133.815994272353</text:p>
          </table:table-cell>
          <table:table-cell table:formula="of:= ASIN(  ([.A120]^2 + [.B$22]) / ([.B$23] * SQRT( [.A120]^2 + [.B$24]^2)) ) - ATAN( [.B$25] / [.A120] )" office:value-type="float" office:value="0.0035768236082604" calcext:value-type="float">
            <text:p>0.00357682360826</text:p>
          </table:table-cell>
          <table:table-cell table:formula="of:= DEGREES([.B120])" office:value-type="float" office:value="0.204936896816075" calcext:value-type="float">
            <text:p>0.204936896816075</text:p>
          </table:table-cell>
          <table:table-cell/>
        </table:table-row>
        <table:table-row table:style-name="ro1">
          <table:table-cell table:formula="of:=[.A120]+0.001" office:value-type="float" office:value="133.816994272353" calcext:value-type="float">
            <text:p>133.816994272353</text:p>
          </table:table-cell>
          <table:table-cell table:formula="of:= ASIN(  ([.A121]^2 + [.B$22]) / ([.B$23] * SQRT( [.A121]^2 + [.B$24]^2)) ) - ATAN( [.B$25] / [.A121] )" office:value-type="float" office:value="0.00362388665840579" calcext:value-type="float">
            <text:p>0.003623886658406</text:p>
          </table:table-cell>
          <table:table-cell table:formula="of:= DEGREES([.B121])" office:value-type="float" office:value="0.207633410960419" calcext:value-type="float">
            <text:p>0.207633410960419</text:p>
          </table:table-cell>
          <table:table-cell/>
        </table:table-row>
      </table:table>
      <table:table table:name="Sheet4" table:style-name="ta1">
        <table:table-column table:style-name="co3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x</text:p>
          </table:table-cell>
          <table:table-cell office:value-type="float" office:value="36.38386428" calcext:value-type="float">
            <text:p>36.383864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y</text:p>
          </table:table-cell>
          <table:table-cell office:value-type="float" office:value="12.65578218" calcext:value-type="float">
            <text:p>12.655782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ta s</text:p>
          </table:table-cell>
          <table:table-cell table:formula="of:=RADIANS(120)" office:value-type="float" office:value="2.0943951023932" calcext:value-type="float">
            <text:p>2.09439510239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j</text:p>
          </table:table-cell>
          <table:table-cell table:style-name="ce1" table:formula="of:=SQRT([.E2]^2+[.E3]^2) * COS([.E4] - PI()/2 - ATAN([.E3]/[.E2]))" office:value-type="float" office:value="37.8372418443252" calcext:value-type="float">
            <text:p>37.83724184432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d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’</text:p>
          </table:table-cell>
          <table:table-cell table:style-name="ce1" table:formula="of:=SQRT([.E7]^2 - [.E6]^2)" office:value-type="float" office:value="134.789996400378" calcext:value-type="float">
            <text:p>134.7899964003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’B</text:p>
          </table:table-cell>
          <table:table-cell table:formula="of:=SQRT([.E2]^2+[.E3]^2-[.E6]^2)" office:value-type="float" office:value="7.23170326735762" calcext:value-type="float">
            <text:p>7.23170326735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.00.0000</text:date>, <text:time style:data-style-name="N2" text:time-value="16:39:13.568461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2:36:20.822515131</meta:creation-date>
    <meta:generator>LibreOffice/6.0.7.3$MacOSX_X86_64 LibreOffice_project/dc89aa7a9eabfd848af146d5086077aeed2ae4a5</meta:generator>
    <dc:date>2019-05-03T17:01:23.561666710</dc:date>
    <meta:editing-duration>PT9H27M48S</meta:editing-duration>
    <meta:editing-cycles>45</meta:editing-cycles>
    <meta:document-statistic meta:table-count="4" meta:cell-count="1093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1.A34:GEOMETRY_1.B144 GEOMETRY_1.B33:GEOMETRY_1.B33" chart:data-source-has-labels="row" svg:x="1.39cm" svg:y="1.535cm" svg:width="17.036cm" svg:height="12.44cm">
          <chartooo:coordinate-region svg:x="2.224cm" svg:y="1.734cm" svg:width="15.921cm" svg:height="12.043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1.B34:GEOMETRY_1.B144" chart:label-cell-address="GEOMETRY_1.B33:GEOMETRY_1.B33" chart:class="chart:scatter">
            <chart:domain table:cell-range-address="GEOMETRY_1.A34:GEOMETRY_1.A144"/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1.B33:GEOMETRY_1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">
                <text:p>126</text:p>
                <draw:g>
                  <svg:desc>GEOMETRY_1.A34:GEOMETRY_1.A144</svg:desc>
                </draw:g>
              </table:table-cell>
              <table:table-cell office:value-type="float" office:value="-1.29205200353187">
                <text:p>-1.29205200353187</text:p>
                <draw:g>
                  <svg:desc>GEOMETRY_1.B34:GEOMETRY_1.B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.1">
                <text:p>126.1</text:p>
              </table:table-cell>
              <table:table-cell office:value-type="float" office:value="-1.27420756078942">
                <text:p>-1.27420756078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2">
                <text:p>126.2</text:p>
              </table:table-cell>
              <table:table-cell office:value-type="float" office:value="-1.25742895587509">
                <text:p>-1.25742895587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3">
                <text:p>126.3</text:p>
              </table:table-cell>
              <table:table-cell office:value-type="float" office:value="-1.24154366263891">
                <text:p>-1.24154366263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4">
                <text:p>126.4</text:p>
              </table:table-cell>
              <table:table-cell office:value-type="float" office:value="-1.22642111674556">
                <text:p>-1.22642111674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5">
                <text:p>126.5</text:p>
              </table:table-cell>
              <table:table-cell office:value-type="float" office:value="-1.21195968378831">
                <text:p>-1.21195968378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6">
                <text:p>126.6</text:p>
              </table:table-cell>
              <table:table-cell office:value-type="float" office:value="-1.19807841048211">
                <text:p>-1.19807841048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.7">
                <text:p>126.7</text:p>
              </table:table-cell>
              <table:table-cell office:value-type="float" office:value="-1.18471157377331">
                <text:p>-1.18471157377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.8">
                <text:p>126.8</text:p>
              </table:table-cell>
              <table:table-cell office:value-type="float" office:value="-1.17180494863329">
                <text:p>-1.17180494863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.9">
                <text:p>126.9</text:p>
              </table:table-cell>
              <table:table-cell office:value-type="float" office:value="-1.15931317527307">
                <text:p>-1.15931317527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-1.14719785410957">
                <text:p>-1.14719785410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.1">
                <text:p>127.1</text:p>
              </table:table-cell>
              <table:table-cell office:value-type="float" office:value="-1.13542613676064">
                <text:p>-1.13542613676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.2">
                <text:p>127.2</text:p>
              </table:table-cell>
              <table:table-cell office:value-type="float" office:value="-1.12396966380035">
                <text:p>-1.12396966380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.3">
                <text:p>127.3</text:p>
              </table:table-cell>
              <table:table-cell office:value-type="float" office:value="-1.1128037503534">
                <text:p>-1.1128037503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.4">
                <text:p>127.4</text:p>
              </table:table-cell>
              <table:table-cell office:value-type="float" office:value="-1.10190675232143">
                <text:p>-1.10190675232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.5">
                <text:p>127.5</text:p>
              </table:table-cell>
              <table:table-cell office:value-type="float" office:value="-1.09125956656581">
                <text:p>-1.09125956656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6">
                <text:p>127.6</text:p>
              </table:table-cell>
              <table:table-cell office:value-type="float" office:value="-1.08084523198791">
                <text:p>-1.08084523198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.7">
                <text:p>127.7</text:p>
              </table:table-cell>
              <table:table-cell office:value-type="float" office:value="-1.07064860767815">
                <text:p>-1.07064860767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.8">
                <text:p>127.8</text:p>
              </table:table-cell>
              <table:table-cell office:value-type="float" office:value="-1.06065611068262">
                <text:p>-1.06065611068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.9">
                <text:p>127.9</text:p>
              </table:table-cell>
              <table:table-cell office:value-type="float" office:value="-1.05085550042243">
                <text:p>-1.05085550042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1.04123570000658">
                <text:p>-1.04123570000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.1">
                <text:p>128.1</text:p>
              </table:table-cell>
              <table:table-cell office:value-type="float" office:value="-1.03178664700362">
                <text:p>-1.03178664700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.2">
                <text:p>128.2</text:p>
              </table:table-cell>
              <table:table-cell office:value-type="float" office:value="-1.02249916794578">
                <text:p>-1.02249916794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3">
                <text:p>128.3</text:p>
              </table:table-cell>
              <table:table-cell office:value-type="float" office:value="-1.01336487210975">
                <text:p>-1.01336487210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.4">
                <text:p>128.4</text:p>
              </table:table-cell>
              <table:table-cell office:value-type="float" office:value="-1.00437606107465">
                <text:p>-1.00437606107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.5">
                <text:p>128.5</text:p>
              </table:table-cell>
              <table:table-cell office:value-type="float" office:value="-0.995525651284224">
                <text:p>-0.995525651284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.6">
                <text:p>128.6</text:p>
              </table:table-cell>
              <table:table-cell office:value-type="float" office:value="-0.986807107398986">
                <text:p>-0.986807107398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.7">
                <text:p>128.7</text:p>
              </table:table-cell>
              <table:table-cell office:value-type="float" office:value="-0.978214384655719">
                <text:p>-0.978214384655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.8">
                <text:p>128.8</text:p>
              </table:table-cell>
              <table:table-cell office:value-type="float" office:value="-0.969741878790046">
                <text:p>-0.969741878790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9">
                <text:p>128.9</text:p>
              </table:table-cell>
              <table:table-cell office:value-type="float" office:value="-0.961384382343535">
                <text:p>-0.961384382343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-0.95313704638791">
                <text:p>-0.95313704638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.1">
                <text:p>129.1</text:p>
              </table:table-cell>
              <table:table-cell office:value-type="float" office:value="-0.944995346867559">
                <text:p>-0.9449953468675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9.2">
                <text:p>129.2</text:p>
              </table:table-cell>
              <table:table-cell office:value-type="float" office:value="-0.936955054897088">
                <text:p>-0.936955054897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.3">
                <text:p>129.3</text:p>
              </table:table-cell>
              <table:table-cell office:value-type="float" office:value="-0.929012210460373">
                <text:p>-0.929012210460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.4">
                <text:p>129.4</text:p>
              </table:table-cell>
              <table:table-cell office:value-type="float" office:value="-0.921163099046867">
                <text:p>-0.9211630990468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9.5">
                <text:p>129.5</text:p>
              </table:table-cell>
              <table:table-cell office:value-type="float" office:value="-0.913404230833956">
                <text:p>-0.913404230833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6">
                <text:p>129.6</text:p>
              </table:table-cell>
              <table:table-cell office:value-type="float" office:value="-0.905732322084325">
                <text:p>-0.905732322084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.7">
                <text:p>129.7</text:p>
              </table:table-cell>
              <table:table-cell office:value-type="float" office:value="-0.898144278476931">
                <text:p>-0.8981442784769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8">
                <text:p>129.8</text:p>
              </table:table-cell>
              <table:table-cell office:value-type="float" office:value="-0.890637180131518">
                <text:p>-0.890637180131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9.9">
                <text:p>129.9</text:p>
              </table:table-cell>
              <table:table-cell office:value-type="float" office:value="-0.88320826812105">
                <text:p>-0.88320826812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">
                <text:p>130</text:p>
              </table:table-cell>
              <table:table-cell office:value-type="float" office:value="-0.875854932295256">
                <text:p>-0.875854932295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0.1">
                <text:p>130.1</text:p>
              </table:table-cell>
              <table:table-cell office:value-type="float" office:value="-0.868574700262865">
                <text:p>-0.868574700262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0.2">
                <text:p>130.2</text:p>
              </table:table-cell>
              <table:table-cell office:value-type="float" office:value="-0.861365227400556">
                <text:p>-0.861365227400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.3">
                <text:p>130.3</text:p>
              </table:table-cell>
              <table:table-cell office:value-type="float" office:value="-0.854224287774059">
                <text:p>-0.854224287774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.4">
                <text:p>130.4</text:p>
              </table:table-cell>
              <table:table-cell office:value-type="float" office:value="-0.847149765871687">
                <text:p>-0.847149765871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0.5">
                <text:p>130.5</text:p>
              </table:table-cell>
              <table:table-cell office:value-type="float" office:value="-0.840139649063136">
                <text:p>-0.840139649063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.6">
                <text:p>130.6</text:p>
              </table:table-cell>
              <table:table-cell office:value-type="float" office:value="-0.833192020707343">
                <text:p>-0.833192020707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.7">
                <text:p>130.7</text:p>
              </table:table-cell>
              <table:table-cell office:value-type="float" office:value="-0.826305053842344">
                <text:p>-0.826305053842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0.8">
                <text:p>130.8</text:p>
              </table:table-cell>
              <table:table-cell office:value-type="float" office:value="-0.819477005398232">
                <text:p>-0.819477005398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.9">
                <text:p>130.9</text:p>
              </table:table-cell>
              <table:table-cell office:value-type="float" office:value="-0.812706210881145">
                <text:p>-0.812706210881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1">
                <text:p>131</text:p>
              </table:table-cell>
              <table:table-cell office:value-type="float" office:value="-0.805991079482273">
                <text:p>-0.8059910794822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.099999999999">
                <text:p>131.099999999999</text:p>
              </table:table-cell>
              <table:table-cell office:value-type="float" office:value="-0.799330089571148">
                <text:p>-0.799330089571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.199999999999">
                <text:p>131.199999999999</text:p>
              </table:table-cell>
              <table:table-cell office:value-type="float" office:value="-0.792721784536573">
                <text:p>-0.7927217845365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1.299999999999">
                <text:p>131.299999999999</text:p>
              </table:table-cell>
              <table:table-cell office:value-type="float" office:value="-0.786164768943888">
                <text:p>-0.786164768943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1.399999999999">
                <text:p>131.399999999999</text:p>
              </table:table-cell>
              <table:table-cell office:value-type="float" office:value="-0.779657704978459">
                <text:p>-0.779657704978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.499999999999">
                <text:p>131.499999999999</text:p>
              </table:table-cell>
              <table:table-cell office:value-type="float" office:value="-0.773199309150653">
                <text:p>-0.7731993091506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.599999999999">
                <text:p>131.599999999999</text:p>
              </table:table-cell>
              <table:table-cell office:value-type="float" office:value="-0.766788349238794">
                <text:p>-0.766788349238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.699999999999">
                <text:p>131.699999999999</text:p>
              </table:table-cell>
              <table:table-cell office:value-type="float" office:value="-0.760423641449546">
                <text:p>-0.760423641449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.799999999999">
                <text:p>131.799999999999</text:p>
              </table:table-cell>
              <table:table-cell office:value-type="float" office:value="-0.754104047777058">
                <text:p>-0.7541040477770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1.899999999999">
                <text:p>131.899999999999</text:p>
              </table:table-cell>
              <table:table-cell office:value-type="float" office:value="-0.747828473544169">
                <text:p>-0.747828473544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999999999999">
                <text:p>131.999999999999</text:p>
              </table:table-cell>
              <table:table-cell office:value-type="float" office:value="-0.741595865110542">
                <text:p>-0.7415958651105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.099999999999">
                <text:p>132.099999999999</text:p>
              </table:table-cell>
              <table:table-cell office:value-type="float" office:value="-0.735405207734089">
                <text:p>-0.7354052077340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.199999999999">
                <text:p>132.199999999999</text:p>
              </table:table-cell>
              <table:table-cell office:value-type="float" office:value="-0.729255523573341">
                <text:p>-0.7292555235733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.299999999999">
                <text:p>132.299999999999</text:p>
              </table:table-cell>
              <table:table-cell office:value-type="float" office:value="-0.723145869819575">
                <text:p>-0.723145869819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.399999999999">
                <text:p>132.399999999999</text:p>
              </table:table-cell>
              <table:table-cell office:value-type="float" office:value="-0.717075336948532">
                <text:p>-0.7170753369485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.499999999999">
                <text:p>132.499999999999</text:p>
              </table:table-cell>
              <table:table-cell office:value-type="float" office:value="-0.711043047082523">
                <text:p>-0.711043047082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.599999999999">
                <text:p>132.599999999999</text:p>
              </table:table-cell>
              <table:table-cell office:value-type="float" office:value="-0.705048152454484">
                <text:p>-0.705048152454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.699999999999">
                <text:p>132.699999999999</text:p>
              </table:table-cell>
              <table:table-cell office:value-type="float" office:value="-0.699089833966369">
                <text:p>-0.6990898339663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.799999999999">
                <text:p>132.799999999999</text:p>
              </table:table-cell>
              <table:table-cell office:value-type="float" office:value="-0.693167299834862">
                <text:p>-0.6931672998348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799999999999">
                <text:p>133.799999999999</text:p>
              </table:table-cell>
              <table:table-cell office:value-type="float" office:value="-0.635753095110256">
                <text:p>-0.635753095110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.799999999999">
                <text:p>134.799999999999</text:p>
              </table:table-cell>
              <table:table-cell office:value-type="float" office:value="-0.581208275080332">
                <text:p>-0.581208275080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799999999999">
                <text:p>135.799999999999</text:p>
              </table:table-cell>
              <table:table-cell office:value-type="float" office:value="-0.529045745078236">
                <text:p>-0.5290457450782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.799999999999">
                <text:p>136.799999999999</text:p>
              </table:table-cell>
              <table:table-cell office:value-type="float" office:value="-0.478889852638116">
                <text:p>-0.478889852638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7.799999999999">
                <text:p>137.799999999999</text:p>
              </table:table-cell>
              <table:table-cell office:value-type="float" office:value="-0.430442797957601">
                <text:p>-0.430442797957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.799999999999">
                <text:p>138.799999999999</text:p>
              </table:table-cell>
              <table:table-cell office:value-type="float" office:value="-0.383462941090697">
                <text:p>-0.383462941090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9.799999999999">
                <text:p>139.799999999999</text:p>
              </table:table-cell>
              <table:table-cell office:value-type="float" office:value="-0.337750217156449">
                <text:p>-0.337750217156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.799999999999">
                <text:p>140.799999999999</text:p>
              </table:table-cell>
              <table:table-cell office:value-type="float" office:value="-0.293135992484685">
                <text:p>-0.293135992484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1.799999999999">
                <text:p>141.799999999999</text:p>
              </table:table-cell>
              <table:table-cell office:value-type="float" office:value="-0.249475800054638">
                <text:p>-0.2494758000546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2.799999999999">
                <text:p>142.799999999999</text:p>
              </table:table-cell>
              <table:table-cell office:value-type="float" office:value="-0.206644000441036">
                <text:p>-0.206644000441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3.799999999999">
                <text:p>143.799999999999</text:p>
              </table:table-cell>
              <table:table-cell office:value-type="float" office:value="-0.164529764202408">
                <text:p>-0.1645297642024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.799999999999">
                <text:p>144.799999999999</text:p>
              </table:table-cell>
              <table:table-cell office:value-type="float" office:value="-0.12303398072535">
                <text:p>-0.123033980725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99999999999">
                <text:p>145.799999999999</text:p>
              </table:table-cell>
              <table:table-cell office:value-type="float" office:value="-0.082066827689745">
                <text:p>-0.0820668276897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.799999999999">
                <text:p>146.799999999999</text:p>
              </table:table-cell>
              <table:table-cell office:value-type="float" office:value="-0.041545817331939">
                <text:p>-0.041545817331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.799999999999">
                <text:p>147.799999999999</text:p>
              </table:table-cell>
              <table:table-cell office:value-type="float" office:value="-0.00139418894859042">
                <text:p>-0.00139418894859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.799999999999">
                <text:p>148.799999999999</text:p>
              </table:table-cell>
              <table:table-cell office:value-type="float" office:value="0.0384604477390975">
                <text:p>0.03846044773909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.799999999999">
                <text:p>149.799999999999</text:p>
              </table:table-cell>
              <table:table-cell office:value-type="float" office:value="0.0780872903110354">
                <text:p>0.07808729031103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.799999999999">
                <text:p>150.799999999999</text:p>
              </table:table-cell>
              <table:table-cell office:value-type="float" office:value="0.11755339888434">
                <text:p>0.11755339888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.799999999999">
                <text:p>151.799999999999</text:p>
              </table:table-cell>
              <table:table-cell office:value-type="float" office:value="0.156924675301909">
                <text:p>0.156924675301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2.799999999999">
                <text:p>152.799999999999</text:p>
              </table:table-cell>
              <table:table-cell office:value-type="float" office:value="0.196266806880051">
                <text:p>0.196266806880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.799999999999">
                <text:p>153.799999999999</text:p>
              </table:table-cell>
              <table:table-cell office:value-type="float" office:value="0.235646212852649">
                <text:p>0.2356462128526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.799999999999">
                <text:p>154.799999999999</text:p>
              </table:table-cell>
              <table:table-cell office:value-type="float" office:value="0.275131032241738">
                <text:p>0.2751310322417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.799999999999">
                <text:p>155.799999999999</text:p>
              </table:table-cell>
              <table:table-cell office:value-type="float" office:value="0.314792195645815">
                <text:p>0.3147921956458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6.799999999999">
                <text:p>156.799999999999</text:p>
              </table:table-cell>
              <table:table-cell office:value-type="float" office:value="0.354704630913582">
                <text:p>0.3547046309135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.799999999999">
                <text:p>157.799999999999</text:p>
              </table:table-cell>
              <table:table-cell office:value-type="float" office:value="0.394948664964879">
                <text:p>0.394948664964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.799999999999">
                <text:p>158.799999999999</text:p>
              </table:table-cell>
              <table:table-cell office:value-type="float" office:value="0.43561170304">
                <text:p>0.435611703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0.476790295573697">
                <text:p>0.4767902955736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0.799999999999">
                <text:p>160.799999999999</text:p>
              </table:table-cell>
              <table:table-cell office:value-type="float" office:value="0.51859274696188">
                <text:p>0.518592746961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1.799999999999">
                <text:p>161.799999999999</text:p>
              </table:table-cell>
              <table:table-cell office:value-type="float" office:value="0.561142488583366">
                <text:p>0.5611424885833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2.799999999999">
                <text:p>162.799999999999</text:p>
              </table:table-cell>
              <table:table-cell office:value-type="float" office:value="0.604582545876731">
                <text:p>0.6045825458767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.799999999999">
                <text:p>163.799999999999</text:p>
              </table:table-cell>
              <table:table-cell office:value-type="float" office:value="0.649081603378729">
                <text:p>0.649081603378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799999999999">
                <text:p>164.799999999999</text:p>
              </table:table-cell>
              <table:table-cell office:value-type="float" office:value="0.694842463010003">
                <text:p>0.69484246301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.799999999999">
                <text:p>165.799999999999</text:p>
              </table:table-cell>
              <table:table-cell office:value-type="float" office:value="0.742114197470954">
                <text:p>0.7421141974709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.799999999999">
                <text:p>166.799999999999</text:p>
              </table:table-cell>
              <table:table-cell office:value-type="float" office:value="0.791210221889167">
                <text:p>0.7912102218891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7.799999999999">
                <text:p>167.799999999999</text:p>
              </table:table-cell>
              <table:table-cell office:value-type="float" office:value="0.842536274796023">
                <text:p>0.842536274796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.799999999999">
                <text:p>168.799999999999</text:p>
              </table:table-cell>
              <table:table-cell office:value-type="float" office:value="0.896635920336488">
                <text:p>0.8966359203364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.799999999999">
                <text:p>169.799999999999</text:p>
              </table:table-cell>
              <table:table-cell office:value-type="float" office:value="0.954269221652558">
                <text:p>0.9542692216525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.799999999999">
                <text:p>170.799999999999</text:p>
              </table:table-cell>
              <table:table-cell office:value-type="float" office:value="1.01656001170812">
                <text:p>1.016560011708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1.799999999999">
                <text:p>171.799999999999</text:p>
              </table:table-cell>
              <table:table-cell office:value-type="float" office:value="1.08530297651784">
                <text:p>1.085302976517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2.799999999999">
                <text:p>172.799999999999</text:p>
              </table:table-cell>
              <table:table-cell office:value-type="float" office:value="1.16371281795108">
                <text:p>1.16371281795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3.799999999999">
                <text:p>173.799999999999</text:p>
              </table:table-cell>
              <table:table-cell office:value-type="float" office:value="1.25878708318386">
                <text:p>1.258787083183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4.799999999999">
                <text:p>174.799999999999</text:p>
              </table:table-cell>
              <table:table-cell office:value-type="float" office:value="1.39426336246563">
                <text:p>1.39426336246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2.A34:GEOMETRY_2.B121 GEOMETRY_2.B33:GEOMETRY_2.B33" chart:data-source-has-labels="row" svg:x="1.39cm" svg:y="1.535cm" svg:width="17.036cm" svg:height="12.44cm">
          <chartooo:coordinate-region svg:x="2.596cm" svg:y="1.735cm" svg:width="15.316cm" svg:height="12.042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2.B34:GEOMETRY_2.B121" chart:label-cell-address="GEOMETRY_2.B33:GEOMETRY_2.B33" chart:class="chart:scatter">
            <chart:domain table:cell-range-address="GEOMETRY_2.A34:GEOMETRY_2.A121"/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2.B33:GEOMETRY_2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.951554730418">
                <text:p>134.951554730418</text:p>
                <draw:g>
                  <svg:desc>GEOMETRY_2.A34:GEOMETRY_2.A121</svg:desc>
                </draw:g>
              </table:table-cell>
              <table:table-cell office:value-type="float" office:value="-0.000619405227780472">
                <text:p>-0.000619405227780472</text:p>
                <draw:g>
                  <svg:desc>GEOMETRY_2.B34:GEOMETRY_2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.952554730418">
                <text:p>134.952554730418</text:p>
              </table:table-cell>
              <table:table-cell office:value-type="float" office:value="-0.000557462257144085">
                <text:p>-0.000557462257144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.953554730418">
                <text:p>134.953554730418</text:p>
              </table:table-cell>
              <table:table-cell office:value-type="float" office:value="-0.000495519831149475">
                <text:p>-0.000495519831149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.954554730418">
                <text:p>134.954554730418</text:p>
              </table:table-cell>
              <table:table-cell office:value-type="float" office:value="-0.000433577949545225">
                <text:p>-0.000433577949545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955554730418">
                <text:p>134.955554730418</text:p>
              </table:table-cell>
              <table:table-cell office:value-type="float" office:value="-0.00037163661207746">
                <text:p>-0.00037163661207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.956554730418">
                <text:p>134.956554730418</text:p>
              </table:table-cell>
              <table:table-cell office:value-type="float" office:value="-0.000309695818493105">
                <text:p>-0.000309695818493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.957554730418">
                <text:p>134.957554730418</text:p>
              </table:table-cell>
              <table:table-cell office:value-type="float" office:value="-0.000247755568539967">
                <text:p>-0.000247755568539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.958554730418">
                <text:p>134.958554730418</text:p>
              </table:table-cell>
              <table:table-cell office:value-type="float" office:value="-0.000185815861963361">
                <text:p>-0.000185815861963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.959554730418">
                <text:p>134.959554730418</text:p>
              </table:table-cell>
              <table:table-cell office:value-type="float" office:value="-0.000123876698511986">
                <text:p>-0.000123876698511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.960554730418">
                <text:p>134.960554730418</text:p>
              </table:table-cell>
              <table:table-cell office:value-type="float" office:value="-0.0000619380779319639">
                <text:p>-0.0000619380779319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961554730418">
                <text:p>134.961554730418</text:p>
              </table:table-cell>
              <table:table-cell office:value-type="float" office:value="0.0000000000000296082602879721">
                <text:p>0.0000000000000296082602879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.962554730418">
                <text:p>134.962554730418</text:p>
              </table:table-cell>
              <table:table-cell office:value-type="float" office:value="0.0000619375356249036">
                <text:p>0.000061937535624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.963554730418">
                <text:p>134.963554730418</text:p>
              </table:table-cell>
              <table:table-cell office:value-type="float" office:value="0.000123874529108517">
                <text:p>0.000123874529108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.964554730418">
                <text:p>134.964554730418</text:p>
              </table:table-cell>
              <table:table-cell office:value-type="float" office:value="0.000185810980731692">
                <text:p>0.000185810980731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.965554730418">
                <text:p>134.965554730418</text:p>
              </table:table-cell>
              <table:table-cell office:value-type="float" office:value="0.000247746890748163">
                <text:p>0.000247746890748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966554730418">
                <text:p>134.966554730418</text:p>
              </table:table-cell>
              <table:table-cell office:value-type="float" office:value="0.000309682259410846">
                <text:p>0.000309682259410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.967554730418">
                <text:p>134.967554730418</text:p>
              </table:table-cell>
              <table:table-cell office:value-type="float" office:value="0.000371617086972614">
                <text:p>0.000371617086972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.968554730418">
                <text:p>134.968554730418</text:p>
              </table:table-cell>
              <table:table-cell office:value-type="float" office:value="0.000433551373685469">
                <text:p>0.000433551373685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.969554730418">
                <text:p>134.969554730418</text:p>
              </table:table-cell>
              <table:table-cell office:value-type="float" office:value="0.000495485119803948">
                <text:p>0.000495485119803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.970554730418">
                <text:p>134.970554730418</text:p>
              </table:table-cell>
              <table:table-cell office:value-type="float" office:value="0.000557418325579227">
                <text:p>0.000557418325579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.971554730418">
                <text:p>134.971554730418</text:p>
              </table:table-cell>
              <table:table-cell office:value-type="float" office:value="0.000619350991264901">
                <text:p>0.000619350991264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.972554730418">
                <text:p>134.972554730418</text:p>
              </table:table-cell>
              <table:table-cell office:value-type="float" office:value="0.000681283117113837">
                <text:p>0.000681283117113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.973554730418">
                <text:p>134.973554730418</text:p>
              </table:table-cell>
              <table:table-cell office:value-type="float" office:value="0.000743214703377938">
                <text:p>0.000743214703377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.974554730418">
                <text:p>134.974554730418</text:p>
              </table:table-cell>
              <table:table-cell office:value-type="float" office:value="0.00080514575031166">
                <text:p>0.00080514575031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.975554730418">
                <text:p>134.975554730418</text:p>
              </table:table-cell>
              <table:table-cell office:value-type="float" office:value="0.000867076258166066">
                <text:p>0.000867076258166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.976554730418">
                <text:p>134.976554730418</text:p>
              </table:table-cell>
              <table:table-cell office:value-type="float" office:value="0.000929006227194759">
                <text:p>0.0009290062271947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.977554730418">
                <text:p>134.977554730418</text:p>
              </table:table-cell>
              <table:table-cell office:value-type="float" office:value="0.000990935657650439">
                <text:p>0.000990935657650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.978554730418">
                <text:p>134.978554730418</text:p>
              </table:table-cell>
              <table:table-cell office:value-type="float" office:value="0.00105286454978584">
                <text:p>0.00105286454978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.979554730418">
                <text:p>134.979554730418</text:p>
              </table:table-cell>
              <table:table-cell office:value-type="float" office:value="0.00111479290385277">
                <text:p>0.00111479290385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.980554730418">
                <text:p>134.980554730418</text:p>
              </table:table-cell>
              <table:table-cell office:value-type="float" office:value="0.00117672072010563">
                <text:p>0.00117672072010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981554730418">
                <text:p>134.981554730418</text:p>
              </table:table-cell>
              <table:table-cell office:value-type="float" office:value="0.00123864799879538">
                <text:p>0.00123864799879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.982554730418">
                <text:p>134.982554730418</text:p>
              </table:table-cell>
              <table:table-cell office:value-type="float" office:value="0.00130057474017549">
                <text:p>0.00130057474017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.983554730418">
                <text:p>134.983554730418</text:p>
              </table:table-cell>
              <table:table-cell office:value-type="float" office:value="0.0013625009444978">
                <text:p>0.0013625009444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.984554730418">
                <text:p>134.984554730418</text:p>
              </table:table-cell>
              <table:table-cell office:value-type="float" office:value="0.00142442661201654">
                <text:p>0.00142442661201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.985554730418">
                <text:p>134.985554730418</text:p>
              </table:table-cell>
              <table:table-cell office:value-type="float" office:value="0.00148635174298268">
                <text:p>0.00148635174298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4.986554730418">
                <text:p>134.986554730418</text:p>
              </table:table-cell>
              <table:table-cell office:value-type="float" office:value="0.00154827633765046">
                <text:p>0.00154827633765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4.987554730418">
                <text:p>134.987554730418</text:p>
              </table:table-cell>
              <table:table-cell office:value-type="float" office:value="0.00161020039627076">
                <text:p>0.00161020039627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.988554730418">
                <text:p>134.988554730418</text:p>
              </table:table-cell>
              <table:table-cell office:value-type="float" office:value="0.00167212391909618">
                <text:p>0.001672123919096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.989554730418">
                <text:p>134.989554730418</text:p>
              </table:table-cell>
              <table:table-cell office:value-type="float" office:value="0.00173404690638086">
                <text:p>0.00173404690638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.990554730418">
                <text:p>134.990554730418</text:p>
              </table:table-cell>
              <table:table-cell office:value-type="float" office:value="0.00179596935837657">
                <text:p>0.00179596935837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.991554730418">
                <text:p>134.991554730418</text:p>
              </table:table-cell>
              <table:table-cell office:value-type="float" office:value="0.00185789127533492">
                <text:p>0.00185789127533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.992554730418">
                <text:p>134.992554730418</text:p>
              </table:table-cell>
              <table:table-cell office:value-type="float" office:value="0.00191981265750927">
                <text:p>0.001919812657509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993554730418">
                <text:p>134.993554730418</text:p>
              </table:table-cell>
              <table:table-cell office:value-type="float" office:value="0.00198173350515207">
                <text:p>0.00198173350515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.994554730418">
                <text:p>134.994554730418</text:p>
              </table:table-cell>
              <table:table-cell office:value-type="float" office:value="0.00204365381851581">
                <text:p>0.00204365381851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4.995554730418">
                <text:p>134.995554730418</text:p>
              </table:table-cell>
              <table:table-cell office:value-type="float" office:value="0.00210557359785208">
                <text:p>0.00210557359785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4.996554730418">
                <text:p>134.996554730418</text:p>
              </table:table-cell>
              <table:table-cell office:value-type="float" office:value="0.00216749284341414">
                <text:p>0.002167492843414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.997554730418">
                <text:p>134.997554730418</text:p>
              </table:table-cell>
              <table:table-cell office:value-type="float" office:value="0.0022294115554553">
                <text:p>0.00222941155545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.998554730418">
                <text:p>134.998554730418</text:p>
              </table:table-cell>
              <table:table-cell office:value-type="float" office:value="0.00229132973422624">
                <text:p>0.00229132973422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.999554730418">
                <text:p>134.999554730418</text:p>
              </table:table-cell>
              <table:table-cell office:value-type="float" office:value="0.00235324737997934">
                <text:p>0.002353247379979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.000554730418">
                <text:p>135.000554730418</text:p>
              </table:table-cell>
              <table:table-cell office:value-type="float" office:value="0.00241516449296864">
                <text:p>0.00241516449296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.001554730418">
                <text:p>135.001554730418</text:p>
              </table:table-cell>
              <table:table-cell office:value-type="float" office:value="0.00247708107344484">
                <text:p>0.00247708107344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.002554730418">
                <text:p>135.002554730418</text:p>
              </table:table-cell>
              <table:table-cell office:value-type="float" office:value="0.00253899712166199">
                <text:p>0.002538997121661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5.003554730418">
                <text:p>135.003554730418</text:p>
              </table:table-cell>
              <table:table-cell office:value-type="float" office:value="0.00260091263787067">
                <text:p>0.002600912637870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.004554730418">
                <text:p>135.004554730418</text:p>
              </table:table-cell>
              <table:table-cell office:value-type="float" office:value="0.00266282762232407">
                <text:p>0.00266282762232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5.005554730418">
                <text:p>135.005554730418</text:p>
              </table:table-cell>
              <table:table-cell office:value-type="float" office:value="0.00272474207527365">
                <text:p>0.002724742075273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.006554730418">
                <text:p>135.006554730418</text:p>
              </table:table-cell>
              <table:table-cell office:value-type="float" office:value="0.00278665599697334">
                <text:p>0.00278665599697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5.007554730418">
                <text:p>135.007554730418</text:p>
              </table:table-cell>
              <table:table-cell office:value-type="float" office:value="0.00284856938767374">
                <text:p>0.00284856938767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5.008554730418">
                <text:p>135.008554730418</text:p>
              </table:table-cell>
              <table:table-cell office:value-type="float" office:value="0.00291048224762795">
                <text:p>0.002910482247627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5.009554730418">
                <text:p>135.009554730418</text:p>
              </table:table-cell>
              <table:table-cell office:value-type="float" office:value="0.00297239457708819">
                <text:p>0.00297239457708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5.010554730418">
                <text:p>135.010554730418</text:p>
              </table:table-cell>
              <table:table-cell office:value-type="float" office:value="0.00303430637630667">
                <text:p>0.00303430637630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5.011554730418">
                <text:p>135.011554730418</text:p>
              </table:table-cell>
              <table:table-cell office:value-type="float" office:value="0.0030962176455348">
                <text:p>0.0030962176455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.012554730418">
                <text:p>135.012554730418</text:p>
              </table:table-cell>
              <table:table-cell office:value-type="float" office:value="0.0031581283850264">
                <text:p>0.0031581283850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5.013554730418">
                <text:p>135.013554730418</text:p>
              </table:table-cell>
              <table:table-cell office:value-type="float" office:value="0.00322003859503199">
                <text:p>0.00322003859503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5.014554730418">
                <text:p>135.014554730418</text:p>
              </table:table-cell>
              <table:table-cell office:value-type="float" office:value="0.00328194827580455">
                <text:p>0.00328194827580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.015554730418">
                <text:p>135.015554730418</text:p>
              </table:table-cell>
              <table:table-cell office:value-type="float" office:value="0.00334385742759624">
                <text:p>0.003343857427596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.016554730418">
                <text:p>135.016554730418</text:p>
              </table:table-cell>
              <table:table-cell office:value-type="float" office:value="0.00340576605065836">
                <text:p>0.003405766050658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5.017554730418">
                <text:p>135.017554730418</text:p>
              </table:table-cell>
              <table:table-cell office:value-type="float" office:value="0.00346767414524468">
                <text:p>0.00346767414524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.018554730418">
                <text:p>135.018554730418</text:p>
              </table:table-cell>
              <table:table-cell office:value-type="float" office:value="0.00352958171160563">
                <text:p>0.00352958171160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.019554730418">
                <text:p>135.019554730418</text:p>
              </table:table-cell>
              <table:table-cell office:value-type="float" office:value="0.0035914887499941">
                <text:p>0.0035914887499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5.020554730418">
                <text:p>135.020554730418</text:p>
              </table:table-cell>
              <table:table-cell office:value-type="float" office:value="0.00365339526066224">
                <text:p>0.003653395260662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5.021554730418">
                <text:p>135.021554730418</text:p>
              </table:table-cell>
              <table:table-cell office:value-type="float" office:value="0.00371530124386202">
                <text:p>0.003715301243862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022554730418">
                <text:p>135.022554730418</text:p>
              </table:table-cell>
              <table:table-cell office:value-type="float" office:value="0.00377720669984469">
                <text:p>0.003777206699844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5.023554730418">
                <text:p>135.023554730418</text:p>
              </table:table-cell>
              <table:table-cell office:value-type="float" office:value="0.00383911162886309">
                <text:p>0.003839111628863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5.024554730418">
                <text:p>135.024554730418</text:p>
              </table:table-cell>
              <table:table-cell office:value-type="float" office:value="0.00390101603117007">
                <text:p>0.00390101603117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.025554730418">
                <text:p>135.025554730418</text:p>
              </table:table-cell>
              <table:table-cell office:value-type="float" office:value="0.00396291990701512">
                <text:p>0.003962919907015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.026554730418">
                <text:p>135.026554730418</text:p>
              </table:table-cell>
              <table:table-cell office:value-type="float" office:value="0.00402482325665273">
                <text:p>0.00402482325665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.027554730418">
                <text:p>135.027554730418</text:p>
              </table:table-cell>
              <table:table-cell office:value-type="float" office:value="0.00408672608033403">
                <text:p>0.004086726080334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.028554730418">
                <text:p>135.028554730418</text:p>
              </table:table-cell>
              <table:table-cell office:value-type="float" office:value="0.00414862837831011">
                <text:p>0.00414862837831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5.029554730418">
                <text:p>135.029554730418</text:p>
              </table:table-cell>
              <table:table-cell office:value-type="float" office:value="0.00421053015083377">
                <text:p>0.00421053015083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.030554730418">
                <text:p>135.030554730418</text:p>
              </table:table-cell>
              <table:table-cell office:value-type="float" office:value="0.00427243139815692">
                <text:p>0.004272431398156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5.031554730418">
                <text:p>135.031554730418</text:p>
              </table:table-cell>
              <table:table-cell office:value-type="float" office:value="0.00433433212053146">
                <text:p>0.004334332120531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.032554730418">
                <text:p>135.032554730418</text:p>
              </table:table-cell>
              <table:table-cell office:value-type="float" office:value="0.00439623231820926">
                <text:p>0.00439623231820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033554730418">
                <text:p>135.033554730418</text:p>
              </table:table-cell>
              <table:table-cell office:value-type="float" office:value="0.00445813199144139">
                <text:p>0.00445813199144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034554730418">
                <text:p>135.034554730418</text:p>
              </table:table-cell>
              <table:table-cell office:value-type="float" office:value="0.0045200311404814">
                <text:p>0.00452003114048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.035554730418">
                <text:p>135.035554730418</text:p>
              </table:table-cell>
              <table:table-cell office:value-type="float" office:value="0.00458192976557942">
                <text:p>0.004581929765579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.036554730418">
                <text:p>135.036554730418</text:p>
              </table:table-cell>
              <table:table-cell office:value-type="float" office:value="0.00464382786698812">
                <text:p>0.004643827866988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.037554730418">
                <text:p>135.037554730418</text:p>
              </table:table-cell>
              <table:table-cell office:value-type="float" office:value="0.0047057254449585">
                <text:p>0.00470572544495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.038554730418">
                <text:p>135.038554730418</text:p>
              </table:table-cell>
              <table:table-cell office:value-type="float" office:value="0.00476762249974402">
                <text:p>0.00476762249974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3.A34:GEOMETRY_3.B121 GEOMETRY_3.B33:GEOMETRY_3.B33" chart:data-source-has-labels="row" svg:x="1.39cm" svg:y="1.535cm" svg:width="17.036cm" svg:height="12.44cm">
          <chartooo:coordinate-region svg:x="2.783cm" svg:y="1.719cm" svg:width="15.129cm" svg:height="12.043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3.B34:GEOMETRY_3.B121" chart:label-cell-address="GEOMETRY_3.B33:GEOMETRY_3.B33" chart:class="chart:scatter">
            <chart:domain table:cell-range-address="GEOMETRY_3.A34:GEOMETRY_3.A121"/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3.B33:GEOMETRY_3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.729994272353">
                <text:p>133.729994272353</text:p>
                <draw:g>
                  <svg:desc>GEOMETRY_3.A34:GEOMETRY_3.A121</svg:desc>
                </draw:g>
              </table:table-cell>
              <table:table-cell office:value-type="float" office:value="-0.000472027808548728">
                <text:p>-0.000472027808548728</text:p>
                <draw:g>
                  <svg:desc>GEOMETRY_3.B34:GEOMETRY_3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730994272353">
                <text:p>133.730994272353</text:p>
              </table:table-cell>
              <table:table-cell office:value-type="float" office:value="-0.000424931766205047">
                <text:p>-0.000424931766205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.731994272353">
                <text:p>133.731994272353</text:p>
              </table:table-cell>
              <table:table-cell office:value-type="float" office:value="-0.000377836112352516">
                <text:p>-0.000377836112352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732994272353">
                <text:p>133.732994272353</text:p>
              </table:table-cell>
              <table:table-cell office:value-type="float" office:value="-0.000330740846875309">
                <text:p>-0.000330740846875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733994272353">
                <text:p>133.733994272353</text:p>
              </table:table-cell>
              <table:table-cell office:value-type="float" office:value="-0.000283645969660212">
                <text:p>-0.000283645969660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.734994272353">
                <text:p>133.734994272353</text:p>
              </table:table-cell>
              <table:table-cell office:value-type="float" office:value="-0.000236551480592005">
                <text:p>-0.000236551480592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.735994272353">
                <text:p>133.735994272353</text:p>
              </table:table-cell>
              <table:table-cell office:value-type="float" office:value="-0.00018945737955621">
                <text:p>-0.00018945737955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.736994272353">
                <text:p>133.736994272353</text:p>
              </table:table-cell>
              <table:table-cell office:value-type="float" office:value="-0.000142363666438945">
                <text:p>-0.000142363666438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737994272353">
                <text:p>133.737994272353</text:p>
              </table:table-cell>
              <table:table-cell office:value-type="float" office:value="-0.0000952703411244288">
                <text:p>-0.0000952703411244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.738994272353">
                <text:p>133.738994272353</text:p>
              </table:table-cell>
              <table:table-cell office:value-type="float" office:value="-0.000048177403499404">
                <text:p>-0.000048177403499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.739994272353">
                <text:p>133.739994272353</text:p>
              </table:table-cell>
              <table:table-cell office:value-type="float" office:value="-0.00000108485344878229">
                <text:p>-0.00000108485344878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.740994272353">
                <text:p>133.740994272353</text:p>
              </table:table-cell>
              <table:table-cell office:value-type="float" office:value="0.0000460073091419419">
                <text:p>0.0000460073091419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.741994272353">
                <text:p>133.741994272353</text:p>
              </table:table-cell>
              <table:table-cell office:value-type="float" office:value="0.000093099084386615">
                <text:p>0.000093099084386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.742994272353">
                <text:p>133.742994272353</text:p>
              </table:table-cell>
              <table:table-cell office:value-type="float" office:value="0.000140190472400992">
                <text:p>0.000140190472400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.743994272353">
                <text:p>133.743994272353</text:p>
              </table:table-cell>
              <table:table-cell office:value-type="float" office:value="0.000187281473298245">
                <text:p>0.000187281473298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.744994272353">
                <text:p>133.744994272353</text:p>
              </table:table-cell>
              <table:table-cell office:value-type="float" office:value="0.000234372087193506">
                <text:p>0.000234372087193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.745994272353">
                <text:p>133.745994272353</text:p>
              </table:table-cell>
              <table:table-cell office:value-type="float" office:value="0.00028146231420121">
                <text:p>0.00028146231420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.746994272353">
                <text:p>133.746994272353</text:p>
              </table:table-cell>
              <table:table-cell office:value-type="float" office:value="0.000328552154435821">
                <text:p>0.000328552154435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.747994272353">
                <text:p>133.747994272353</text:p>
              </table:table-cell>
              <table:table-cell office:value-type="float" office:value="0.000375641608011124">
                <text:p>0.000375641608011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.748994272353">
                <text:p>133.748994272353</text:p>
              </table:table-cell>
              <table:table-cell office:value-type="float" office:value="0.000422730675042851">
                <text:p>0.000422730675042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.749994272353">
                <text:p>133.749994272353</text:p>
              </table:table-cell>
              <table:table-cell office:value-type="float" office:value="0.000469819355644149">
                <text:p>0.000469819355644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.750994272353">
                <text:p>133.750994272353</text:p>
              </table:table-cell>
              <table:table-cell office:value-type="float" office:value="0.000516907649930086">
                <text:p>0.0005169076499300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.751994272353">
                <text:p>133.751994272353</text:p>
              </table:table-cell>
              <table:table-cell office:value-type="float" office:value="0.000563995558014431">
                <text:p>0.000563995558014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.752994272353">
                <text:p>133.752994272353</text:p>
              </table:table-cell>
              <table:table-cell office:value-type="float" office:value="0.000611083080012904">
                <text:p>0.000611083080012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753994272353">
                <text:p>133.753994272353</text:p>
              </table:table-cell>
              <table:table-cell office:value-type="float" office:value="0.000658170216038596">
                <text:p>0.000658170216038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.754994272353">
                <text:p>133.754994272353</text:p>
              </table:table-cell>
              <table:table-cell office:value-type="float" office:value="0.000705256966207206">
                <text:p>0.000705256966207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.755994272353">
                <text:p>133.755994272353</text:p>
              </table:table-cell>
              <table:table-cell office:value-type="float" office:value="0.000752343330631844">
                <text:p>0.000752343330631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756994272353">
                <text:p>133.756994272353</text:p>
              </table:table-cell>
              <table:table-cell office:value-type="float" office:value="0.000799429309427543">
                <text:p>0.000799429309427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.757994272353">
                <text:p>133.757994272353</text:p>
              </table:table-cell>
              <table:table-cell office:value-type="float" office:value="0.000846514902708033">
                <text:p>0.000846514902708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.758994272353">
                <text:p>133.758994272353</text:p>
              </table:table-cell>
              <table:table-cell office:value-type="float" office:value="0.00089360011058897">
                <text:p>0.000893600110588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3.759994272353">
                <text:p>133.759994272353</text:p>
              </table:table-cell>
              <table:table-cell office:value-type="float" office:value="0.000940684933183458">
                <text:p>0.000940684933183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3.760994272353">
                <text:p>133.760994272353</text:p>
              </table:table-cell>
              <table:table-cell office:value-type="float" office:value="0.000987769370606482">
                <text:p>0.0009877693706064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3.761994272353">
                <text:p>133.761994272353</text:p>
              </table:table-cell>
              <table:table-cell office:value-type="float" office:value="0.00103485342297242">
                <text:p>0.00103485342297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.762994272353">
                <text:p>133.762994272353</text:p>
              </table:table-cell>
              <table:table-cell office:value-type="float" office:value="0.00108193709039559">
                <text:p>0.00108193709039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.763994272353">
                <text:p>133.763994272353</text:p>
              </table:table-cell>
              <table:table-cell office:value-type="float" office:value="0.00112902037298974">
                <text:p>0.00112902037298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.764994272353">
                <text:p>133.764994272353</text:p>
              </table:table-cell>
              <table:table-cell office:value-type="float" office:value="0.00117610327087044">
                <text:p>0.001176103270870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3.765994272353">
                <text:p>133.765994272353</text:p>
              </table:table-cell>
              <table:table-cell office:value-type="float" office:value="0.00122318578415077">
                <text:p>0.00122318578415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.766994272353">
                <text:p>133.766994272353</text:p>
              </table:table-cell>
              <table:table-cell office:value-type="float" office:value="0.00127026791294566">
                <text:p>0.001270267912945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.767994272353">
                <text:p>133.767994272353</text:p>
              </table:table-cell>
              <table:table-cell office:value-type="float" office:value="0.0013173496573695">
                <text:p>0.00131734965736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.768994272353">
                <text:p>133.768994272353</text:p>
              </table:table-cell>
              <table:table-cell office:value-type="float" office:value="0.0013644310175359">
                <text:p>0.00136443101753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.769994272353">
                <text:p>133.769994272353</text:p>
              </table:table-cell>
              <table:table-cell office:value-type="float" office:value="0.00141151199356046">
                <text:p>0.00141151199356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3.770994272353">
                <text:p>133.770994272353</text:p>
              </table:table-cell>
              <table:table-cell office:value-type="float" office:value="0.00145859258555621">
                <text:p>0.00145859258555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3.771994272353">
                <text:p>133.771994272353</text:p>
              </table:table-cell>
              <table:table-cell office:value-type="float" office:value="0.00150567279363809">
                <text:p>0.00150567279363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3.772994272353">
                <text:p>133.772994272353</text:p>
              </table:table-cell>
              <table:table-cell office:value-type="float" office:value="0.00155275261792036">
                <text:p>0.00155275261792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3.773994272353">
                <text:p>133.773994272353</text:p>
              </table:table-cell>
              <table:table-cell office:value-type="float" office:value="0.00159983205851733">
                <text:p>0.001599832058517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.774994272353">
                <text:p>133.774994272353</text:p>
              </table:table-cell>
              <table:table-cell office:value-type="float" office:value="0.00164691111554262">
                <text:p>0.00164691111554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.775994272353">
                <text:p>133.775994272353</text:p>
              </table:table-cell>
              <table:table-cell office:value-type="float" office:value="0.00169398978911114">
                <text:p>0.00169398978911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.776994272353">
                <text:p>133.776994272353</text:p>
              </table:table-cell>
              <table:table-cell office:value-type="float" office:value="0.00174106807933782">
                <text:p>0.00174106807933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.777994272353">
                <text:p>133.777994272353</text:p>
              </table:table-cell>
              <table:table-cell office:value-type="float" office:value="0.00178814598633559">
                <text:p>0.00178814598633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3.778994272353">
                <text:p>133.778994272353</text:p>
              </table:table-cell>
              <table:table-cell office:value-type="float" office:value="0.00183522351021873">
                <text:p>0.001835223510218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.779994272353">
                <text:p>133.779994272353</text:p>
              </table:table-cell>
              <table:table-cell office:value-type="float" office:value="0.00188230065110275">
                <text:p>0.00188230065110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3.780994272353">
                <text:p>133.780994272353</text:p>
              </table:table-cell>
              <table:table-cell office:value-type="float" office:value="0.00192937740910062">
                <text:p>0.00192937740910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.781994272353">
                <text:p>133.781994272353</text:p>
              </table:table-cell>
              <table:table-cell office:value-type="float" office:value="0.00197645378432721">
                <text:p>0.001976453784327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.782994272353">
                <text:p>133.782994272353</text:p>
              </table:table-cell>
              <table:table-cell office:value-type="float" office:value="0.00202352977689674">
                <text:p>0.00202352977689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3.783994272353">
                <text:p>133.783994272353</text:p>
              </table:table-cell>
              <table:table-cell office:value-type="float" office:value="0.00207060538692343">
                <text:p>0.002070605386923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3.784994272353">
                <text:p>133.784994272353</text:p>
              </table:table-cell>
              <table:table-cell office:value-type="float" office:value="0.00211768061452151">
                <text:p>0.00211768061452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3.785994272353">
                <text:p>133.785994272353</text:p>
              </table:table-cell>
              <table:table-cell office:value-type="float" office:value="0.00216475545980453">
                <text:p>0.002164755459804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3.786994272353">
                <text:p>133.786994272353</text:p>
              </table:table-cell>
              <table:table-cell office:value-type="float" office:value="0.00221182992288797">
                <text:p>0.002211829922887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.787994272353">
                <text:p>133.787994272353</text:p>
              </table:table-cell>
              <table:table-cell office:value-type="float" office:value="0.00225890400388476">
                <text:p>0.002258904003884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3.788994272353">
                <text:p>133.788994272353</text:p>
              </table:table-cell>
              <table:table-cell office:value-type="float" office:value="0.0023059777029097">
                <text:p>0.00230597770290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.789994272353">
                <text:p>133.789994272353</text:p>
              </table:table-cell>
              <table:table-cell office:value-type="float" office:value="0.00235305102007637">
                <text:p>0.002353051020076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3.790994272353">
                <text:p>133.790994272353</text:p>
              </table:table-cell>
              <table:table-cell office:value-type="float" office:value="0.00240012395550019">
                <text:p>0.00240012395550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3.791994272353">
                <text:p>133.791994272353</text:p>
              </table:table-cell>
              <table:table-cell office:value-type="float" office:value="0.00244719650929406">
                <text:p>0.00244719650929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.792994272353">
                <text:p>133.792994272353</text:p>
              </table:table-cell>
              <table:table-cell office:value-type="float" office:value="0.00249426868157281">
                <text:p>0.00249426868157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3.793994272353">
                <text:p>133.793994272353</text:p>
              </table:table-cell>
              <table:table-cell office:value-type="float" office:value="0.00254134047245057">
                <text:p>0.002541340472450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.794994272353">
                <text:p>133.794994272353</text:p>
              </table:table-cell>
              <table:table-cell office:value-type="float" office:value="0.0025884118820415">
                <text:p>0.0025884118820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.795994272353">
                <text:p>133.795994272353</text:p>
              </table:table-cell>
              <table:table-cell office:value-type="float" office:value="0.00263548291045975">
                <text:p>0.002635482910459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.796994272353">
                <text:p>133.796994272353</text:p>
              </table:table-cell>
              <table:table-cell office:value-type="float" office:value="0.00268255355781881">
                <text:p>0.002682553557818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.797994272353">
                <text:p>133.797994272353</text:p>
              </table:table-cell>
              <table:table-cell office:value-type="float" office:value="0.00272962382423345">
                <text:p>0.00272962382423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798994272353">
                <text:p>133.798994272353</text:p>
              </table:table-cell>
              <table:table-cell office:value-type="float" office:value="0.00277669370981783">
                <text:p>0.00277669370981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3.799994272353">
                <text:p>133.799994272353</text:p>
              </table:table-cell>
              <table:table-cell office:value-type="float" office:value="0.00282376321468602">
                <text:p>0.00282376321468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3.800994272353">
                <text:p>133.800994272353</text:p>
              </table:table-cell>
              <table:table-cell office:value-type="float" office:value="0.00287083233895218">
                <text:p>0.002870832338952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3.801994272353">
                <text:p>133.801994272353</text:p>
              </table:table-cell>
              <table:table-cell office:value-type="float" office:value="0.00291790108272974">
                <text:p>0.002917901082729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.802994272353">
                <text:p>133.802994272353</text:p>
              </table:table-cell>
              <table:table-cell office:value-type="float" office:value="0.00296496944613411">
                <text:p>0.002964969446134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3.803994272353">
                <text:p>133.803994272353</text:p>
              </table:table-cell>
              <table:table-cell office:value-type="float" office:value="0.0030120374292781">
                <text:p>0.00301203742927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3.804994272353">
                <text:p>133.804994272353</text:p>
              </table:table-cell>
              <table:table-cell office:value-type="float" office:value="0.00305910503227643">
                <text:p>0.003059105032276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.805994272353">
                <text:p>133.805994272353</text:p>
              </table:table-cell>
              <table:table-cell office:value-type="float" office:value="0.00310617225524256">
                <text:p>0.00310617225524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3.806994272353">
                <text:p>133.806994272353</text:p>
              </table:table-cell>
              <table:table-cell office:value-type="float" office:value="0.00315323909829184">
                <text:p>0.003153239098291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.807994272353">
                <text:p>133.807994272353</text:p>
              </table:table-cell>
              <table:table-cell office:value-type="float" office:value="0.00320030556153705">
                <text:p>0.003200305561537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3.808994272353">
                <text:p>133.808994272353</text:p>
              </table:table-cell>
              <table:table-cell office:value-type="float" office:value="0.00324737164509356">
                <text:p>0.00324737164509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.809994272353">
                <text:p>133.809994272353</text:p>
              </table:table-cell>
              <table:table-cell office:value-type="float" office:value="0.00329443734907413">
                <text:p>0.003294437349074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.810994272353">
                <text:p>133.810994272353</text:p>
              </table:table-cell>
              <table:table-cell office:value-type="float" office:value="0.00334150267359281">
                <text:p>0.00334150267359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3.811994272353">
                <text:p>133.811994272353</text:p>
              </table:table-cell>
              <table:table-cell office:value-type="float" office:value="0.00338856761876497">
                <text:p>0.003388567618764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.812994272353">
                <text:p>133.812994272353</text:p>
              </table:table-cell>
              <table:table-cell office:value-type="float" office:value="0.0034356321847033">
                <text:p>0.00343563218470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3.813994272353">
                <text:p>133.813994272353</text:p>
              </table:table-cell>
              <table:table-cell office:value-type="float" office:value="0.00348269637152318">
                <text:p>0.00348269637152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3.814994272353">
                <text:p>133.814994272353</text:p>
              </table:table-cell>
              <table:table-cell office:value-type="float" office:value="0.00352976017933733">
                <text:p>0.003529760179337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3.815994272353">
                <text:p>133.815994272353</text:p>
              </table:table-cell>
              <table:table-cell office:value-type="float" office:value="0.0035768236082604">
                <text:p>0.00357682360826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.816994272353">
                <text:p>133.816994272353</text:p>
              </table:table-cell>
              <table:table-cell office:value-type="float" office:value="0.00362388665840579">
                <text:p>0.003623886658405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